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9.991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2.2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0">
      <style:text-properties style:font-name="Liberation Sans"/>
    </style:style>
    <style:style style:name="ce49" style:family="table-cell" style:parent-style-name="Default" style:data-style-name="N0">
      <style:table-cell-properties fo:background-color="#cccccc"/>
      <style:text-properties style:font-name="Liberation Sans"/>
    </style:style>
    <style:style style:name="ce5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/>
    </style:style>
    <style:style style:name="ce5" style:family="table-cell" style:parent-style-name="Default" style:data-style-name="N0">
      <style:table-cell-properties fo:background-color="#ffff00"/>
      <style:text-properties style:font-name="Liberation Sans"/>
    </style:style>
    <style:style style:name="ce6" style:family="table-cell" style:parent-style-name="Default" style:data-style-name="N0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s" fo:country="P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s" fo:country="P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56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style:font-name="Liberation Sans"/>
    </style:style>
    <style:style style:name="ce1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57" style:family="table-cell" style:parent-style-name="Default" style:data-style-name="N0">
      <style:table-cell-properties fo:wrap-option="no-wrap"/>
      <style:text-properties style:font-name="Liberation Sans"/>
    </style:style>
    <style:style style:name="ce58" style:family="table-cell" style:parent-style-name="Default" style:data-style-name="N0">
      <style:table-cell-properties fo:background-color="#cccccc" fo:wrap-option="no-wrap"/>
      <style:text-properties style:font-name="Liberation Sans"/>
    </style:style>
    <style:style style:name="ce59" style:family="table-cell" style:parent-style-name="Default" style:data-style-name="N0">
      <style:table-cell-properties fo:background-color="#cccccc" style:text-align-source="fix" style:repeat-content="false" fo:wrap-option="no-wrap" style:vertical-align="automatic"/>
      <style:paragraph-properties fo:text-align="center"/>
      <style:text-properties style:font-name="Liberation Sans" fo:font-weight="bold" style:font-weight-asian="bold" style:font-weight-complex="bold"/>
    </style:style>
    <style:style style:name="ce60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language="es" fo:country="P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P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center"/>
      <style:text-properties style:font-name="Liberation Sans"/>
    </style:style>
    <style:style style:name="ce63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cm"/>
      <style:text-properties style:font-name="Liberation Sans"/>
    </style:style>
    <style:style style:name="ce64" style:family="table-cell" style:parent-style-name="Default" style:data-style-name="N0">
      <style:table-cell-properties fo:background-color="#cccccc" style:text-align-source="fix" style:repeat-content="false" fo:wrap-option="no-wrap" style:vertical-align="automatic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weight="bold" style:font-weight-asian="bold" style:font-weight-complex="bold"/>
    </style:style>
    <style:style style:name="ce66" style:family="table-cell" style:parent-style-name="Default">
      <style:text-properties style:font-name="Liberation Sans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8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es" fo:country="P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/>
    </style:style>
    <style:style style:name="ce71" style:family="table-cell" style:parent-style-name="Default" style:data-style-name="N0">
      <style:table-cell-properties fo:wrap-option="wrap" style:vertical-align="automatic"/>
      <style:text-properties style:font-name="Liberation Sans"/>
    </style:style>
    <style:style style:name="ce7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ans"/>
    </style:style>
    <style:style style:name="ce7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Liberation Sans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Liberation Sans" style:font-name-asian="Liberation Sans2" style:font-name-complex="Liberation Sans2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Liberation Sans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color="#000000" draw:marker-start="Puntas_20_de_20_flech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style:font-family-generic="swiss" fo:font-size="9pt" fo:language="es" fo:country="PE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style:font-family-generic="swiss" fo:font-size="9pt" fo:language="es" fo:country="PE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family="'Liberation Sans1'" style:font-family-generic="swiss" fo:font-size="9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family="'Liberation Sans1'" style:font-family-generic="swiss" fo:font-size="9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8% 58%"/>
    </style:style>
    <style:style style:name="T7" style:family="text">
      <style:text-properties style:text-position="0% 100%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ashaninka" table:style-name="ta1">
        <table:table-column table:style-name="co1" table:default-cell-style-name="ce48"/>
        <table:table-column table:style-name="co2" table:number-columns-repeated="3" table:default-cell-style-name="ce48"/>
        <table:table-column table:style-name="co3" table:default-cell-style-name="ce48"/>
        <table:table-column table:style-name="co4" table:default-cell-style-name="ce48"/>
        <table:table-column table:style-name="co5" table:number-columns-repeated="1018" table:default-cell-style-name="ce48"/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N.º INTR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49" office:value-type="string" calcext:value-type="string">
            <text:p>N.º TRAN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5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FUENTE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nesha" table:style-name="ta1">
        <table:table-column table:style-name="co6" table:default-cell-style-name="ce48"/>
        <table:table-column table:style-name="co2" table:number-columns-repeated="3" table:default-cell-style-name="ce48"/>
        <table:table-column table:style-name="co3" table:default-cell-style-name="ce55"/>
        <table:table-column table:style-name="co3" table:default-cell-style-name="ce48"/>
        <table:table-column table:style-name="co5" table:number-columns-repeated="1018" table:default-cell-style-name="ce48"/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N.º INTR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49" office:value-type="string" calcext:value-type="string">
            <text:p>N.º TRAN</text:p>
          </table:table-cell>
          <table:table-cell table:style-name="ce5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6" office:value-type="string" calcext:value-type="string">
            <text:p>TIPO</text:p>
          </table:table-cell>
          <table:table-cell table:style-name="ce50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taruasen</text:p>
          </table:table-cell>
          <table:table-cell table:style-name="ce5" office:value-type="string" calcext:value-type="string">
            <text:p>ne-taruasen</text:p>
          </table:table-cell>
          <table:table-cell table:style-name="ce5" office:value-type="string" calcext:value-type="string">
            <text:p>1P.SG-trabajar</text:p>
          </table:table-cell>
          <table:table-cell table:style-name="ce5" office:value-type="string" calcext:value-type="string">
            <text:p>Estoy trabajando</text:p>
          </table:table-cell>
          <table:table-cell table:style-name="ce11" office:value-type="string" calcext:value-type="string">
            <text:p>I</text:p>
          </table:table-cell>
          <table:table-cell table:style-name="ce5" office:value-type="string" calcext:value-type="string">
            <text:p>Duff-Tripp (1997): pp. 21</text:p>
          </table:table-cell>
          <table:table-cell table:style-name="ce5" table:number-columns-repeated="1018"/>
        </table:table-row>
        <table:table-row table:style-name="ro1">
          <table:table-cell table:style-name="ce6" office:value-type="string" calcext:value-type="string">
            <text:p>Amre’ten apa yot᷈</text:p>
          </table:table-cell>
          <table:table-cell table:style-name="ce6"/>
          <table:table-cell table:style-name="ce6" office:value-type="string" calcext:value-type="string">
            <text:p><text:s text:c="3"/>papá</text:p>
          </table:table-cell>
          <table:table-cell table:style-name="ce6" office:value-type="string" calcext:value-type="string">
            <text:p>Papá hace chacra al otro lado del río</text:p>
          </table:table-cell>
          <table:table-cell table:style-name="ce12"/>
          <table:table-cell table:style-name="ce6" office:value-type="string" calcext:value-type="string">
            <text:p>Duff-Tripp (1997): pp. 21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Ochecñapa’ <text:s text:c="2"/>ahuo’ <text:s text:c="2"/>otac̈herra</text:p>
          </table:table-cell>
          <table:table-cell table:style-name="ce6" table:number-columns-repeated="2"/>
          <table:table-cell table:style-name="ce6" office:value-type="string" calcext:value-type="string">
            <text:p>Los perros (lit. perro) se habían ido adelante</text:p>
          </table:table-cell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Duff-Tripp (1997): pp. 26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honte’ puechemeresha’</text:p>
          </table:table-cell>
          <table:table-cell table:style-name="ce6" table:number-columns-repeated="2"/>
          <table:table-cell table:style-name="ce6" office:value-type="string" calcext:value-type="string">
            <text:p>El tenía muchos hijos</text:p>
          </table:table-cell>
          <table:table-cell table:style-name="ce12" office:value-type="string" calcext:value-type="string">
            <text:p>T</text:p>
          </table:table-cell>
          <table:table-cell table:style-name="ce6" office:value-type="string" calcext:value-type="string">
            <text:p>Duff-Tripp (1997): pp. 26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Huapa cornesha’ puet̃apore’na</text:p>
          </table:table-cell>
          <table:table-cell table:style-name="ce6" office:value-type="string" calcext:value-type="string">
            <text:p>huap-a <text:s text:c="2"/>cornesha’ <text:s text:c="2"/>pue-t᷈apor-e’na <text:s text:c="2"/></text:p>
          </table:table-cell>
          <table:table-cell table:style-name="ce6" office:value-type="string" calcext:value-type="string">
            <text:p><text:s text:c="3"/>curaca <text:s text:c="2"/>3P-esposa-COM</text:p>
          </table:table-cell>
          <table:table-cell table:style-name="ce6" office:value-type="string" calcext:value-type="string">
            <text:p>El curaca viene con su esposa</text:p>
          </table:table-cell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Duff-Tripp (1997): pp. 26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hontosa hua’ytanesha’</text:p>
          </table:table-cell>
          <table:table-cell table:style-name="ce6" office:value-type="string" calcext:value-type="string">
            <text:p>hua’yta-nesha’</text:p>
          </table:table-cell>
          <table:table-cell table:style-name="ce6" office:value-type="string" calcext:value-type="string">
            <text:p>-PART</text:p>
          </table:table-cell>
          <table:table-cell table:style-name="ce6" office:value-type="string" calcext:value-type="string">
            <text:p>La gente que llevaba el nombre de canciones se reunió</text:p>
          </table:table-cell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Duff-Tripp (1997): pp. 27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Hua’ytana’pa ahuo’c̈ho’ ahuo’ puetsat᷈o</text:p>
          </table:table-cell>
          <table:table-cell table:style-name="ce6" office:value-type="string" calcext:value-type="string">
            <text:p>hua’yta-na’-pa</text:p>
          </table:table-cell>
          <table:table-cell table:style-name="ce6" office:value-type="string" calcext:value-type="string">
            <text:p>-PART</text:p>
          </table:table-cell>
          <table:table-cell table:style-name="ce6" office:value-type="string" calcext:value-type="string">
            <text:p>El progenitor del grupo canciones fue al monte</text:p>
          </table:table-cell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Duff-Tripp (1997): pp. 43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Nechope’chen</text:p>
          </table:table-cell>
          <table:table-cell table:style-name="ce6" office:value-type="string" calcext:value-type="string">
            <text:p>ne-chope’chen</text:p>
          </table:table-cell>
          <table:table-cell table:style-name="ce6" office:value-type="string" calcext:value-type="string">
            <text:p>1P.SG-</text:p>
          </table:table-cell>
          <table:table-cell table:style-name="ce6" office:value-type="string" calcext:value-type="string">
            <text:p>Ando</text:p>
          </table:table-cell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Duff-Tripp (1997): pp. 69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P᷈a’tsna’ten</text:p>
          </table:table-cell>
          <table:table-cell table:style-name="ce7" office:value-type="string" calcext:value-type="string">
            <text:p>p᷈-a’tsn-a’ten</text:p>
          </table:table-cell>
          <table:table-cell table:style-name="ce6" office:value-type="string" calcext:value-type="string">
            <text:p>2P.SG-enfermarse-</text:p>
          </table:table-cell>
          <table:table-cell table:style-name="ce6" office:value-type="string" calcext:value-type="string">
            <text:p>Estás enfermo</text:p>
          </table:table-cell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Duff-Tripp (1997): pp. 69</text:p>
          </table:table-cell>
          <table:table-cell table:style-name="ce6" table:number-columns-repeated="1018"/>
        </table:table-row>
        <table:table-row table:style-name="ro1">
          <table:table-cell table:style-name="ce5" office:value-type="string" calcext:value-type="string">
            <text:p>Enteñet</text:p>
          </table:table-cell>
          <table:table-cell table:style-name="ce8" office:value-type="string" calcext:value-type="string">
            <text:p>enteñ-et</text:p>
          </table:table-cell>
          <table:table-cell table:style-name="ce5" office:value-type="string" calcext:value-type="string">
            <text:p>ver-3P.PL</text:p>
          </table:table-cell>
          <table:table-cell table:style-name="ce5" office:value-type="string" calcext:value-type="string">
            <text:p>Lo/la ven</text:p>
          </table:table-cell>
          <table:table-cell table:style-name="ce11" office:value-type="string" calcext:value-type="string">
            <text:p>T</text:p>
          </table:table-cell>
          <table:table-cell table:style-name="ce6" office:value-type="string" calcext:value-type="string">
            <text:p>Duff-Tripp (1997): pp. 69</text:p>
          </table:table-cell>
          <table:table-cell table:style-name="ce5" table:number-columns-repeated="1018"/>
        </table:table-row>
        <table:table-row table:style-name="ro1">
          <table:table-cell table:style-name="ce6" office:value-type="string" calcext:value-type="string">
            <text:p>Natsna’ten</text:p>
          </table:table-cell>
          <table:table-cell table:style-name="ce6" office:value-type="string" calcext:value-type="string">
            <text:p>n-atsn-a’ten</text:p>
          </table:table-cell>
          <table:table-cell table:style-name="ce6" office:value-type="string" calcext:value-type="string">
            <text:p>1P-SG-enfermarse-</text:p>
          </table:table-cell>
          <table:table-cell table:style-name="ce6" office:value-type="string" calcext:value-type="string">
            <text:p>Estoy enfermo</text:p>
          </table:table-cell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Duff-Tripp (1997): pp. 69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P᷈amesen</text:p>
          </table:table-cell>
          <table:table-cell table:style-name="ce7" office:value-type="string" calcext:value-type="string">
            <text:p>p᷈-amesen</text:p>
          </table:table-cell>
          <table:table-cell table:style-name="ce6" office:value-type="string" calcext:value-type="string">
            <text:p>2P.SG-</text:p>
          </table:table-cell>
          <table:table-cell table:style-name="ce6" office:value-type="string" calcext:value-type="string">
            <text:p>Estás descansando</text:p>
          </table:table-cell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Duff-Tripp (1997): pp. 69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huep᷈</text:p>
          </table:table-cell>
          <table:table-cell office:value-type="string" calcext:value-type="string">
            <text:p>ahue-p᷈</text:p>
          </table:table-cell>
          <table:table-cell office:value-type="string" calcext:value-type="string">
            <text:p>-2P.SG</text:p>
          </table:table-cell>
          <table:table-cell office:value-type="string" calcext:value-type="string">
            <text:p>Vas/vete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Duff-Tripp (1997): pp. 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enen</text:p>
          </table:table-cell>
          <table:table-cell office:value-type="string" calcext:value-type="string">
            <text:p>osen-en</text:p>
          </table:table-cell>
          <table:table-cell office:value-type="string" calcext:value-type="string">
            <text:p>-1P.SG</text:p>
          </table:table-cell>
          <table:table-cell office:value-type="string" calcext:value-type="string">
            <text:p>Tengo fiebre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Duff-Tripp (1997): pp. 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sna’tenet</text:p>
          </table:table-cell>
          <table:table-cell office:value-type="string" calcext:value-type="string">
            <text:p>atsn-a’ten-et</text:p>
          </table:table-cell>
          <table:table-cell office:value-type="string" calcext:value-type="string">
            <text:p>-3P.PL</text:p>
          </table:table-cell>
          <table:table-cell office:value-type="string" calcext:value-type="string">
            <text:p>Están enfermos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Duff-Tripp (1997): pp. 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huet</text:p>
          </table:table-cell>
          <table:table-cell office:value-type="string" calcext:value-type="string">
            <text:p>Ahue-t</text:p>
          </table:table-cell>
          <table:table-cell office:value-type="string" calcext:value-type="string">
            <text:p>-3P.P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Duff-Tripp (1997): pp. 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’ñennet</text:p>
          </table:table-cell>
          <table:table-cell office:value-type="string" calcext:value-type="string">
            <text:p>ame’ñen-net</text:p>
          </table:table-cell>
          <table:table-cell office:value-type="string" calcext:value-type="string">
            <text:p>obedecer-3P.PL</text:p>
          </table:table-cell>
          <table:table-cell office:value-type="string" calcext:value-type="string">
            <text:p>Ellos me obedece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uff-Tripp (1997): pp. 75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wilu" table:style-name="ta1">
        <table:table-column table:style-name="co1" table:default-cell-style-name="ce48"/>
        <table:table-column table:style-name="co2" table:number-columns-repeated="3" table:default-cell-style-name="ce48"/>
        <table:table-column table:style-name="co3" table:default-cell-style-name="ce55"/>
        <table:table-column table:style-name="co4" table:default-cell-style-name="ce48"/>
        <table:table-column table:style-name="co5" table:number-columns-repeated="1018" table:default-cell-style-name="ce48"/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N.º INTR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49" office:value-type="string" calcext:value-type="string">
            <text:p>N.º TRAN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5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6" office:value-type="string" calcext:value-type="string">
            <text:p>TIPO</text:p>
          </table:table-cell>
          <table:table-cell table:style-name="ce50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luwiʔ-pa-lək</text:p>
          </table:table-cell>
          <table:table-cell office:value-type="string" calcext:value-type="string">
            <text:p>estar.enfermo-CONT-NFUT.1SG</text:p>
          </table:table-cell>
          <table:table-cell office:value-type="string" calcext:value-type="string">
            <text:p>Estoy enferm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8): pp. 2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na <text:s text:c="2"/>wila <text:s text:c="2"/>ðuʔ-apa-ʎi <text:s text:c="2"/>musən-kək</text:p>
          </table:table-cell>
          <table:table-cell office:value-type="string" calcext:value-type="string">
            <text:p>ese <text:s text:c="2"/>niño <text:s text:c="2"/>estar.sentado-CONT-NFUT.3SG <text:s text:c="2"/>alto-LOC</text:p>
          </table:table-cell>
          <table:table-cell office:value-type="string" calcext:value-type="string">
            <text:p>El niño estaba sentado en lo al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8): pp. 2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nək-la <text:s text:c="2"/>yunsuʔ-lək <text:s text:c="2"/>Yurimawək</text:p>
          </table:table-cell>
          <table:table-cell office:value-type="string" calcext:value-type="string">
            <text:p>ahí-ABL <text:s text:c="2"/>salir-NFUT.1SG <text:s text:c="2"/>Yurimaguas:LOC/DIR</text:p>
          </table:table-cell>
          <table:table-cell office:value-type="string" calcext:value-type="string">
            <text:p>Después salí a Yurimagu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8): pp. 2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ðañir <text:s text:c="2"/>t͡ʃiʔyək-ʎi <text:s text:c="2"/></text:p>
          </table:table-cell>
          <table:table-cell office:value-type="string" calcext:value-type="string">
            <text:p>Daniel <text:s text:c="2"/>escaparse-NFUT.3SG</text:p>
          </table:table-cell>
          <table:table-cell office:value-type="string" calcext:value-type="string">
            <text:p>Daniel se escap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8): pp. 2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ðañir <text:s text:c="2"/>təkaʔ-ʎi</text:p>
          </table:table-cell>
          <table:table-cell office:value-type="string" calcext:value-type="string">
            <text:p>Daniel <text:s text:c="2"/>correr-NFUT.3SG</text:p>
          </table:table-cell>
          <table:table-cell office:value-type="string" calcext:value-type="string">
            <text:p>Daniel corri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8): pp. 2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saʔ-pa-ʎinaʔ</text:p>
          </table:table-cell>
          <table:table-cell office:value-type="string" calcext:value-type="string">
            <text:p>bailar-CONT-NFUT.3PL</text:p>
          </table:table-cell>
          <table:table-cell office:value-type="string" calcext:value-type="string">
            <text:p>Ellos están bail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8): pp. 2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ðiʔ-lək</text:p>
          </table:table-cell>
          <table:table-cell office:value-type="string" calcext:value-type="string">
            <text:p>matar-NFUT.1SG</text:p>
          </table:table-cell>
          <table:table-cell office:value-type="string" calcext:value-type="string">
            <text:p>(Lo/la) maté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ʎiʔ-tu-la</text:p>
          </table:table-cell>
          <table:table-cell office:value-type="string" calcext:value-type="string">
            <text:p>agarrar-PRFV-NFUT.2SG</text:p>
          </table:table-cell>
          <table:table-cell office:value-type="string" calcext:value-type="string">
            <text:p>(Lo/la) empuñaste/agarras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na <text:s text:c="2"/>pamuʔ-ʎi <text:s text:c="2"/>ukta</text:p>
          </table:table-cell>
          <table:table-cell office:value-type="string" calcext:value-type="string">
            <text:p>3SG <text:s text:c="2"/>lavar-NFUT.3SG <text:s text:c="2"/>olla</text:p>
          </table:table-cell>
          <table:table-cell office:value-type="string" calcext:value-type="string">
            <text:p>Él/ella lavó la oll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piʔ <text:s text:c="2"/>suða-tu-lək</text:p>
          </table:table-cell>
          <table:table-cell office:value-type="string" calcext:value-type="string">
            <text:p>hace.tiempo <text:s text:c="2"/>esposo/casarse-PRFV-NFUT.1SG</text:p>
          </table:table-cell>
          <table:table-cell office:value-type="string" calcext:value-type="string">
            <text:p>Hace tiempo me cas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8): pp. 2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ʃu(-lər) <text:s text:c="2"/>kaʔ-ʎi <text:s text:c="2"/>nana <text:s text:c="2"/>iʃa</text:p>
          </table:table-cell>
          <table:table-cell office:value-type="string" calcext:value-type="string">
            <text:p>Jesús(-ERG) <text:s text:c="2"/>comer-NFUT.3SG <text:s text:c="2"/>ese <text:s text:c="2"/>paujil</text:p>
          </table:table-cell>
          <table:table-cell office:value-type="string" calcext:value-type="string">
            <text:p>Jesús comió el paujil (tipo de pava de monte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ʃu-lər <text:s text:c="2"/>kaʔ-ʎi</text:p>
          </table:table-cell>
          <table:table-cell office:value-type="string" calcext:value-type="string">
            <text:p>Jesús-ERG <text:s text:c="2"/>comer-NFUT.3SG</text:p>
          </table:table-cell>
          <table:table-cell office:value-type="string" calcext:value-type="string">
            <text:p>Jesús (lo) ha comi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ɲiɲiʔ-wawa-lər <text:s text:c="2"/>kitək-ʎi <text:s text:c="2"/>nana <text:s text:c="2"/>wila-wawa</text:p>
          </table:table-cell>
          <table:table-cell office:value-type="string" calcext:value-type="string">
            <text:p>perro-bebe-ERG <text:s text:c="2"/>morder-NFUT.3SG <text:s text:c="2"/>ese <text:s text:c="2"/>niño-bebe</text:p>
          </table:table-cell>
          <table:table-cell office:value-type="string" calcext:value-type="string">
            <text:p>El cachorrito le mordió al muchachi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na <text:s text:c="2"/>wila-lər-untaʔ <text:s text:c="2"/>nana <text:s text:c="2"/>ɲiɲiʔ-wawa <text:s text:c="2"/>kitək-ʎi</text:p>
          </table:table-cell>
          <table:table-cell office:value-type="string" calcext:value-type="string">
            <text:p>ese <text:s text:c="2"/>niño-ERG-REP <text:s text:c="2"/>ese <text:s text:c="2"/>perro-bebe <text:s text:c="2"/>morder-NFUT.3SG</text:p>
          </table:table-cell>
          <table:table-cell office:value-type="string" calcext:value-type="string">
            <text:p>y el muchachito también le mordió al cachorri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puʎitu(-lər) <text:s text:c="2"/>ðiʔ-tu-ʎi <text:s text:c="2"/>Pulu</text:p>
          </table:table-cell>
          <table:table-cell office:value-type="string" calcext:value-type="string">
            <text:p>Hipólito(-ERG) <text:s text:c="2"/>matar-PRFV-NFUT.3SG <text:s text:c="2"/>Pablo</text:p>
          </table:table-cell>
          <table:table-cell office:value-type="string" calcext:value-type="string">
            <text:p>Hipólito mató a Pabl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puʎitu <text:s text:c="2"/>ðiʔ-tu-ʎi <text:s text:c="2"/>Pulu-lər</text:p>
          </table:table-cell>
          <table:table-cell office:value-type="string" calcext:value-type="string">
            <text:p>Hipólito <text:s text:c="2"/>matar-PRFV-NFUT.3SG <text:s text:c="2"/>Pablo-ERG</text:p>
          </table:table-cell>
          <table:table-cell office:value-type="string" calcext:value-type="string">
            <text:p>Pablo mató a Hipóli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ʎinchi <text:s text:c="2"/>sakaʔ-tu-ʎi <text:s text:c="2"/>Kiʃu-kin</text:p>
          </table:table-cell>
          <table:table-cell office:value-type="string" calcext:value-type="string">
            <text:p>Valentín <text:s text:c="2"/>trabajar-PRFV-NFUT.3SG <text:s text:c="2"/>Jesús-para</text:p>
          </table:table-cell>
          <table:table-cell office:value-type="string" calcext:value-type="string">
            <text:p>Valentín trabajó para Jesú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8): pp. 2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ʎinchi-lər <text:s text:c="2"/>saki-tu-ʎi <text:s text:c="2"/>Kiʃu</text:p>
          </table:table-cell>
          <table:table-cell office:value-type="string" calcext:value-type="string">
            <text:p>Valentín-ERG <text:s text:c="2"/>trabajar:BEN-PRFV-NFUT.3SG <text:s text:c="2"/>Jesús</text:p>
          </table:table-cell>
          <table:table-cell office:value-type="string" calcext:value-type="string">
            <text:p>Valentín le trabajó para Jesú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8): pp. 2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aʔluʔsaʔ <text:s text:c="2"/>[katuʔtaʔ <text:s text:c="2"/>wila-luŋ-lusaʔ <text:s text:c="2"/>katuʔtaʔ <text:s text:c="2"/>yuyuʔwa-lusaʔ]-lər <text:s text:c="2"/>kaperʔ-aŋnaʔ <text:s text:c="2"/>lumeʎʎinaʔ </text:p>
          </table:table-cell>
          <table:table-cell office:value-type="string" calcext:value-type="string">
            <text:p>un.día <text:s text:c="2"/>dos <text:s text:c="2"/>niño-mujer-PL <text:s text:c="2"/>dos <text:s text:c="2"/>muchacho-PL-ERG <text:s text:c="2"/>encontrarse-PART.3PL <text:s text:c="2"/>reírse.de:NFUT.3PL</text:p>
          </table:table-cell>
          <table:table-cell office:value-type="string" calcext:value-type="string">
            <text:p>Un día, dos muchachas y dos muchachos encontrándolo (en el camino) se burlaron de é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8): pp. 2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nek <text:s text:c="2"/>anu'-lek</text:p>
          </table:table-cell>
          <table:table-cell office:value-type="string" calcext:value-type="string">
            <text:p>ahí <text:s text:c="2"/>caer-N.FUT.1SG</text:p>
          </table:table-cell>
          <table:table-cell office:value-type="string" calcext:value-type="string">
            <text:p>Ahí (es donde) yo caí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11): pp. 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uchu <text:s text:c="2"/>enka’-lek <text:s text:c="2"/>Kanuta</text:p>
          </table:table-cell>
          <table:table-cell office:value-type="string" calcext:value-type="string">
            <text:p>carne <text:s text:c="2"/>dar-N.FUT.1SG <text:s text:c="2"/>Carlota</text:p>
          </table:table-cell>
          <table:table-cell office:value-type="string" calcext:value-type="string">
            <text:p>Yo le di carne a Carlota</text:p>
          </table:table-cell>
          <table:table-cell/>
          <table:table-cell office:value-type="string" calcext:value-type="string">
            <text:p>Valenzuela (2011): pp. 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wa’ <text:s text:c="2"/>enka’-pa-llinerku <text:s text:c="2"/>la’-a’kasu’…</text:p>
          </table:table-cell>
          <table:table-cell office:value-type="string" calcext:value-type="string">
            <text:p>3PL <text:s text:c="2"/>dar-CONT-N.FUT.3PL&gt;1SG <text:s text:c="2"/>comer-REL.1SG</text:p>
          </table:table-cell>
          <table:table-cell office:value-type="string" calcext:value-type="string">
            <text:p>Ellos me dieron mi comida…</text:p>
          </table:table-cell>
          <table:table-cell/>
          <table:table-cell office:value-type="string" calcext:value-type="string">
            <text:p>Valenzuela (2011): pp. 1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wa <text:s text:c="2"/>enka’-pa-llenma’ <text:s text:c="2"/>ka’-a’mamasu’</text:p>
          </table:table-cell>
          <table:table-cell office:value-type="string" calcext:value-type="string">
            <text:p>1SG <text:s text:c="2"/>dar-CONT-1SG&gt;2PL <text:s text:c="2"/>comer-REL.2PL</text:p>
          </table:table-cell>
          <table:table-cell office:value-type="string" calcext:value-type="string">
            <text:p>Yo les di su comida [a ustedes]</text:p>
          </table:table-cell>
          <table:table-cell/>
          <table:table-cell office:value-type="string" calcext:value-type="string">
            <text:p>Valenzuela (2011): pp. 1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ñiku=ler <text:s text:c="2"/>Imicha <text:s text:c="2"/>musha’-itekla-lli</text:p>
          </table:table-cell>
          <table:table-cell office:value-type="string" calcext:value-type="string">
            <text:p>Meneleo=ler <text:s text:c="2"/>Emérita <text:s text:c="2"/>besar-mano-N.FUT.3SG</text:p>
          </table:table-cell>
          <table:table-cell office:value-type="string" calcext:value-type="string">
            <text:p>Meneleo besó la mano de Emeri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11): pp. 1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icha <text:s text:c="2"/>Miñiku <text:s text:c="2"/>musha’-itekla-lli</text:p>
          </table:table-cell>
          <table:table-cell office:value-type="string" calcext:value-type="string">
            <text:p>Emérita <text:s text:c="2"/>Meneleo <text:s text:c="2"/>besar-mano-N.FUT.3SG</text:p>
          </table:table-cell>
          <table:table-cell office:value-type="string" calcext:value-type="string">
            <text:p>Emérita besó la mano de Menele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11): pp. 1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icha <text:s text:c="2"/>Miñiku=ler <text:s text:c="2"/>musha’-itekla-lli</text:p>
          </table:table-cell>
          <table:table-cell office:value-type="string" calcext:value-type="string">
            <text:p>Emérita <text:s text:c="2"/>Meneleo=ERG <text:s text:c="2"/>besar-mano-N.FUT.3SG</text:p>
          </table:table-cell>
          <table:table-cell office:value-type="string" calcext:value-type="string">
            <text:p>Meneleo besó la mano de Emeri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11): pp. 1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piser <text:s text:c="2"/>wiwer-lli</text:p>
          </table:table-cell>
          <table:table-cell office:value-type="string" calcext:value-type="string">
            <text:p>ropa <text:s text:c="2"/>mojar-N.FUT.3SG</text:p>
          </table:table-cell>
          <table:table-cell office:value-type="string" calcext:value-type="string">
            <text:p>La ropa está mojad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11): pp. 1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pi’ <text:s text:c="2"/>ala’sa’ <text:s text:c="2"/>Shiwilu-k <text:s text:c="2"/>amana’=lek <text:s text:c="2"/>i(n)-denma-lli</text:p>
          </table:table-cell>
          <table:table-cell office:value-type="string" calcext:value-type="string">
            <text:p>hace.tiempo <text:s text:c="2"/>un <text:s text:c="2"/>hombre <text:s text:c="2"/>Jeberos=LOC <text:s text:c="2"/>jaguar-COM <text:s text:c="2"/>REC-pelear-N.FUT.3SG</text:p>
          </table:table-cell>
          <table:table-cell office:value-type="string" calcext:value-type="string">
            <text:p>Hace mucho tiempo, un hombre en Jeberos peleó con un jagu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11): pp. 114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a" table:style-name="ta1">
        <table:table-column table:style-name="co1" table:default-cell-style-name="ce57"/>
        <table:table-column table:style-name="co2" table:number-columns-repeated="3" table:default-cell-style-name="ce57"/>
        <table:table-column table:style-name="co3" table:default-cell-style-name="ce63"/>
        <table:table-column table:style-name="co4" table:default-cell-style-name="ce57"/>
        <table:table-column table:style-name="co5" table:number-columns-repeated="1018" table:default-cell-style-name="ce57"/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N.º INTR</text:p>
          </table:table-cell>
          <table:table-cell table:style-name="ce62"/>
          <table:table-cell table:number-columns-repeated="1022"/>
        </table:table-row>
        <table:table-row table:style-name="ro1">
          <table:table-cell table:style-name="ce58" office:value-type="string" calcext:value-type="string">
            <text:p>N.º TRAN</text:p>
          </table:table-cell>
          <table:table-cell table:style-name="ce62"/>
          <table:table-cell table:number-columns-repeated="1022"/>
        </table:table-row>
        <table:table-row table:style-name="ro1">
          <table:table-cell table:style-name="ce58" office:value-type="string" calcext:value-type="string">
            <text:p>TOTAL</text:p>
          </table:table-cell>
          <table:table-cell table:style-name="ce6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ORA</text:p>
          </table:table-cell>
          <table:table-cell table:style-name="ce59" office:value-type="string" calcext:value-type="string">
            <text:p>SEGMENT</text:p>
          </table:table-cell>
          <table:table-cell table:style-name="ce59" office:value-type="string" calcext:value-type="string">
            <text:p>GLOSA</text:p>
          </table:table-cell>
          <table:table-cell table:style-name="ce59" office:value-type="string" calcext:value-type="string">
            <text:p>TRAD</text:p>
          </table:table-cell>
          <table:table-cell table:style-name="ce64" office:value-type="string" calcext:value-type="string">
            <text:p>TIPO</text:p>
          </table:table-cell>
          <table:table-cell table:style-name="ce59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ííñájaatéébe</text:p>
          </table:table-cell>
          <table:table-cell office:value-type="string" calcext:value-type="string">
            <text:p>tʃíːɲáhàː-tʰɛ́´-ɛ́pɛ́</text:p>
          </table:table-cell>
          <table:table-cell office:value-type="string" calcext:value-type="string">
            <text:p>cazar-ir.hacer-SG.M</text:p>
          </table:table-cell>
          <table:table-cell office:value-type="string" calcext:value-type="string">
            <text:p>Él fue a caz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iesen y Weber (2012): pp. 2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vyéjuube llííñájatéhi</text:p>
          </table:table-cell>
          <table:table-cell table:style-name="ce60" office:value-type="string" calcext:value-type="string">
            <text:p>áβʲɛ́hɯ̀-ːpɛ̀   tʃíːɲáhà-tʰɛ́-ʔì </text:p>
          </table:table-cell>
          <table:table-cell office:value-type="string" calcext:value-type="string">
            <text:p>reinado-SG.M <text:s text:c="2"/>cazar-ir.hacer-t</text:p>
          </table:table-cell>
          <table:table-cell office:value-type="string" calcext:value-type="string">
            <text:p>Un/el jefe fue a caz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iesen y Weber (2012): pp. 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tyane mɨ́amúnaa tsááhi</text:p>
          </table:table-cell>
          <table:table-cell table:style-name="ce60" office:value-type="string" calcext:value-type="string">
            <text:p>mítʲʰà-nɛ̀   mɨ́amɯ́nàà   tsʰáː-ʔì </text:p>
          </table:table-cell>
          <table:table-cell office:value-type="string" calcext:value-type="string">
            <text:p>muchas-∅ <text:s text:c="2"/>personas <text:s text:c="2"/>vienen-t</text:p>
          </table:table-cell>
          <table:table-cell office:value-type="string" calcext:value-type="string">
            <text:p>Muchas personas vien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iesen y Weber (2012): pp. 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e ihjyúnuúbe</text:p>
          </table:table-cell>
          <table:table-cell table:style-name="ce60" office:value-type="string" calcext:value-type="string">
            <text:p>ò-kʰɛ̀   ìˀhʲɯ́-nɯ́-ːpɛ̀ </text:p>
          </table:table-cell>
          <table:table-cell office:value-type="string" calcext:value-type="string">
            <text:p>yo-obj.AN <text:s text:c="2"/>boca-hacer-SG.M</text:p>
          </table:table-cell>
          <table:table-cell office:value-type="string" calcext:value-type="string">
            <text:p>Él me habl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67-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Óhditu ihjyúvaábe</text:p>
          </table:table-cell>
          <table:table-cell table:style-name="ce60" office:value-type="string" calcext:value-type="string">
            <text:p>ó-ˀtì-(tʰɯ̀)   ìˀhʲɯ́-βà-ːpɛ̀ </text:p>
          </table:table-cell>
          <table:table-cell office:value-type="string" calcext:value-type="string">
            <text:p>yo-anim-fuente <text:s text:c="2"/>boca-tener-SG.M</text:p>
          </table:table-cell>
          <table:table-cell office:value-type="string" calcext:value-type="string">
            <text:p>Él habla sobre mí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iesen y Weber (2012): pp. 267-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Óóma ihjyúvaábe</text:p>
          </table:table-cell>
          <table:table-cell table:style-name="ce60" office:value-type="string" calcext:value-type="string">
            <text:p>óː-mà   ìˀhʲɯ́-βà-ːpɛ̀ </text:p>
          </table:table-cell>
          <table:table-cell office:value-type="string" calcext:value-type="string">
            <text:p>yo-con <text:s text:c="2"/>boca-tener-SG.M</text:p>
          </table:table-cell>
          <table:table-cell office:value-type="string" calcext:value-type="string">
            <text:p>Él habla conmig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iesen y Weber (2012): pp. 267-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áhallúrí ihjyúvaábe</text:p>
          </table:table-cell>
          <table:table-cell table:style-name="ce60" office:value-type="string" calcext:value-type="string">
            <text:p>tʰá   Ⓖ   ˀatʃɯ́-ɾí   ìˀhʲɯ́-βà-ːpɛ̀    </text:p>
          </table:table-cell>
          <table:table-cell office:value-type="string" calcext:value-type="string">
            <text:p>mi <text:s text:c="2"/>top-inanimado.objeto <text:s text:c="2"/>boca-tener-SG.M</text:p>
          </table:table-cell>
          <table:table-cell office:value-type="string" calcext:value-type="string">
            <text:p>Él habla a mi fav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iesen y Weber (2012): pp. 267-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e ɨ́ɨ́teébe</text:p>
          </table:table-cell>
          <table:table-cell table:style-name="ce60" office:value-type="string" calcext:value-type="string">
            <text:p>ò-kʰɛ̀   ɨ́ːtʰɛ̀-ːpɛ̀ </text:p>
          </table:table-cell>
          <table:table-cell office:value-type="string" calcext:value-type="string">
            <text:p>yo-obj.AN <text:s text:c="2"/>mirar-SG.M</text:p>
          </table:table-cell>
          <table:table-cell office:value-type="string" calcext:value-type="string">
            <text:p>Él me mi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mehe ɨ́ɨ́teébe</text:p>
          </table:table-cell>
          <table:table-cell table:style-name="ce60" office:value-type="string" calcext:value-type="string">
            <text:p>ɯ́mɛ̀-ʔɛ̀   ɨ́ːtʰɛ̀-ːpɛ̀ </text:p>
          </table:table-cell>
          <table:table-cell office:value-type="string" calcext:value-type="string">
            <text:p>árbol-árbol <text:s text:c="2"/>mirar-SG.M</text:p>
          </table:table-cell>
          <table:table-cell office:value-type="string" calcext:value-type="string">
            <text:p>Él mira el arbo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Ó ájtyumɨ́ u áákityéne</text:p>
          </table:table-cell>
          <table:table-cell table:style-name="ce60" office:value-type="string" calcext:value-type="string">
            <text:p>ó   átʲʰɯ̀mɨ́-ˀ   [ɯ̀   áːkʰìtʲʰɛ̀]-nɛ̀ </text:p>
          </table:table-cell>
          <table:table-cell office:value-type="string" calcext:value-type="string">
            <text:p>yo <text:s text:c="2"/>mirar-t <text:s text:c="2"/>[tú <text:s text:c="2"/>caer]-∅</text:p>
          </table:table-cell>
          <table:table-cell office:value-type="string" calcext:value-type="string">
            <text:p>Yo te vi ca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úúca ó májchone</text:p>
          </table:table-cell>
          <table:table-cell table:style-name="ce60" office:value-type="string" calcext:value-type="string">
            <text:p>tsʰɯ́ːkʰà   ó   mátʃʰò-nɛ̀ </text:p>
          </table:table-cell>
          <table:table-cell office:value-type="string" calcext:value-type="string">
            <text:p>ya <text:s text:c="2"/>yo <text:s text:c="2"/>comer-∅</text:p>
          </table:table-cell>
          <table:table-cell office:value-type="string" calcext:value-type="string">
            <text:p>Yo ya me lo com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úúca ó ímíbájchoja</text:p>
          </table:table-cell>
          <table:table-cell table:style-name="ce60" office:value-type="string" calcext:value-type="string">
            <text:p>tsʰɯ́ːkʰà   ó   ímípátʃʰò-hà </text:p>
          </table:table-cell>
          <table:table-cell office:value-type="string" calcext:value-type="string">
            <text:p>ya <text:s text:c="2"/>yo <text:s text:c="2"/>arreglar-refugio</text:p>
          </table:table-cell>
          <table:table-cell office:value-type="string" calcext:value-type="string">
            <text:p>Yo ya he arreglado la ca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74</text:p>
          </table:table-cell>
          <table:table-cell table:number-columns-repeated="1018"/>
        </table:table-row>
        <table:table-row table:style-name="ro1">
          <table:table-cell table:style-name="ce60" office:value-type="string" calcext:value-type="string">
            <text:p>Ó dsɨɨnéhi </text:p>
          </table:table-cell>
          <table:table-cell table:style-name="ce60" office:value-type="string" calcext:value-type="string">
            <text:p>ó   tsɨ̀ːnɛ́-ʔì </text:p>
          </table:table-cell>
          <table:table-cell office:value-type="string" calcext:value-type="string">
            <text:p>yo <text:s text:c="2"/>corro-t</text:p>
          </table:table-cell>
          <table:table-cell office:value-type="string" calcext:value-type="string">
            <text:p>Yo corrí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iesen y Weber (2012): pp. 2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ɯ̀ʔà <text:s text:c="2"/>mɛ̀ <text:s text:c="2"/>pʰɛ́-hɯ̀kʰóː-ʔì</text:p>
          </table:table-cell>
          <table:table-cell office:value-type="string" calcext:value-type="string">
            <text:p>nosotros <text:s text:c="2"/>SAP <text:s text:c="2"/>ir-ahora-t</text:p>
          </table:table-cell>
          <table:table-cell office:value-type="string" calcext:value-type="string">
            <text:p>Nosotros (excl.) nos estamos yendo a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iesen y Weber (2012): pp. 233</text:p>
          </table:table-cell>
          <table:table-cell table:number-columns-repeated="1018"/>
        </table:table-row>
        <table:table-row table:style-name="ro1">
          <table:table-cell table:style-name="ce60" office:value-type="string" calcext:value-type="string">
            <text:p>Ó ájtyumɨ́ dííbyeke </text:p>
          </table:table-cell>
          <table:table-cell table:style-name="ce60" office:value-type="string" calcext:value-type="string">
            <text:p>ó   átʲʰɯ̀mɨ́-ˀ   tí-ːpʲɛ̀-kʰɛ̀ </text:p>
          </table:table-cell>
          <table:table-cell office:value-type="string" calcext:value-type="string">
            <text:p>yo <text:s text:c="2"/>ver-t <text:s text:c="2"/>eso-SG.M-obj.AN</text:p>
          </table:table-cell>
          <table:table-cell office:value-type="string" calcext:value-type="string">
            <text:p>Yo lo vi a é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33</text:p>
          </table:table-cell>
          <table:table-cell table:number-columns-repeated="1018"/>
        </table:table-row>
        <table:table-row table:style-name="ro1">
          <table:table-cell table:style-name="ce60" office:value-type="string" calcext:value-type="string">
            <text:p>Ó ájtyumɨ́ ámúhpɨke </text:p>
          </table:table-cell>
          <table:table-cell table:style-name="ce60" office:value-type="string" calcext:value-type="string">
            <text:p>ó   átʲʰɯ̀mɨ́-ˀ   ámɯ́-ˀpʰɨ̀-kʰɛ̀ </text:p>
          </table:table-cell>
          <table:table-cell office:value-type="string" calcext:value-type="string">
            <text:p>yo <text:s text:c="2"/>ver-t <text:s text:c="2"/>tú-DuF-obj.AN</text:p>
          </table:table-cell>
          <table:table-cell office:value-type="string" calcext:value-type="string">
            <text:p>Yo los vi a ustedes dos (DuF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33</text:p>
          </table:table-cell>
          <table:table-cell table:number-columns-repeated="1018"/>
        </table:table-row>
        <table:table-row table:style-name="ro1">
          <table:table-cell table:style-name="ce60" office:value-type="string" calcext:value-type="string">
            <text:p>Meke ɨ́ɨ́telle </text:p>
          </table:table-cell>
          <table:table-cell table:style-name="ce60" office:value-type="string" calcext:value-type="string">
            <text:p>mɛ̀-kʰɛ̀   ɨ́ːtʰɛ̀-t͡ʃɛ̀ </text:p>
          </table:table-cell>
          <table:table-cell office:value-type="string" calcext:value-type="string">
            <text:p>SAP-obj.AN <text:s text:c="2"/>mirar-SG.F</text:p>
          </table:table-cell>
          <table:table-cell office:value-type="string" calcext:value-type="string">
            <text:p>Ella nos mira (incl.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33</text:p>
          </table:table-cell>
          <table:table-cell table:number-columns-repeated="1018"/>
        </table:table-row>
        <table:table-row table:style-name="ro1">
          <table:table-cell table:style-name="ce60" office:value-type="string" calcext:value-type="string">
            <text:p>Ó ájtyumɨ́ teéwa </text:p>
          </table:table-cell>
          <table:table-cell table:style-name="ce60" office:value-type="string" calcext:value-type="string">
            <text:p>ó   átjhɯ̀mɨ́-ˀ   tʰɛ̀ː-kpà </text:p>
          </table:table-cell>
          <table:table-cell office:value-type="string" calcext:value-type="string">
            <text:p>I <text:s text:c="2"/>ver-t <text:s text:c="2"/>esa-losa</text:p>
          </table:table-cell>
          <table:table-cell office:value-type="string" calcext:value-type="string">
            <text:p>Yo vi esa losa (tablón, tabla,…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37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Jóáa péé ihjyávu </text:p>
          </table:table-cell>
          <table:table-cell table:style-name="ce61" office:value-type="string" calcext:value-type="string">
            <text:p>hóáà   pʰɛ́ː-ˀì   iˀ   hʲá-βɯ̀ </text:p>
          </table:table-cell>
          <table:table-cell office:value-type="string" calcext:value-type="string">
            <text:p>John <text:s text:c="2"/>ir-t <text:s text:c="2"/>uno.mismo <text:s text:c="2"/>casa-META</text:p>
          </table:table-cell>
          <table:table-cell office:value-type="string" calcext:value-type="string">
            <text:p>John<text:span text:style-name="T6">i </text:span><text:span text:style-name="T7">fue a su</text:span><text:span text:style-name="T6">i </text:span><text:span text:style-name="T7">casa</text:span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39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Jóáa péé dííbye jávu </text:p>
          </table:table-cell>
          <table:table-cell table:style-name="ce61" office:value-type="string" calcext:value-type="string">
            <text:p>hóáà   pʰɛ́ː-ˀì   tí-ːpʲɛ   há-βɯ̀ </text:p>
          </table:table-cell>
          <table:table-cell office:value-type="string" calcext:value-type="string">
            <text:p>John <text:s text:c="2"/>ir-t <text:s text:c="2"/>esa-SG.M <text:s text:c="2"/>casa-META</text:p>
          </table:table-cell>
          <table:table-cell office:value-type="string" calcext:value-type="string">
            <text:p>John<text:span text:style-name="T6">i </text:span><text:span text:style-name="T7">fue a su</text:span><text:span text:style-name="T6">j </text:span><text:span text:style-name="T7">casa</text:span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39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Íoohííbye Jóááke ɨhdóhi </text:p>
          </table:table-cell>
          <table:table-cell table:style-name="ce61" office:value-type="string" calcext:value-type="string">
            <text:p>í   Ⓖ  oːʔí-ːpʲɛ̀   hóáː-kʰɛ̀   ɨ̀ˀtó-ʔì </text:p>
          </table:table-cell>
          <table:table-cell office:value-type="string" calcext:value-type="string">
            <text:p>uno.mismo <text:s text:c="2"/>perro-SG.M <text:s text:c="2"/>John-obj.AN <text:s text:c="2"/>morder-t</text:p>
          </table:table-cell>
          <table:table-cell office:value-type="string" calcext:value-type="string">
            <text:p>El perro de John<text:span text:style-name="T6">i </text:span><text:span text:style-name="T7">lo</text:span><text:span text:style-name="T6">j </text:span><text:span text:style-name="T7">mordió</text:span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esen y Weber (2012): pp. 239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Áánu tsájucóóhi </text:p>
          </table:table-cell>
          <table:table-cell table:style-name="ce61" office:value-type="string" calcext:value-type="string">
            <text:p>áːnɯ̀   t͡sʰá-hɯ̀kʰóː-ʔì </text:p>
          </table:table-cell>
          <table:table-cell office:value-type="string" calcext:value-type="string">
            <text:p>este.SG.M <text:s text:c="2"/>venir-ahora-t</text:p>
          </table:table-cell>
          <table:table-cell office:value-type="string" calcext:value-type="string">
            <text:p>Este ha llegado y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iesen y Weber (2012): pp. 241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quito" table:style-name="ta1">
        <table:table-column table:style-name="co1" table:default-cell-style-name="ce48"/>
        <table:table-column table:style-name="co2" table:number-columns-repeated="3" table:default-cell-style-name="ce48"/>
        <table:table-column table:style-name="co3" table:default-cell-style-name="ce55"/>
        <table:table-column table:style-name="co4" table:default-cell-style-name="ce55"/>
        <table:table-column table:style-name="co5" table:number-columns-repeated="1018" table:default-cell-style-name="ce48"/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N.º INTR</text:p>
          </table:table-cell>
          <table:table-cell table:style-name="ce51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N.º TRAN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65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6" office:value-type="string" calcext:value-type="string">
            <text:p>TIPO</text:p>
          </table:table-cell>
          <table:table-cell table:style-name="ce56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amicaáca=nara-r++-∅</text:p>
          </table:table-cell>
          <table:table-cell office:value-type="string" calcext:value-type="string">
            <text:p>1S=un.día.de.distancia=bañar-MMT.PFV-EC</text:p>
          </table:table-cell>
          <table:table-cell office:value-type="string" calcext:value-type="string">
            <text:p>Mañana me bañar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nara-r++-∅ <text:s text:c="2"/>amicaáca</text:p>
          </table:table-cell>
          <table:table-cell office:value-type="string" calcext:value-type="string">
            <text:p>1S=bañar-MMT.PFV-EC <text:s text:c="2"/>un.día.de.distancia</text:p>
          </table:table-cell>
          <table:table-cell office:value-type="string" calcext:value-type="string">
            <text:p>Mañana me bañar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nara-∅-cura <text:s text:c="2"/>amicaáca</text:p>
          </table:table-cell>
          <table:table-cell office:value-type="string" calcext:value-type="string">
            <text:p>1S=bañar-GNR.PFV-RPST <text:s text:c="2"/>un.día.de.distancia</text:p>
          </table:table-cell>
          <table:table-cell office:value-type="string" calcext:value-type="string">
            <text:p>Ayer yo me bañ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ina <text:s text:c="2"/>maqui-i-∅ <text:s text:c="2"/>icuani</text:p>
          </table:table-cell>
          <table:table-cell office:value-type="string" calcext:value-type="string">
            <text:p>DET <text:s text:c="2"/>dormir-IPFV-EC <text:s text:c="2"/>hombre</text:p>
          </table:table-cell>
          <table:table-cell office:value-type="string" calcext:value-type="string">
            <text:p>Ese hombre está durm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uani <text:s text:c="2"/>maqui-i-∅</text:p>
          </table:table-cell>
          <table:table-cell office:value-type="string" calcext:value-type="string">
            <text:p>hombre <text:s text:c="2"/>dormir-IPFV-EC</text:p>
          </table:table-cell>
          <table:table-cell office:value-type="string" calcext:value-type="string">
            <text:p>Un hombre está durm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ina <text:s text:c="2"/>icuani <text:s text:c="2"/>nu=maqui-i-∅</text:p>
          </table:table-cell>
          <table:table-cell office:value-type="string" calcext:value-type="string">
            <text:p>DET <text:s text:c="2"/>hombre <text:s text:c="2"/>3S=dormir-IPFV-EC</text:p>
          </table:table-cell>
          <table:table-cell office:value-type="string" calcext:value-type="string">
            <text:p>Ese hombre, él está durm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ime <text:s text:c="2"/>nu=pajuu-yaa-∅</text:p>
          </table:table-cell>
          <table:table-cell office:value-type="string" calcext:value-type="string">
            <text:p>Jaime <text:s text:c="2"/>3S=enseñar-IPFV-EC</text:p>
          </table:table-cell>
          <table:table-cell office:value-type="string" calcext:value-type="string">
            <text:p>Jaime está enseñ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sani-qui-∅ <text:s text:c="2"/>nuu</text:p>
          </table:table-cell>
          <table:table-cell office:value-type="string" calcext:value-type="string">
            <text:p>3S=tratar-GNR.PFV-EC <text:s text:c="2"/>3S</text:p>
          </table:table-cell>
          <table:table-cell office:value-type="string" calcext:value-type="string">
            <text:p>Él trató (hoy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sihuaan+-r++-∅</text:p>
          </table:table-cell>
          <table:table-cell office:value-type="string" calcext:value-type="string">
            <text:p>3S=llegar-MMT.PFV-EC</text:p>
          </table:table-cell>
          <table:table-cell office:value-type="string" calcext:value-type="string">
            <text:p>Él lleg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1-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ríqui <text:s text:c="2"/>nu=sihuaan+-maa-∅</text:p>
          </table:table-cell>
          <table:table-cell office:value-type="string" calcext:value-type="string">
            <text:p>mañana <text:s text:c="2"/>3S=llegar-REM.PFV-EC</text:p>
          </table:table-cell>
          <table:table-cell office:value-type="string" calcext:value-type="string">
            <text:p>Él llego en la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maqu+-cuaa-∅ <text:s text:c="2"/>tíira</text:p>
          </table:table-cell>
          <table:table-cell office:value-type="string" calcext:value-type="string">
            <text:p>3S=dormir-DEI2.PFV-EC <text:s text:c="2"/>allí</text:p>
          </table:table-cell>
          <table:table-cell office:value-type="string" calcext:value-type="string">
            <text:p>Él durmió allí (y ya no está ahí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a <text:s text:c="2"/>cu=asa-sahu++-∅ <text:s text:c="2"/>jaa</text:p>
          </table:table-cell>
          <table:table-cell office:value-type="string" calcext:value-type="string">
            <text:p>ya <text:s text:c="2"/>1S=comer-ALL.PFV-EC <text:s text:c="2"/>ya</text:p>
          </table:table-cell>
          <table:table-cell office:value-type="string" calcext:value-type="string">
            <text:p>Yo ya comí al lleg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ríqui <text:s text:c="2"/>p+=iisa-cuaa-∅ <text:s text:c="2"/>tíira</text:p>
          </table:table-cell>
          <table:table-cell office:value-type="string" calcext:value-type="string">
            <text:p>mañana <text:s text:c="2"/>1PL.INCL=orinar-DEI1-EC <text:s text:c="2"/>ahí</text:p>
          </table:table-cell>
          <table:table-cell office:value-type="string" calcext:value-type="string">
            <text:p>Nosotros fuimos ahí a orinar en la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+=iicua-r++-∅ <text:s text:c="2"/>Iquito=jina <text:s text:c="2"/>amicaáca</text:p>
          </table:table-cell>
          <table:table-cell office:value-type="string" calcext:value-type="string">
            <text:p>1P.INCL=ir-MMT.PFV-EC <text:s text:c="2"/>Iquitos=LOC <text:s text:c="2"/>un.día.de.distancia</text:p>
          </table:table-cell>
          <table:table-cell office:value-type="string" calcext:value-type="string">
            <text:p>Nosotros iremos a Iquitos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iicua-∅-quiaqu+ <text:s text:c="2"/>tíira <text:s text:c="2"/>naqui-cuura</text:p>
          </table:table-cell>
          <table:table-cell office:value-type="string" calcext:value-type="string">
            <text:p>1S=ir-GNR.PFV-DPST.NIP <text:s text:c="2"/>ahí <text:s text:c="2"/>bosque-DST</text:p>
          </table:table-cell>
          <table:table-cell office:value-type="string" calcext:value-type="string">
            <text:p>Yo fui ahí al bosque (hace mucho tiempo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=am+yaaqui-aariqu+tíira <text:s text:c="2"/>naqui-jina</text:p>
          </table:table-cell>
          <table:table-cell office:value-type="string" calcext:value-type="string">
            <text:p>1S=caminar-DPST.IPFV <text:s text:c="2"/>ahí <text:s text:c="2"/>bosque-LOC</text:p>
          </table:table-cell>
          <table:table-cell office:value-type="string" calcext:value-type="string">
            <text:p>Yo solía caminar ahí en el bosq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iiqui-∅-aariqu+ <text:s text:c="2"/>Iquito-jina <text:s text:c="2"/>taríiyaajaa</text:p>
          </table:table-cell>
          <table:table-cell office:value-type="string" calcext:value-type="string">
            <text:p>3S=vivir-GNR.PFV-DPST.IPFV <text:s text:c="2"/>Iquito-LOC <text:s text:c="2"/>hace.mucho.tiempo</text:p>
          </table:table-cell>
          <table:table-cell office:value-type="string" calcext:value-type="string">
            <text:p>Él vivió en la ciudad de Iquitos hace mucho tiemp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ríi <text:s text:c="2"/>qui=muusi-∅-quiaqu+=yaa <text:s text:c="2"/>iina=jina <text:s text:c="2"/>aaca</text:p>
          </table:table-cell>
          <table:table-cell office:value-type="string" calcext:value-type="string">
            <text:p>antes <text:s text:c="2"/>1S=nadar-GNR.PFV-DPST.NIP=NWR <text:s text:c="2"/>DET=LOC <text:s text:c="2"/>agua</text:p>
          </table:table-cell>
          <table:table-cell office:value-type="string" calcext:value-type="string">
            <text:p>Yo nadé en esta agua hace mucho tiemp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ríi <text:s text:c="2"/>qui=ihu+ri-aariqu+=yaajaa</text:p>
          </table:table-cell>
          <table:table-cell office:value-type="string" calcext:value-type="string">
            <text:p>antes <text:s text:c="2"/>1S=estar.enfermo-DPST.IPFV=NWR</text:p>
          </table:table-cell>
          <table:table-cell office:value-type="string" calcext:value-type="string">
            <text:p>Yo estuve enfermo hace mucho tiemp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09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10.67cm" draw:caption-point-x="-0.61cm" draw:caption-point-y="1.51cm">
              <dc:date>2021-04-22T00:00:00</dc:date>
              <text:p text:style-name="P1"><text:span text:style-name="T1">I. adposicional?</text:span></text:p>
            </office:annotation>
          </table:table-cell>
          <table:table-cell office:value-type="string" calcext:value-type="string">
            <text:p>Ácari <text:s text:c="2"/>iina <text:s text:c="2"/>niínaqui, <text:s text:c="2"/>qui=suhuaata <text:s text:c="2"/>maqu+-r++-∅</text:p>
          </table:table-cell>
          <table:table-cell office:value-type="string" calcext:value-type="string">
            <text:p>ahora <text:s text:c="2"/>DET <text:s text:c="2"/>noche <text:s text:c="2"/>1S=bien <text:s text:c="2"/>dormir-MMT.PFV-EC</text:p>
          </table:table-cell>
          <table:table-cell office:value-type="string" calcext:value-type="string">
            <text:p>Esta noche yo voy a dormir bi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icaáca <text:s text:c="2"/>cu=ariicua-∅-cura</text:p>
          </table:table-cell>
          <table:table-cell office:value-type="string" calcext:value-type="string">
            <text:p>un.día.de.distancia <text:s text:c="2"/>1S=cantar-GNR.PFV-RPST</text:p>
          </table:table-cell>
          <table:table-cell office:value-type="string" calcext:value-type="string">
            <text:p>Ayer yo cant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icaáca <text:s text:c="2"/>p++ <text:s text:c="2"/>iicua-r++-∅</text:p>
          </table:table-cell>
          <table:table-cell office:value-type="string" calcext:value-type="string">
            <text:p>un.día.de.distancia <text:s text:c="2"/>1PL.INCL <text:s text:c="2"/>ir-MMT.PFV-EC</text:p>
          </table:table-cell>
          <table:table-cell office:value-type="string" calcext:value-type="string">
            <text:p>Mañana nosotros irem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23-1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+=tiqui-aar++-∅ <text:s text:c="2"/>iina-jinacuma <text:s text:c="2"/>iíta</text:p>
          </table:table-cell>
          <table:table-cell office:value-type="string" calcext:value-type="string">
            <text:p>1P.INCL=entrar-ABL.PFV-EC <text:s text:c="2"/>DET-adentro <text:s text:c="2"/>casa</text:p>
          </table:table-cell>
          <table:table-cell office:value-type="string" calcext:value-type="string">
            <text:p>Nosotros entramos en esa ca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31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12.618cm" draw:caption-point-x="-0.61cm" draw:caption-point-y="1.51cm">
              <dc:date>2021-04-22T00:00:00</dc:date>
              <text:p text:style-name="P1"><text:span text:style-name="T1">I. adposicional?</text:span></text:p>
            </office:annotation>
          </table:table-cell>
          <table:table-cell office:value-type="string" calcext:value-type="string">
            <text:p>Ácari <text:s text:c="2"/>iina <text:s text:c="2"/>niínaqui <text:s text:c="2"/>quia=suhuaata <text:s text:c="2"/>maqu+-qui-∅</text:p>
          </table:table-cell>
          <table:table-cell office:value-type="string" calcext:value-type="string">
            <text:p>ahora <text:s text:c="2"/>DET <text:s text:c="2"/>noche <text:s text:c="2"/>2S=bien <text:s text:c="2"/>dormir-GNR.PFV-EC</text:p>
          </table:table-cell>
          <table:table-cell office:value-type="string" calcext:value-type="string">
            <text:p>Esta noche tú dormirás bi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ácari <text:s text:c="2"/>yahu++ni=jina <text:s text:c="2"/>quia=paj+-yaa-cuma</text:p>
          </table:table-cell>
          <table:table-cell office:value-type="string" calcext:value-type="string">
            <text:p>otro <text:s text:c="2"/>día-LOC <text:s text:c="2"/>2S=aprender-IPFV-POT</text:p>
          </table:table-cell>
          <table:table-cell office:value-type="string" calcext:value-type="string">
            <text:p>Un día tú estudiarí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ínaqui <text:s text:c="2"/>nu=ta <text:s text:c="2"/>cuhuasi-i-∅</text:p>
          </table:table-cell>
          <table:table-cell office:value-type="string" calcext:value-type="string">
            <text:p>noche <text:s text:c="2"/>3S=ANT.IPFV <text:s text:c="2"/>hablar-IPFV-EC</text:p>
          </table:table-cell>
          <table:table-cell office:value-type="string" calcext:value-type="string">
            <text:p>En la noche, él estaba habl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quit+-r++-∅ <text:s text:c="2"/>cuhuasiini</text:p>
          </table:table-cell>
          <table:table-cell office:value-type="string" calcext:value-type="string">
            <text:p>3S=parar-MMT.PFV-EC <text:s text:c="2"/>hablar.INF</text:p>
          </table:table-cell>
          <table:table-cell office:value-type="string" calcext:value-type="string">
            <text:p>Él paró de habl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a <text:s text:c="2"/>nu=iniica-qui-∅</text:p>
          </table:table-cell>
          <table:table-cell office:value-type="string" calcext:value-type="string">
            <text:p>ya <text:s text:c="2"/>3S=despertarse-GNR.PFV-EC</text:p>
          </table:table-cell>
          <table:table-cell office:value-type="string" calcext:value-type="string">
            <text:p>Él ya se despert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isiin++-yaa-∅</text:p>
          </table:table-cell>
          <table:table-cell office:value-type="string" calcext:value-type="string">
            <text:p>3S=toser-IPFV-EC</text:p>
          </table:table-cell>
          <table:table-cell office:value-type="string" calcext:value-type="string">
            <text:p>Él está tos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asíjuu-yaa-∅</text:p>
          </table:table-cell>
          <table:table-cell office:value-type="string" calcext:value-type="string">
            <text:p>3S=estornudar-IPFV-EC</text:p>
          </table:table-cell>
          <table:table-cell office:value-type="string" calcext:value-type="string">
            <text:p>Él está estornud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ríqui <text:s text:c="2"/>nu=ta <text:s text:c="2"/>n+ti-i-∅</text:p>
          </table:table-cell>
          <table:table-cell office:value-type="string" calcext:value-type="string">
            <text:p>mañana <text:s text:c="2"/>3S=ANT.IPFV <text:s text:c="2"/>correr-IPFV-EC</text:p>
          </table:table-cell>
          <table:table-cell office:value-type="string" calcext:value-type="string">
            <text:p>Él estaba corriendo en la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ríqui <text:s text:c="2"/>nu=n+t+-qui-∅</text:p>
          </table:table-cell>
          <table:table-cell office:value-type="string" calcext:value-type="string">
            <text:p>mañana <text:s text:c="2"/>3S=correr-GNR.PFV-EC</text:p>
          </table:table-cell>
          <table:table-cell office:value-type="string" calcext:value-type="string">
            <text:p>Él corrió en la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a=iiqui-i-∅ <text:s text:c="2"/>najaaja <text:s text:c="2"/>qui=jata</text:p>
          </table:table-cell>
          <table:table-cell office:value-type="string" calcext:value-type="string">
            <text:p>2S=vivir-IPFV-EC <text:s text:c="2"/>también <text:s text:c="2"/>1S=COM</text:p>
          </table:table-cell>
          <table:table-cell office:value-type="string" calcext:value-type="string">
            <text:p>Tú también vives conmig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ási <text:s text:c="2"/>picuu-∅-cura <text:s text:c="2"/>iíta-ca</text:p>
          </table:table-cell>
          <table:table-cell office:value-type="string" calcext:value-type="string">
            <text:p>lluvia <text:s text:c="2"/>mojar-GNR.PFV-RPST <text:s text:c="2"/>casa-PL</text:p>
          </table:table-cell>
          <table:table-cell office:value-type="string" calcext:value-type="string">
            <text:p>La lluvia mojó las casas (ayer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niqui-qui-∅ <text:s text:c="2"/>nuu</text:p>
          </table:table-cell>
          <table:table-cell office:value-type="string" calcext:value-type="string">
            <text:p>3S=ver-GNR.PFV-EC <text:s text:c="2"/>3S</text:p>
          </table:table-cell>
          <table:table-cell office:value-type="string" calcext:value-type="string">
            <text:p>Él/Ella lo/la vió (hoy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nu=niqui-r+-∅</text:p>
          </table:table-cell>
          <table:table-cell office:value-type="string" calcext:value-type="string">
            <text:p>3S=3S=ver-MMT.PFV-EC</text:p>
          </table:table-cell>
          <table:table-cell office:value-type="string" calcext:value-type="string">
            <text:p>Él/Ella lo/la verá (mañana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ási <text:s text:c="2"/>picuu-∅-∅ <text:s text:c="2"/>iíta-ca</text:p>
          </table:table-cell>
          <table:table-cell office:value-type="string" calcext:value-type="string">
            <text:p>lluvia <text:s text:c="2"/>mojar-GNR.PFV-EC <text:s text:c="2"/>casa-PL</text:p>
          </table:table-cell>
          <table:table-cell office:value-type="string" calcext:value-type="string">
            <text:p>La lluvia mojó las casas (hoy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ási <text:s text:c="2"/>iíta-ca <text:s text:c="2"/>picuu-r++-∅</text:p>
          </table:table-cell>
          <table:table-cell office:value-type="string" calcext:value-type="string">
            <text:p>lluvia <text:s text:c="2"/>casa-PL <text:s text:c="2"/>mojar-MMT.PFV-EC</text:p>
          </table:table-cell>
          <table:table-cell office:value-type="string" calcext:value-type="string">
            <text:p>La lluvia mojará las casas (mañana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ina <text:s text:c="2"/>m+yaara <text:s text:c="2"/>s++naqui-∅-cura <text:s text:c="2"/>iína <text:s text:c="2"/>caaya</text:p>
          </table:table-cell>
          <table:table-cell office:value-type="string" calcext:value-type="string">
            <text:p>DET <text:s text:c="2"/>perro <text:s text:c="2"/>masticar/morder-GNR.PFV-RPST <text:s text:c="2"/>DET <text:s text:c="2"/>persona</text:p>
          </table:table-cell>
          <table:table-cell office:value-type="string" calcext:value-type="string">
            <text:p>Ese perro mordió a esa persona (ayer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niqui-∅-cura <text:s text:c="2"/>iina <text:s text:c="2"/>icuani</text:p>
          </table:table-cell>
          <table:table-cell office:value-type="string" calcext:value-type="string">
            <text:p>1S=ver-GNR.PFV-RPST <text:s text:c="2"/>DET <text:s text:c="2"/>hombre</text:p>
          </table:table-cell>
          <table:table-cell office:value-type="string" calcext:value-type="string">
            <text:p>Yo vi a ese hombre (ayer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ina <text:s text:c="2"/>m+saji <text:s text:c="2"/>nu=niqui-∅-cura <text:s text:c="2"/>amicaáca <text:s text:c="2"/>iina <text:s text:c="2"/>icuani</text:p>
          </table:table-cell>
          <table:table-cell office:value-type="string" calcext:value-type="string">
            <text:p>DET <text:s text:c="2"/>mujer <text:s text:c="2"/>3S=ver-GNR.PFV-RPST <text:s text:c="2"/>un.día.de.distancia <text:s text:c="2"/>DET <text:s text:c="2"/>hombre</text:p>
          </table:table-cell>
          <table:table-cell office:value-type="string" calcext:value-type="string">
            <text:p>Esa mujer vio a ese hombre ayer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najuu-yaar++-∅ <text:s text:c="2"/>núquiica <text:s text:c="2"/>simiím+</text:p>
          </table:table-cell>
          <table:table-cell office:value-type="string" calcext:value-type="string">
            <text:p>3S=escribir-ABL.PFV-EC <text:s text:c="2"/>uno <text:s text:c="2"/>carta</text:p>
          </table:table-cell>
          <table:table-cell office:value-type="string" calcext:value-type="string">
            <text:p>Él escribió una carta y luego se fue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najuu-∅-cura <text:s text:c="2"/>iina <text:s text:c="2"/>simiím+</text:p>
          </table:table-cell>
          <table:table-cell office:value-type="string" calcext:value-type="string">
            <text:p>3S=escribir-GNR.PFV-RPST <text:s text:c="2"/>DET <text:s text:c="2"/>carta</text:p>
          </table:table-cell>
          <table:table-cell office:value-type="string" calcext:value-type="string">
            <text:p>Él escribió esta carta (en el pasado reciente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icaáca <text:s text:c="2"/>qui=iyarácata <text:s text:c="2"/>asa-r++-∅ <text:s text:c="2"/>pápaaja</text:p>
          </table:table-cell>
          <table:table-cell office:value-type="string" calcext:value-type="string">
            <text:p>un.día.de.distancia <text:s text:c="2"/>1S=rápidamente <text:s text:c="2"/>comer-MMT.PFV-EC <text:s text:c="2"/>pescado</text:p>
          </table:table-cell>
          <table:table-cell office:value-type="string" calcext:value-type="string">
            <text:p>Mañana yo comeré pescado rápidamente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pani-qui-∅ <text:s text:c="2"/>núquiica <text:s text:c="2"/>anitáaqui</text:p>
          </table:table-cell>
          <table:table-cell office:value-type="string" calcext:value-type="string">
            <text:p>1S=buscar-GNR.PFV-EC <text:s text:c="2"/>un <text:s text:c="2"/>pecarí</text:p>
          </table:table-cell>
          <table:table-cell office:value-type="string" calcext:value-type="string">
            <text:p>Yo busqué al pecarí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siimita-a-∅ <text:s text:c="2"/>iina <text:s text:c="2"/>simiím+</text:p>
          </table:table-cell>
          <table:table-cell office:value-type="string" calcext:value-type="string">
            <text:p>3S=leer-IPFV-EC <text:s text:c="2"/>DET <text:s text:c="2"/>libro</text:p>
          </table:table-cell>
          <table:table-cell office:value-type="string" calcext:value-type="string">
            <text:p>Él está leyendo ese libro (él va a estar leyendo este libro ahora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núquiica <text:s text:c="2"/>anitáaqui <text:s text:c="2"/>pani-maa-∅ <text:s text:c="2"/>cu=amuuni=iira <text:s text:c="2"/>nuu</text:p>
          </table:table-cell>
          <table:table-cell office:value-type="string" calcext:value-type="string">
            <text:p>1S=uno <text:s text:c="2"/>pecarí <text:s text:c="2"/>buscar-REM.PFV-EC <text:s text:c="2"/>1S=matar.INF=GOAL <text:s text:c="2"/>3S</text:p>
          </table:table-cell>
          <table:table-cell office:value-type="string" calcext:value-type="string">
            <text:p>Yo buscaré un pecarí para matar (un mes después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raati-qui-∅ <text:s text:c="2"/>itíniija</text:p>
          </table:table-cell>
          <table:table-cell office:value-type="string" calcext:value-type="string">
            <text:p>3S=tomar-GNR.PFV-EC <text:s text:c="2"/>masato</text:p>
          </table:table-cell>
          <table:table-cell office:value-type="string" calcext:value-type="string">
            <text:p>Él tomó masato (más temprano hoy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Ácari <text:s text:c="2"/>iina <text:s text:c="2"/>niínaqui <text:s text:c="2"/>nu=itíniija <text:s text:c="2"/>raati-qui-∅</text:p>
          </table:table-cell>
          <table:table-cell office:value-type="string" calcext:value-type="string">
            <text:p>ahora <text:s text:c="2"/>DET <text:s text:c="2"/>noche <text:s text:c="2"/>3S=masato <text:s text:c="2"/>tomar-GNR.PFV-EC</text:p>
          </table:table-cell>
          <table:table-cell office:value-type="string" calcext:value-type="string">
            <text:p>Esta noche él va a tomar masato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uardo <text:s text:c="2"/>raati-i-∅ <text:s text:c="2"/>iina <text:s text:c="2"/>ácari=yaa <text:s text:c="2"/>jaari</text:p>
          </table:table-cell>
          <table:table-cell office:value-type="string" calcext:value-type="string">
            <text:p>Eduardo <text:s text:c="2"/>beber-IPFV-EC <text:s text:c="2"/>DET <text:s text:c="2"/>ahora=NWR <text:s text:c="2"/>ya</text:p>
          </table:table-cell>
          <table:table-cell office:value-type="string" calcext:value-type="string">
            <text:p>Eduardo va a beberlo ahorita mismo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119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25.762cm" draw:caption-point-x="-0.61cm" draw:caption-point-y="1.51cm">
              <dc:date>2021-04-22T00:00:00</dc:date>
              <text:p text:style-name="P1"><text:span text:style-name="T1">I. posesivo</text:span></text:p>
              <text:p text:style-name="P1"><text:span text:style-name="T1"/></text:p>
            </office:annotation>
          </table:table-cell>
          <table:table-cell office:value-type="string" calcext:value-type="string">
            <text:p>Taana <text:s text:c="2"/>casiiri-jina, <text:s text:c="2"/>qui=mii-∅-cura <text:s text:c="2"/>qui-minga</text:p>
          </table:table-cell>
          <table:table-cell office:value-type="string" calcext:value-type="string">
            <text:p>otro <text:s text:c="2"/>luna-LOC <text:s text:c="2"/>1S=hacer-GNR.PFV-RPST <text:s text:c="2"/>1S-minga</text:p>
          </table:table-cell>
          <table:table-cell office:value-type="string" calcext:value-type="string">
            <text:p>El otro mes, yo hice mi minga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ácari <text:s text:c="2"/>yahu++ni=jina <text:s text:c="2"/>quia=cuhuaa <text:s text:c="2"/>amuu-yaa-cuma</text:p>
          </table:table-cell>
          <table:table-cell office:value-type="string" calcext:value-type="string">
            <text:p>otro <text:s text:c="2"/>día-LOC <text:s text:c="2"/>2S=carne <text:s text:c="2"/>matar-IPFV-POT</text:p>
          </table:table-cell>
          <table:table-cell office:value-type="string" calcext:value-type="string">
            <text:p>Un día tú matarás animale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1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saaqu++nii-yaa-∅ <text:s text:c="2"/>quiaja <text:s text:c="2"/>Don <text:s text:c="2"/>Leo</text:p>
          </table:table-cell>
          <table:table-cell office:value-type="string" calcext:value-type="string">
            <text:p>1S=contar-IPFV-EC <text:s text:c="2"/>2S <text:s text:c="2"/>Don <text:s text:c="2"/>Leo</text:p>
          </table:table-cell>
          <table:table-cell office:value-type="string" calcext:value-type="string">
            <text:p>Le voy a contar a usted, Don Leo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70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27.223cm" draw:caption-point-x="-0.61cm" draw:caption-point-y="1.51cm">
              <dc:date>2021-04-22T00:00:00</dc:date>
              <text:p text:style-name="P1"><text:span text:style-name="T1">I. posesivo</text:span></text:p>
              <text:p text:style-name="P1"><text:span text:style-name="T1"/></text:p>
            </office:annotation>
          </table:table-cell>
          <table:table-cell office:value-type="string" calcext:value-type="string">
            <text:p>Qui=pariijata-aariqu+ <text:s text:c="2"/>qui-niiyaca <text:s text:c="2"/>tarahuaajuuni</text:p>
          </table:table-cell>
          <table:table-cell office:value-type="string" calcext:value-type="string">
            <text:p>1S=ayudar-DPST.IPFV <text:s text:c="2"/>1S-esposo <text:s text:c="2"/>trabajar.INF</text:p>
          </table:table-cell>
          <table:table-cell office:value-type="string" calcext:value-type="string">
            <text:p>Yo ayudé a mi esposo a trabajar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iíjija <text:s text:c="2"/>quia=nu=turut++-∅-∅ <text:s text:c="2"/>iina <text:s text:c="2"/>canuú</text:p>
          </table:table-cell>
          <table:table-cell office:value-type="string" calcext:value-type="string">
            <text:p>luego <text:s text:c="2"/>2S=3S=secar-PFV-EC <text:s text:c="2"/>DET <text:s text:c="2"/>pasto.cambira</text:p>
          </table:table-cell>
          <table:table-cell office:value-type="string" calcext:value-type="string">
            <text:p>Luego, tú secas el pasto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aari <text:s text:c="2"/>quia=iinii-∅-∅ <text:s text:c="2"/>nuu</text:p>
          </table:table-cell>
          <table:table-cell office:value-type="string" calcext:value-type="string">
            <text:p>ese.momento <text:s text:c="2"/>2S=girar-PFV-EC <text:s text:c="2"/>3S</text:p>
          </table:table-cell>
          <table:table-cell office:value-type="string" calcext:value-type="string">
            <text:p>tú lo gira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aari <text:s text:c="2"/>quia=taani-∅-∅ <text:s text:c="2"/>nuu</text:p>
          </table:table-cell>
          <table:table-cell office:value-type="string" calcext:value-type="string">
            <text:p>ese.momento <text:s text:c="2"/>2S=ondear-PFV-EC <text:s text:c="2"/>3S</text:p>
          </table:table-cell>
          <table:table-cell office:value-type="string" calcext:value-type="string">
            <text:p>luego, tú lo ondea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iíjija <text:s text:c="2"/>quia=nu-aniinaca <text:s text:c="2"/>mii-∅-∅</text:p>
          </table:table-cell>
          <table:table-cell office:value-type="string" calcext:value-type="string">
            <text:p>después <text:s text:c="2"/>2S=3S-brazos <text:s text:c="2"/>hacer-PFV-EC</text:p>
          </table:table-cell>
          <table:table-cell office:value-type="string" calcext:value-type="string">
            <text:p>luego, le haces sus asa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05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29.657cm" draw:caption-point-x="-0.61cm" draw:caption-point-y="1.51cm">
              <dc:date>2021-04-22T00:00:00</dc:date>
              <text:p text:style-name="P1"><text:span text:style-name="T1">Iwen como proclítico</text:span></text:p>
            </office:annotation>
          </table:table-cell>
          <table:table-cell office:value-type="string" calcext:value-type="string">
            <text:p>Acáami <text:s text:c="2"/>Iwen=raati-∅-quiaqu+=yaa <text:s text:c="2"/>nu=amaqu+=iira</text:p>
          </table:table-cell>
          <table:table-cell office:value-type="string" calcext:value-type="string">
            <text:p>río.arriba <text:s text:c="2"/>Iwen=tomar-GNR.PFV-DPST.NIP=NWR <text:s text:c="2"/>3S=camino=GOAL</text:p>
          </table:table-cell>
          <table:table-cell office:value-type="string" calcext:value-type="string">
            <text:p>Ahí mismo Iwen bebió antes de su viaje</text:p>
          </table:table-cell>
          <table:table-cell/>
          <table:table-cell office:value-type="string" calcext:value-type="string">
            <text:p>Lai (2009): pp. 88-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na <text:s text:c="2"/>amariaana-jina, <text:s text:c="2"/>cana=p+ca-r++-quiaqu+ <text:s text:c="2"/>tarahuajuuni</text:p>
          </table:table-cell>
          <table:table-cell office:value-type="string" calcext:value-type="string">
            <text:p>otro <text:s text:c="2"/>año-LOC <text:s text:c="2"/>1P.EXCL=terminar-MMT.PFV-DPST.NIP <text:s text:c="2"/>trabajo</text:p>
          </table:table-cell>
          <table:table-cell office:value-type="string" calcext:value-type="string">
            <text:p>Nosotros terminamos el trabajo algún año en el pasado</text:p>
          </table:table-cell>
          <table:table-cell/>
          <table:table-cell office:value-type="string" calcext:value-type="string">
            <text:p>Lai (2009): pp. 128</text:p>
          </table:table-cell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ui" table:style-name="ta1">
        <table:table-column table:style-name="co1" table:default-cell-style-name="ce48"/>
        <table:table-column table:style-name="co2" table:number-columns-repeated="3" table:default-cell-style-name="ce48"/>
        <table:table-column table:style-name="co3" table:default-cell-style-name="ce55"/>
        <table:table-column table:style-name="co4" table:default-cell-style-name="ce48"/>
        <table:table-column table:style-name="co5" table:number-columns-repeated="1018" table:default-cell-style-name="ce48"/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N.º INTR</text:p>
          </table:table-cell>
          <table:table-cell table:style-name="ce5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N.º TRAN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65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6" office:value-type="string" calcext:value-type="string">
            <text:p>TIPO</text:p>
          </table:table-cell>
          <table:table-cell table:style-name="ce50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ɨno=koni <text:s text:c="2"/>koko <text:s text:c="2"/>bɨta-da-tɨ-koko </text:p>
          </table:table-cell>
          <table:table-cell office:value-type="string" calcext:value-type="string">
            <text:p>AT.CLF:SP.LUGAR=LOCAL<text:span text:style-name="T6">1   </text:span><text:span text:style-name="T7">1du.m   acostarse.en.el.suelo.TH-CUERPO-LK-1du.m</text:span></text:p>
          </table:table-cell>
          <table:table-cell office:value-type="string" calcext:value-type="string">
            <text:p>Nosotros (dos hombres) nos acostamos en el suelo aquí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2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e <text:s text:c="2"/>ua <text:s text:c="2"/>uzu-tɨaɨ <text:s text:c="2"/>jaai~jai-kai-d-e <text:s text:c="2"/>mei <text:s text:c="2"/>nɨ-no-mo <text:s text:c="2"/>neka-zɨ <text:s text:c="2"/>uai-d-e</text:p>
          </table:table-cell>
          <table:table-cell table:style-name="ce66" office:value-type="string" calcext:value-type="string">
            <text:p>PASADO   realmente   abuelo-KIN.PL   ir~RED-INCP-LK-3   entonces   Q<text:span text:style-name="T6">2</text:span>-CL:SP.LUGAR-LOC   umarí.verde-CLF:OVALADO.PEQUEÑO   caer-LK-3  </text:p>
          </table:table-cell>
          <table:table-cell table:style-name="ce66" office:value-type="string" calcext:value-type="string">
            <text:p>En los viejos tiempos, los ancianos iban (e iban) a lugares donde cae el umarí (fruta)</text:p>
          </table:table-cell>
          <table:table-cell table:style-name="ce67" office:value-type="string" calcext:value-type="string">
            <text:p>I</text:p>
          </table:table-cell>
          <table:table-cell office:value-type="string" calcext:value-type="string">
            <text:p>Wojtylak (2017): pp. 273-2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a <text:s text:c="2"/>bene <text:s text:c="2"/>(kue) <text:s text:c="2"/>fɨebi-dɨ-kue</text:p>
          </table:table-cell>
          <table:table-cell office:value-type="string" calcext:value-type="string">
            <text:p>TODAVÍA <text:s text:c="2"/>AQUÍ.LOC:NSP <text:s text:c="2"/>(1SG) <text:s text:c="2"/>quedarse-LK-1SG</text:p>
          </table:table-cell>
          <table:table-cell office:value-type="string" calcext:value-type="string">
            <text:p>Yo me he quedado aquí hasta a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2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e=mei <text:s text:c="2"/>bai-e=dɨ <text:s text:c="2"/>maloka <text:s text:c="2"/>i-makɨ <text:s text:c="2"/>aiyo <text:s text:c="2"/>i-t-e</text:p>
          </table:table-cell>
          <table:table-cell office:value-type="string" calcext:value-type="string">
            <text:p>CON=entonces <text:s text:c="2"/>eso.FSH-CLF:G=S/A.TOP <text:s text:c="2"/>maloca.Sp <text:s text:c="2"/>ANA.NSP-CLF:PR.GR.AN <text:s text:c="2"/>mucho <text:s text:c="2"/>existir-LK-3</text:p>
          </table:table-cell>
          <table:table-cell office:value-type="string" calcext:value-type="string">
            <text:p>Entonces, hay muchas de esa gente malo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2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-rui=dɨ <text:s text:c="2"/>rakuiya <text:s text:c="2"/>ire-iaɨ <text:s text:c="2"/>i-t-e</text:p>
          </table:table-cell>
          <table:table-cell office:value-type="string" calcext:value-type="string">
            <text:p>esto.CTS-CLF:DAY=S/A.TOP <text:s text:c="2"/>gente.blanca <text:s text:c="2"/>trampa-PL <text:s text:c="2"/>existir-LK-3</text:p>
          </table:table-cell>
          <table:table-cell office:value-type="string" calcext:value-type="string">
            <text:p>Hoy en día (ah, los viejos tiempos ya pasaron), hay muchas trampas de las personas blancas (para atrapar grandes animales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2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=mei <text:s text:c="2"/>mare-na <text:s text:c="2"/>komui-dɨ-kue</text:p>
          </table:table-cell>
          <table:table-cell office:value-type="string" calcext:value-type="string">
            <text:p>1SG=entonces <text:s text:c="2"/>bueno.ATT-N.S/A.TOP <text:s text:c="2"/>crecer-LK-1SG</text:p>
          </table:table-cell>
          <table:table-cell office:value-type="string" calcext:value-type="string">
            <text:p>Yo crecí bi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2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e=mei <text:s text:c="2"/>gua-ja-no-na <text:s text:c="2"/>ɨmui-ya-no-na <text:s text:c="2"/>kome <text:s text:c="2"/>jai <text:s text:c="2"/>du-t-e</text:p>
          </table:table-cell>
          <table:table-cell office:value-type="string" calcext:value-type="string">
            <text:p>CON=entonces <text:s text:c="2"/>machacar-E.NMLZ-SEC-N.S/A.TOP <text:s text:c="2"/>añadir.sal-E.NMLZ-SEC-N.S/A.TOP <text:s text:c="2"/>persona <text:s text:c="2"/>ya <text:s text:c="2"/>chacchar.coca-LK-3 <text:s/></text:p>
          </table:table-cell>
          <table:table-cell office:value-type="string" calcext:value-type="string">
            <text:p>Y entonces, luego de machacar, luego de añadir sales, uno (persona) ya la chaccha (la coca)</text:p>
          </table:table-cell>
          <table:table-cell office:value-type="string" calcext:value-type="string">
            <office:annotation draw:style-name="gr1" draw:text-style-name="P2" svg:width="2.899cm" svg:height="1.799cm" svg:x="34.561cm" svg:y="4.342cm" draw:caption-point-x="-0.61cm" draw:caption-point-y="1.51cm">
              <dc:date>2021-02-18T00:00:00</dc:date>
              <text:p text:style-name="P1"><text:span text:style-name="T1">?</text:span></text:p>
            </office:annotation>
            <text:p>I</text:p>
          </table:table-cell>
          <table:table-cell office:value-type="string" calcext:value-type="string">
            <text:p>Wojtylak (2017): pp. 2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ka-kana <text:s text:c="2"/>bi-tɨ-kue</text:p>
          </table:table-cell>
          <table:table-cell office:value-type="string" calcext:value-type="string">
            <text:p>caminar-SUPERPOSICIÓN <text:s text:c="2"/>venir-LK-1SG</text:p>
          </table:table-cell>
          <table:table-cell office:value-type="string" calcext:value-type="string">
            <text:p>Yo vine camin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2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u-e <text:s text:c="2"/>ɨnɨ-d-e</text:p>
          </table:table-cell>
          <table:table-cell office:value-type="string" calcext:value-type="string">
            <text:p>niño-CLF:G <text:s text:c="2"/>dormir-LK-3</text:p>
          </table:table-cell>
          <table:table-cell office:value-type="string" calcext:value-type="string">
            <text:p>El niño duerm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2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-rui-yaɨ-do <text:s text:c="2"/>nofɨko-mo <text:s text:c="2"/>i-tɨ-kue</text:p>
          </table:table-cell>
          <table:table-cell office:value-type="string" calcext:value-type="string">
            <text:p>esto.CTS-CLF:DÍA-PL-INS <text:s text:c="2"/>La.Chorrera-LOC <text:s text:c="2"/>existir-LK-1SG</text:p>
          </table:table-cell>
          <table:table-cell office:value-type="string" calcext:value-type="string">
            <text:p>Hoy en día, Yo vivo en La Chorre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ɨno-mo <text:s text:c="2"/>raɨna-da-t-e <text:s text:c="2"/>eimo <text:s text:c="2"/>doni-ye-na</text:p>
          </table:table-cell>
          <table:table-cell office:value-type="string" calcext:value-type="string">
            <text:p>AT.CLF:SP.LUGAR-LOC <text:s text:c="2"/>sentar-TH-CUERPO-LK-3 <text:s text:c="2"/>cerdo <text:s text:c="2"/>pelar-FUT.E.NMLZ-N.S/A.TOP</text:p>
          </table:table-cell>
          <table:table-cell office:value-type="string" calcext:value-type="string">
            <text:p>(El cazador) se sentó ahí a pelar la piel del cerdo (lit. para el futuro pelado de un cerdo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-mɨe <text:s text:c="2"/>rɨi-tai-ya-no <text:s text:c="2"/>eraɨ-mo <text:s text:c="2"/>jai <text:s text:c="2"/>jaai-d-e</text:p>
          </table:table-cell>
          <table:table-cell office:value-type="string" calcext:value-type="string">
            <text:p>ANA.SP-CLF:PR.M   enojado-VOLVERSE<text:span text:style-name="T6">2</text:span>-E.NMLZ-SEC   estuario-LOC   ya   ir-LK-3</text:p>
          </table:table-cell>
          <table:table-cell office:value-type="string" calcext:value-type="string">
            <text:p>Luego de enojarse, él se fue para El Encanto (lit. estuario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ɨ <text:s text:c="2"/>gaɨri-ya-birɨ-mo <text:s text:c="2"/>ñaai~ñai-dɨ-kaɨ</text:p>
          </table:table-cell>
          <table:table-cell office:value-type="string" calcext:value-type="string">
            <text:p>1PL <text:s text:c="2"/>reunir-E.NMLZ-CLF:SITIO-LOC <text:s text:c="2"/>hablar~RED-LK-1PL</text:p>
          </table:table-cell>
          <table:table-cell office:value-type="string" calcext:value-type="string">
            <text:p>Nosotros estábamos hablando (y hablando) en nuestro lugar de reunión (en la maloc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 <text:s text:c="2"/>aɨ <text:s text:c="2"/>iyɨ <text:s text:c="2"/>jaai-d-e</text:p>
          </table:table-cell>
          <table:table-cell office:value-type="string" calcext:value-type="string">
            <text:p>1SG <text:s text:c="2"/>esposa <text:s text:c="2"/>jungla.jardín <text:s text:c="2"/>ir-LK-3</text:p>
          </table:table-cell>
          <table:table-cell office:value-type="string" calcext:value-type="string">
            <text:p>Mi esposa fue al jardín de la jung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no-mo <text:s text:c="2"/>i-tɨ-kaɨ</text:p>
          </table:table-cell>
          <table:table-cell office:value-type="string" calcext:value-type="string">
            <text:p>AQUÍ.CLF:SP.LUGAR-LOC <text:s text:c="2"/>existir-LK-1PL</text:p>
          </table:table-cell>
          <table:table-cell office:value-type="string" calcext:value-type="string">
            <text:p>Nosotros vivimos aquí [en este lugar específico, e.g. en esta aldea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no-na <text:s text:c="2"/>i-tɨ-kaɨ</text:p>
          </table:table-cell>
          <table:table-cell office:value-type="string" calcext:value-type="string">
            <text:p>AQUÍ.CLF:SP.LUGAR-N.S/A.TOP <text:s text:c="2"/>existir-LK-1PL</text:p>
          </table:table-cell>
          <table:table-cell office:value-type="string" calcext:value-type="string">
            <text:p>Nosotros estamos aquí [pasando a través de este lugar, e.g. en la jungla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ɨne-na <text:s text:c="2"/>bi-tɨ-kue</text:p>
          </table:table-cell>
          <table:table-cell office:value-type="string" calcext:value-type="string">
            <text:p>AT.LOC:NSP-ABL <text:s text:c="2"/>venir-LK-1SG</text:p>
          </table:table-cell>
          <table:table-cell office:value-type="string" calcext:value-type="string">
            <text:p>Yo vine de allí (lugar inespecífico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ɨno-mona <text:s text:c="2"/>bi-tɨ-kue</text:p>
          </table:table-cell>
          <table:table-cell office:value-type="string" calcext:value-type="string">
            <text:p>AT.CLF:SP.LUGAR-ABL <text:s text:c="2"/>venir-LK-1SG</text:p>
          </table:table-cell>
          <table:table-cell office:value-type="string" calcext:value-type="string">
            <text:p>Yo vine de allí (lugar específico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win <text:s text:c="2"/>raua-mona <text:s text:c="2"/>rɨ-tɨ-kue</text:p>
          </table:table-cell>
          <table:table-cell office:value-type="string" calcext:value-type="string">
            <text:p>Edwin <text:s text:c="2"/>cazar.E.NMLZ-ABL <text:s text:c="2"/>comer.carne-LK-1SG</text:p>
          </table:table-cell>
          <table:table-cell office:value-type="string" calcext:value-type="string">
            <text:p>Yo como de la caza de Edwin (de la caza que Edwin cazó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no-mo <text:s text:c="2"/>enɨ-e-do <text:s text:c="2"/>b-i-t-e</text:p>
          </table:table-cell>
          <table:table-cell office:value-type="string" calcext:value-type="string">
            <text:p>AQUÍ.CLF:SP.LUGAR-LOC <text:s text:c="2"/>tierra-CLF:G-INS <text:s text:c="2"/>venir-LK-3</text:p>
          </table:table-cell>
          <table:table-cell office:value-type="string" calcext:value-type="string">
            <text:p>Él vino aquí por tier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i-e-do <text:s text:c="2"/>bi-tɨ-kaɨ</text:p>
          </table:table-cell>
          <table:table-cell office:value-type="string" calcext:value-type="string">
            <text:p>eso-FSH-CLF:G-INS <text:s text:c="2"/>venir-LK-1PL</text:p>
          </table:table-cell>
          <table:table-cell office:value-type="string" calcext:value-type="string">
            <text:p>Nosotros pasamos por eso (e.g. camino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ɨ-do <text:s text:c="2"/>Chorrera-mo <text:s text:c="2"/>jaai-dɨ-kue</text:p>
          </table:table-cell>
          <table:table-cell office:value-type="string" calcext:value-type="string">
            <text:p>cuesta.arriba-INS <text:s text:c="2"/>La.Chorrera-LOC <text:s text:c="2"/>ir-LK-1SG</text:p>
          </table:table-cell>
          <table:table-cell office:value-type="string" calcext:value-type="string">
            <text:p>Yo fui a La Chorrera por tier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ga <text:s text:c="2"/>ñee <text:s text:c="2"/>naga-rui <text:s text:c="2"/>jo-fo-mo <text:s text:c="2"/>i-tɨ-kaɨ=za <text:s text:c="2"/>nai-rui-do <text:s text:c="2"/>kaɨ <text:s text:c="2"/>jaai-ya</text:p>
          </table:table-cell>
          <table:table-cell office:value-type="string" calcext:value-type="string">
            <text:p>CADA <text:s text:c="2"/>RELLENO <text:s text:c="2"/>CADA-CLF:DÍA <text:s text:c="2"/>casa-CLF:CAV-LOC <text:s text:c="2"/>existir-LK-1PL=INCIERTO <text:s text:c="2"/>ANA.SP-CLF:DÍA-INS <text:s text:c="2"/>1PL <text:s text:c="2"/>ir-E.NMLZ</text:p>
          </table:table-cell>
          <table:table-cell office:value-type="string" calcext:value-type="string">
            <text:p>Todos, bueno, todos los días estamos en casa, en ese día nosotros salim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ka <text:s text:c="2"/>kue <text:s text:c="2"/>jɨko-do <text:s text:c="2"/>rao-tɨ-kue</text:p>
          </table:table-cell>
          <table:table-cell office:value-type="string" calcext:value-type="string">
            <text:p>siempre <text:s text:c="2"/>1SG <text:s text:c="2"/>pero-INS <text:s text:c="2"/>cazar-LK-1SG</text:p>
          </table:table-cell>
          <table:table-cell office:value-type="string" calcext:value-type="string">
            <text:p>Yo siempre cazo con la ayuda de mi per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 <text:s text:c="2"/>jiza-do <text:s text:c="2"/>bi-tɨ-kue</text:p>
          </table:table-cell>
          <table:table-cell office:value-type="string" calcext:value-type="string">
            <text:p>1SG <text:s text:c="2"/>hija-INS <text:s text:c="2"/>venir-LK-1SG</text:p>
          </table:table-cell>
          <table:table-cell office:value-type="string" calcext:value-type="string">
            <text:p>Yo vine con la ayuda de/acompañado por mi hij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 <text:s text:c="2"/>yera-kɨ <text:s text:c="2"/>oo-do <text:s text:c="2"/>jaai-d-e</text:p>
          </table:table-cell>
          <table:table-cell office:value-type="string" calcext:value-type="string">
            <text:p>1SG <text:s text:c="2"/>tabaco.líquido-CLF:REDONDO <text:s text:c="2"/>2SG-INS <text:s text:c="2"/>venir-LK-3</text:p>
          </table:table-cell>
          <table:table-cell office:value-type="string" calcext:value-type="string">
            <text:p>Mi yera (contenedor) viajó (lit. fue) contigo [culpando a alguien de robo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kɨ-ri <text:s text:c="2"/>jo-fo-mo <text:s text:c="2"/>fɨebi-dɨ-kue</text:p>
          </table:table-cell>
          <table:table-cell office:value-type="string" calcext:value-type="string">
            <text:p>lluvia-BENEF.CAUS <text:s text:c="2"/>casa-CLF:CAV-LOC <text:s text:c="2"/>quedarse-LK-1SG</text:p>
          </table:table-cell>
          <table:table-cell office:value-type="string" calcext:value-type="string">
            <text:p>Por la lluvia, me quedé en ca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jtylak (2017): pp. 3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ai-ñaiño-na <text:s text:c="2"/>joko-dɨ-kue</text:p>
          </table:table-cell>
          <table:table-cell office:value-type="string" calcext:value-type="string">
            <text:p>ANA.SP-CLF:PR.F-N.S/.A.TOP <text:s text:c="2"/>lavar-LK-1SG</text:p>
          </table:table-cell>
          <table:table-cell office:value-type="string" calcext:value-type="string">
            <text:p>Yo la lavé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7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-na <text:s text:c="2"/>joko-d-e</text:p>
          </table:table-cell>
          <table:table-cell office:value-type="string" calcext:value-type="string">
            <text:p>1SG-N.S/A.TOP <text:s text:c="2"/>lavar-LK-3</text:p>
          </table:table-cell>
          <table:table-cell office:value-type="string" calcext:value-type="string">
            <text:p>Ella me lavó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7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vuida <text:s text:c="2"/>uzu-ma <text:s text:c="2"/>Lusio <text:s text:c="2"/>jɨnui <text:s text:c="2"/>atɨ-d-e <text:s text:c="2"/>aiyo-ko-mo</text:p>
          </table:table-cell>
          <table:table-cell office:value-type="string" calcext:value-type="string">
            <text:p>noche <text:s text:c="2"/>abuelo-CLF:DR.M <text:s text:c="2"/>Lucio <text:s text:c="2"/>agua <text:s text:c="2"/>traer-LK-3 <text:s text:c="2"/>grande-CLF:COVER-LOC</text:p>
          </table:table-cell>
          <table:table-cell office:value-type="string" calcext:value-type="string">
            <text:p>En la noche, el abuelo Lucio trajo agua a la gran (maloc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-mɨe <text:s text:c="2"/>atɨ-d-e <text:s text:c="2"/>aki-e-na</text:p>
          </table:table-cell>
          <table:table-cell office:value-type="string" calcext:value-type="string">
            <text:p>ANA.SP-CLF:PR.M <text:s text:c="2"/>traer-LK-3 <text:s text:c="2"/>AUDIT-CLF:G-N.S/A.TOP</text:p>
          </table:table-cell>
          <table:table-cell office:value-type="string" calcext:value-type="string">
            <text:p>Él trajo esto (tal cual lo escuchado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 <text:s text:c="2"/>jaɨga-bɨ-na <text:s text:c="2"/>jiro-dɨ-kue</text:p>
          </table:table-cell>
          <table:table-cell office:value-type="string" calcext:value-type="string">
            <text:p>1SG <text:s text:c="2"/>cahuana.bebida-CLF:SUBS-N.S/A.TOP <text:s text:c="2"/>beber-LK-1SG</text:p>
          </table:table-cell>
          <table:table-cell office:value-type="string" calcext:value-type="string">
            <text:p>Yo bebí la cahuana (bebid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-e <text:s text:c="2"/>jɨko=dɨ <text:s text:c="2"/>jai <text:s text:c="2"/>une-gɨ <text:s text:c="2"/>bai-t-e</text:p>
          </table:table-cell>
          <table:table-cell office:value-type="string" calcext:value-type="string">
            <text:p>ANA.SP-CLF:G <text:s text:c="2"/>perro=S/A.TOP <text:s text:c="2"/>ya <text:s text:c="2"/>abeja-CLF:OVALADO.MÁS.GRANDE <text:s text:c="2"/>encontrar-LK-3</text:p>
          </table:table-cell>
          <table:table-cell office:value-type="string" calcext:value-type="string">
            <text:p>El perro encontró una abej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ɨno-mo <text:s text:c="2"/>eimo-na <text:s text:c="2"/>fa-t-e <text:s text:c="2"/>jɨgadɨ-ma-na <text:s text:c="2"/>fa-t-e</text:p>
          </table:table-cell>
          <table:table-cell office:value-type="string" calcext:value-type="string">
            <text:p>AT.CLF:SP.LUGAR-LOC <text:s text:c="2"/>cerdo-N.S/A.TOP <text:s text:c="2"/>matar.LK-3 <text:s text:c="2"/>tapir-CLF:DR.M-N.S/A.TOP <text:s text:c="2"/>matar-LK-3</text:p>
          </table:table-cell>
          <table:table-cell office:value-type="string" calcext:value-type="string">
            <text:p>Ahí (el cazador) matar al cerdo, mata al tapi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kaina-na <text:s text:c="2"/>jaka <text:s text:c="2"/>kaɨ <text:s text:c="2"/>naga-rui <text:s text:c="2"/>rɨ-tɨ-kaɨ</text:p>
          </table:table-cell>
          <table:table-cell office:value-type="string" calcext:value-type="string">
            <text:p>animal-N.S/A.TOP <text:s text:c="2"/>siempre <text:s text:c="2"/>1PL <text:s text:c="2"/>CADA-CLF:DÍA <text:s text:c="2"/>comer.carne-LK-1PL</text:p>
          </table:table-cell>
          <table:table-cell office:value-type="string" calcext:value-type="string">
            <text:p>Nosotros comemos la caza (lit. animales) cada dí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ñaiño=dɨno-mo <text:s text:c="2"/>ono-kobe <text:s text:c="2"/>jide~jide-d-e</text:p>
          </table:table-cell>
          <table:table-cell office:value-type="string" calcext:value-type="string">
            <text:p><text:span text:style-name="T8">CLF:DR.F=AT.CLF:SP.LUGAR-LOC   mano-CLF:redondo.hoja   pintar</text:span><text:span text:style-name="T9">~RED-LK-3</text:span></text:p>
          </table:table-cell>
          <table:table-cell office:value-type="string" calcext:value-type="string">
            <text:p>(Ella) se está pintando (y pintando) las uñas ahí en su (cas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eenino <text:s text:c="2"/>kue <text:s text:c="2"/>jɨaɨ-za-na <text:s text:c="2"/>i-tɨ-kue</text:p>
          </table:table-cell>
          <table:table-cell office:value-type="string" calcext:value-type="string">
            <text:p>pequeño <text:s text:c="2"/>1SG <text:s text:c="2"/>otro-CLF:INMADURO-N.S/A.TOP <text:s text:c="2"/>dar-LK-1SG</text:p>
          </table:table-cell>
          <table:table-cell office:value-type="string" calcext:value-type="string">
            <text:p>Yo le di un poco a los otros niñ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ɨe <text:s text:c="2"/>nokae <text:s text:c="2"/>fɨno-d-e</text:p>
          </table:table-cell>
          <table:table-cell office:value-type="string" calcext:value-type="string">
            <text:p>Gaɨe <text:s text:c="2"/>canoa <text:s text:c="2"/>hacer-LK-3</text:p>
          </table:table-cell>
          <table:table-cell office:value-type="string" calcext:value-type="string">
            <text:p>Gaɨe hizo una cano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u-e <text:s text:c="2"/>jano-kae-na <text:s text:c="2"/>fɨno-d-e</text:p>
          </table:table-cell>
          <table:table-cell office:value-type="string" calcext:value-type="string">
            <text:p>niño-CLF:G <text:s text:c="2"/>pequeño-CLF.REP:CANOA-N.S/A.TOP <text:s text:c="2"/>hacer-LK-3</text:p>
          </table:table-cell>
          <table:table-cell office:value-type="string" calcext:value-type="string">
            <text:p>Un niño hizo una pequeña (canoa) [él sabe cómo hacer una canoa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 <text:s text:c="2"/>aaɨ <text:s text:c="2"/>yo-tɨ-kue <text:s text:c="2"/>nana <text:s text:c="2"/>kue <text:s text:c="2"/>nabai-na <text:s text:c="2"/>yo-tɨ-kue</text:p>
          </table:table-cell>
          <table:table-cell office:value-type="string" calcext:value-type="string">
            <text:p>2SG <text:s text:c="2"/>esposa <text:s text:c="2"/>decir-LK-1SG <text:s text:c="2"/>TODO <text:s text:c="2"/>1SG <text:s text:c="2"/>vecino-N.S/A.TOP <text:s text:c="2"/>decir-LK-1SG</text:p>
          </table:table-cell>
          <table:table-cell office:value-type="string" calcext:value-type="string">
            <text:p>Yo le digo a mi esposa, yo le digo a todos mis vecin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-fue-na <text:s text:c="2"/>yooitɨ-kue… <text:s text:c="2"/>kaɨ <text:s text:c="2"/>komui-ya <text:s text:c="2"/>ra-fue</text:p>
          </table:table-cell>
          <table:table-cell office:value-type="string" calcext:value-type="string">
            <text:p>cosa-CLF:HISTORIA-N.S/A.TOP <text:s text:c="2"/>contar-FUT.LK-1SG <text:s text:c="2"/>1PL <text:s text:c="2"/>crecer-E.NMLZ <text:s text:c="2"/>cosa-CLF:HISTORIA</text:p>
          </table:table-cell>
          <table:table-cell office:value-type="string" calcext:value-type="string">
            <text:p>Yo contaré la historia… Una historia de nuestra formación, creació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o <text:s text:c="2"/>bai-ñaiño-na <text:s text:c="2"/>fata-dɨ-o</text:p>
          </table:table-cell>
          <table:table-cell office:value-type="string" calcext:value-type="string">
            <text:p>2SG <text:s text:c="2"/>eso.FSH-CLF:PR.F-N./A.TOP <text:s text:c="2"/>golpear-LK-2SG</text:p>
          </table:table-cell>
          <table:table-cell office:value-type="string" calcext:value-type="string">
            <text:p>Tú la golpeaste (ella estaba todo negra y azul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 <text:s text:c="2"/>i-ñaiño <text:s text:c="2"/>fata-dɨ-kue</text:p>
          </table:table-cell>
          <table:table-cell office:value-type="string" calcext:value-type="string">
            <text:p>1SG <text:s text:c="2"/>ANA.NSP-CLF:PR.F <text:s text:c="2"/>golpear-LK-1SG</text:p>
          </table:table-cell>
          <table:table-cell office:value-type="string" calcext:value-type="string">
            <text:p>Yo la golpeé (una o dos veces; ella no estaba tan golpead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se <text:s text:c="2"/>Maria <text:s text:c="2"/>jide-d-e</text:p>
          </table:table-cell>
          <table:table-cell office:value-type="string" calcext:value-type="string">
            <text:p>Jose <text:s text:c="2"/>Maria <text:s text:c="2"/>pintar-LK-3</text:p>
          </table:table-cell>
          <table:table-cell office:value-type="string" calcext:value-type="string">
            <text:p>Jose pintó a María (una parte de su cuerpo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se <text:s text:c="2"/>Maria-na <text:s text:c="2"/>jide-d-e</text:p>
          </table:table-cell>
          <table:table-cell office:value-type="string" calcext:value-type="string">
            <text:p>Jose <text:s text:c="2"/>Maria-N.S/A.TOP <text:s text:c="2"/>pintar-LK-3</text:p>
          </table:table-cell>
          <table:table-cell office:value-type="string" calcext:value-type="string">
            <text:p>José pintó a María (todo su cuerpo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ɨ-ño=i-za <text:s text:c="2"/>yɨɨi-dɨ-kue</text:p>
          </table:table-cell>
          <table:table-cell office:value-type="string" calcext:value-type="string">
            <text:p>mujer-CLF:DR.F=ANA.NSP-CLF:INMADURO <text:s text:c="2"/>agarrar-LK-1SG</text:p>
          </table:table-cell>
          <table:table-cell office:value-type="string" calcext:value-type="string">
            <text:p>Yo entregué (asistí al parto) (lit. Yo agarré) a una bebé [niña inespecífica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u-e-na <text:s text:c="2"/>yɨɨi-d-e</text:p>
          </table:table-cell>
          <table:table-cell office:value-type="string" calcext:value-type="string">
            <text:p>niño-CLF:G-N.S/A.TOP <text:s text:c="2"/>agarrar-LK-3</text:p>
          </table:table-cell>
          <table:table-cell office:value-type="string" calcext:value-type="string">
            <text:p>Él entregó (asistió al parto) (lit. Él agarró) a un bebé [niño específico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os <text:s text:c="2"/>atɨ-ñe-itɨ-o <text:s text:c="2"/>asukar-na <text:s text:c="2"/>atɨ-itɨ-o!</text:p>
          </table:table-cell>
          <table:table-cell office:value-type="string" calcext:value-type="string">
            <text:p>arroz.Sp <text:s text:c="2"/>traer-NEG-FUT.LK-2SG <text:s text:c="2"/>azúcar.Sp-N.S/A.TOP <text:s text:c="2"/>traer-FUT.LK-2SG</text:p>
          </table:table-cell>
          <table:table-cell office:value-type="string" calcext:value-type="string">
            <text:p>Tú no traerás arroz. Tú traerás el azúca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ɨ-ño <text:s text:c="2"/>ɨnmi <text:s text:c="2"/>eo <text:s text:c="2"/>gaaɨ-d-e</text:p>
          </table:table-cell>
          <table:table-cell office:value-type="string" calcext:value-type="string">
            <text:p>mujer-CLF:DR.F <text:s text:c="2"/>esposo <text:s text:c="2"/>mucho <text:s text:c="2"/>gustar-LK-3</text:p>
          </table:table-cell>
          <table:table-cell office:value-type="string" calcext:value-type="string">
            <text:p>Al esposo de la mujer le gusta much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ɨ-ño <text:s text:c="2"/>ɨni-na <text:s text:c="2"/>eo <text:s text:c="2"/>gaaɨ-d-e</text:p>
          </table:table-cell>
          <table:table-cell office:value-type="string" calcext:value-type="string">
            <text:p>mujer-CLF:DR.F <text:s text:c="2"/>esposo-N.S/A.TOP <text:s text:c="2"/>mucho <text:s text:c="2"/>gustar-LK-3</text:p>
          </table:table-cell>
          <table:table-cell office:value-type="string" calcext:value-type="string">
            <text:p>A la mujer le gusta mucho su mari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ki-e <text:s text:c="2"/>dɨno-ri <text:s text:c="2"/>kue <text:s text:c="2"/>yo-tɨ-kue <text:s text:c="2"/>aki-e <text:s text:c="2"/>ra-fue-na</text:p>
          </table:table-cell>
          <table:table-cell office:value-type="string" calcext:value-type="string">
            <text:p>AUDIT-CLF:G <text:s text:c="2"/>AT.CLF:SP.LUGAR-BENEF.CAUS <text:s text:c="2"/>1SG <text:s text:c="2"/>contar-LK-1SG <text:s text:c="2"/>AUDIT-CLF:G <text:s text:c="2"/>cosa-CLF:HISTORIA-N./A.TOP</text:p>
          </table:table-cell>
          <table:table-cell office:value-type="string" calcext:value-type="string">
            <text:p>Este es el final. Yo conté la histor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i <text:s text:c="2"/>iadɨ <text:s text:c="2"/>nai-e-na <text:s text:c="2"/>fɨe-d-e</text:p>
          </table:table-cell>
          <table:table-cell office:value-type="string" calcext:value-type="string">
            <text:p>ya <text:s text:c="2"/>pero <text:s text:c="2"/>ANA.SP-CLF:G-N.S/A.TOP <text:s text:c="2"/>dejar-LK-3</text:p>
          </table:table-cell>
          <table:table-cell office:value-type="string" calcext:value-type="string">
            <text:p>Entonces (ella) detuvo esto y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i <text:s text:c="2"/>fɨe-d-e <text:s text:c="2"/>nai-e-na</text:p>
          </table:table-cell>
          <table:table-cell office:value-type="string" calcext:value-type="string">
            <text:p>ya <text:s text:c="2"/>dejar-LK-3 <text:s text:c="2"/>ANA.SP-CLF:G-N.S/A.TOP</text:p>
          </table:table-cell>
          <table:table-cell office:value-type="string" calcext:value-type="string">
            <text:p>(Ella) detuvo esto y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 <text:s text:c="2"/>bi-e-na <text:s text:c="2"/>gato-mo <text:s text:c="2"/>i-tɨ-kue</text:p>
          </table:table-cell>
          <table:table-cell office:value-type="string" calcext:value-type="string">
            <text:p>1SG <text:s text:c="2"/>esto.CTS-CLF:G-N.S/A.TOP <text:s text:c="2"/>gato.Sp-LOC <text:s text:c="2"/>dar-LK-1SG</text:p>
          </table:table-cell>
          <table:table-cell office:value-type="string" calcext:value-type="string">
            <text:p>Yo le di esto al ga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i <text:s text:c="2"/>kue <text:s text:c="2"/>bi-e <text:s text:c="2"/>ie-na <text:s text:c="2"/>jɨko-mo <text:s text:c="2"/>i-tɨ-kue</text:p>
          </table:table-cell>
          <table:table-cell office:value-type="string" calcext:value-type="string">
            <text:p>ya <text:s text:c="2"/>1SG <text:s text:c="2"/>esto-CTS-CLF:G <text:s text:c="2"/>CON-N.S/A.TOP <text:s text:c="2"/>perro-LOC <text:s text:c="2"/>dar-LK-1SG</text:p>
          </table:table-cell>
          <table:table-cell office:value-type="string" calcext:value-type="string">
            <text:p>Yo ya le di algo de esto (comida) al per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e <text:s text:c="2"/>jɨko <text:s text:c="2"/>Elger <text:s text:c="2"/>jito-mo <text:s text:c="2"/>akata-tɨ-kue</text:p>
          </table:table-cell>
          <table:table-cell office:value-type="string" calcext:value-type="string">
            <text:p>1SG <text:s text:c="2"/>perro <text:s text:c="2"/>Elger <text:s text:c="2"/>hijo-LOC <text:s text:c="2"/>mostrar-LK-1SG</text:p>
          </table:table-cell>
          <table:table-cell office:value-type="string" calcext:value-type="string">
            <text:p>Yo le mostré mi perro al hijo de Elg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2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a <text:s text:c="2"/>Europa=dɨne-na <text:s text:c="2"/>nai-zie <text:s text:c="2"/>i-ñaiñuaɨ <text:s text:c="2"/>atɨ-it-e</text:p>
          </table:table-cell>
          <table:table-cell office:value-type="string" calcext:value-type="string">
            <text:p>Kata <text:s text:c="2"/>Europa.Sp=AT.LOC:NSP-ABL <text:s text:c="2"/>ANA.SP-CLF:CLAN <text:s text:c="2"/>ANA.NSP-CLF:PR.F.PL <text:s text:c="2"/>traer-FUT.LK-3</text:p>
          </table:table-cell>
          <table:table-cell office:value-type="string" calcext:value-type="string">
            <text:p>Kata va a traer mujeres de su raza (para nosotros) de Euro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jtylak (2017): pp. 305</text:p>
          </table:table-cell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ukama-kukamiria" table:style-name="ta1">
        <table:table-column table:style-name="co1" table:default-cell-style-name="ce48"/>
        <table:table-column table:style-name="co2" table:number-columns-repeated="3" table:default-cell-style-name="ce48"/>
        <table:table-column table:style-name="co3" table:default-cell-style-name="ce51"/>
        <table:table-column table:style-name="co4" table:default-cell-style-name="ce48"/>
        <table:table-column table:style-name="co5" table:number-columns-repeated="1018" table:default-cell-style-name="ce48"/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N.º INTR</text:p>
          </table:table-cell>
          <table:table-cell table:style-name="ce51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N.º TRAN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65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ma <text:s text:c="2"/>shiringero <text:s text:c="2"/>uka=ka <text:s text:c="2"/>uwata-ri</text:p>
          </table:table-cell>
          <table:table-cell office:value-type="string" calcext:value-type="string">
            <text:p>otro cazador.de.latex <text:s text:c="2"/>casa=LOC <text:s text:c="2"/>caminar-PROG</text:p>
          </table:table-cell>
          <table:table-cell office:value-type="string" calcext:value-type="string">
            <text:p>Otro cazador de latex está caminando en la ca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1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=ɨmɨntsara-ka-ri <text:s text:c="2"/>ra=muki</text:p>
          </table:table-cell>
          <table:table-cell office:value-type="string" calcext:value-type="string">
            <office:annotation draw:style-name="gr2" draw:text-style-name="P2" svg:width="3.556cm" svg:height="2.138cm" svg:x="22.278cm" svg:y="3.175cm" draw:caption-point-x="-0.307cm" draw:caption-point-y="0.242cm">
              <dc:creator>user</dc:creator>
              <dc:date>2021-02-12T00:00:00</dc:date>
              <text:p text:style-name="P1"><text:span text:style-name="T2">user:</text:span></text:p>
              <text:p text:style-name="P1"><text:span text:style-name="T3">¿V?</text:span></text:p>
            </office:annotation>
            <text:p>3SG.FS=historia-REI-PROG <text:s text:c="2"/>3SG.MS=COM</text:p>
          </table:table-cell>
          <table:table-cell office:value-type="string" calcext:value-type="string">
            <text:p>Él está hablando con é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1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i-ari <text:s text:c="2"/>ikian <text:s text:c="2"/>rama <text:s text:c="2"/>mai=kana <text:s text:c="2"/>ikia=ka</text:p>
          </table:table-cell>
          <table:table-cell office:value-type="string" calcext:value-type="string">
            <text:p>venir-PROG <text:s text:c="2"/>este <text:s text:c="2"/>otro <text:s text:c="2"/>mestizo=PL.MS <text:s text:c="2"/>aquí=LOC</text:p>
          </table:table-cell>
          <table:table-cell office:value-type="string" calcext:value-type="string">
            <text:p>Estos otros mestizos están viniendo aquí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1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na <text:s text:c="2"/>ikua-ri <text:s text:c="2"/>ikua-chiru=ka</text:p>
          </table:table-cell>
          <table:table-cell office:value-type="string" calcext:value-type="string">
            <text:p>1PL.MS.EX <text:s text:c="2"/>saber-PROG <text:s text:c="2"/>saber-contenedor=LOC</text:p>
          </table:table-cell>
          <table:table-cell office:value-type="string" calcext:value-type="string">
            <text:p>Nosotros estamos aprendiendo en la escue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1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epetsui <text:s text:c="2"/>wɨra-tsa <text:s text:c="2"/>pɨtani-ari</text:p>
          </table:table-cell>
          <table:table-cell office:value-type="string" calcext:value-type="string">
            <text:p>y.luego <text:s text:c="2"/>pájaro-hoja <text:s text:c="2"/>ser.rojizo-PROG</text:p>
          </table:table-cell>
          <table:table-cell office:value-type="string" calcext:value-type="string">
            <text:p>Y luego, la hoja se está volviendo rojiz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1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y <text:s text:c="2"/>rana <text:s text:c="2"/>chita-ri=utsu</text:p>
          </table:table-cell>
          <table:table-cell office:value-type="string" calcext:value-type="string">
            <text:p>ya <text:s text:c="2"/>3PL.MS <text:s text:c="2"/>ser.mucho-PROG)FUT1</text:p>
          </table:table-cell>
          <table:table-cell office:value-type="string" calcext:value-type="string">
            <text:p>Ellos aumentaría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1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riwa-ri <text:s text:c="2"/>uri=kana</text:p>
          </table:table-cell>
          <table:table-cell office:value-type="string" calcext:value-type="string">
            <text:p>volver-PROG <text:s text:c="2"/>3SG.MS.L=PL.MS</text:p>
          </table:table-cell>
          <table:table-cell office:value-type="string" calcext:value-type="string">
            <text:p>Ellos están volv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1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achu-ari <text:s text:c="2"/>este</text:p>
          </table:table-cell>
          <table:table-cell office:value-type="string" calcext:value-type="string">
            <text:p>llorar-PROG <text:s text:c="2"/>1SG.FS</text:p>
          </table:table-cell>
          <table:table-cell office:value-type="string" calcext:value-type="string">
            <text:p>Yo estoy llor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iatsu <text:s text:c="2"/>napitsara=nu <text:s text:c="2"/>waina <text:s text:c="2"/>chikari-ari <text:s text:c="2"/>inu <text:s text:c="2"/>mirikua=ra</text:p>
          </table:table-cell>
          <table:table-cell office:value-type="string" calcext:value-type="string">
            <text:p>sufrir <text:s text:c="2"/>hombre=PL.FS <text:s text:c="2"/>mujer <text:s text:c="2"/>buscar-PROG <text:s text:c="2"/>3PL.FS <text:s text:c="2"/>esposa=PUR</text:p>
          </table:table-cell>
          <table:table-cell office:value-type="string" calcext:value-type="string">
            <text:p>Los hombres que sufren están buscando mujer para hacerlas su espo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ruka-muki <text:s text:c="2"/>penu <text:s text:c="2"/>tsɨrɨ-ka <text:s text:c="2"/>tupa=ka</text:p>
          </table:table-cell>
          <table:table-cell office:value-type="string" calcext:value-type="string">
            <text:p>tarde-COM <text:s text:c="2"/>1PL.FS <text:s text:c="2"/>frío-MID <text:s text:c="2"/>lugar=LOC</text:p>
          </table:table-cell>
          <table:table-cell office:value-type="string" calcext:value-type="string">
            <text:p>En la tarde, nosotros nos refrescamos por ahí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papenan <text:s text:c="2"/>ɨwatsu=kana <text:s text:c="2"/>rupuni <text:s text:c="2"/>ukayma-ka</text:p>
          </table:table-cell>
          <table:table-cell office:value-type="string" calcext:value-type="string">
            <text:p>de.nuevo <text:s text:c="2"/>paiche=PL.MS <text:s text:c="2"/>comenzar <text:s text:c="2"/>perder-MID</text:p>
          </table:table-cell>
          <table:table-cell office:value-type="string" calcext:value-type="string">
            <text:p>Luego otra vez los paiches empiezan a perder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apara-ka=nan <text:s text:c="2"/>ikia</text:p>
          </table:table-cell>
          <table:table-cell office:value-type="string" calcext:value-type="string">
            <text:p>estar.enllorado-MID=solo <text:s text:c="3"/>este</text:p>
          </table:table-cell>
          <table:table-cell office:value-type="string" calcext:value-type="string">
            <text:p>Esta (serpiente) solo se enrol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papenan <text:s text:c="2"/>ra <text:s text:c="2"/>iriwa-ka</text:p>
          </table:table-cell>
          <table:table-cell office:value-type="string" calcext:value-type="string">
            <text:p>de.nuevo <text:s text:c="2"/>3SG.MS <text:s text:c="2"/>volver-MID</text:p>
          </table:table-cell>
          <table:table-cell office:value-type="string" calcext:value-type="string">
            <text:p>Otra vez él se regre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kua-ka <text:s text:c="2"/>rana=tsuri=ai</text:p>
          </table:table-cell>
          <table:table-cell office:value-type="string" calcext:value-type="string">
            <text:p>conocer-MID <text:s text:c="2"/>3PL.MS=PAS3=ya</text:p>
          </table:table-cell>
          <table:table-cell office:value-type="string" calcext:value-type="string">
            <text:p>Ellos son inteligent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epe=tsui <text:s text:c="2"/>tupapenan <text:s text:c="2"/>ra <text:s text:c="2"/>ɨwama-ka</text:p>
          </table:table-cell>
          <table:table-cell office:value-type="string" calcext:value-type="string">
            <text:p>luego=ABL <text:s text:c="2"/>de.nuevo <text:s text:c="2"/>3SG.MS <text:s text:c="2"/>demolar-REI</text:p>
          </table:table-cell>
          <table:table-cell office:value-type="string" calcext:value-type="string">
            <text:p>Después, ella [la comunidad] se desbarranca otra ve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epe <text:s text:c="2"/>tana <text:s text:c="2"/>aki-ka=utsu <text:s text:c="2"/>ikian <text:s text:c="2"/>hotel=kuara</text:p>
          </table:table-cell>
          <table:table-cell office:value-type="string" calcext:value-type="string">
            <office:annotation draw:style-name="gr1" draw:text-style-name="P2" svg:width="2.899cm" svg:height="1.799cm" svg:x="22.581cm" svg:y="8.723cm" draw:caption-point-x="-0.61cm" draw:caption-point-y="1.51cm">
              <dc:date>2021-02-12T00:00:00</dc:date>
              <text:p text:style-name="P1"><text:span text:style-name="T1">I?</text:span></text:p>
            </office:annotation>
            <text:p>ahí <text:s text:c="2"/>1PL.MS <text:s text:c="2"/>entrar-REI=FUT1 <text:s text:c="2"/>este <text:s text:c="2"/>hotel=INE</text:p>
          </table:table-cell>
          <table:table-cell office:value-type="string" calcext:value-type="string">
            <text:p>Después, nosotros nos registraremos en este hot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y <text:s text:c="2"/>in=ɨmɨntsara-ka=utsu <text:s text:c="2"/>na=muki</text:p>
          </table:table-cell>
          <table:table-cell office:value-type="string" calcext:value-type="string">
            <text:p>ya <text:s text:c="2"/>1PL.INCL=contar.una.historia-REI=FUT1 <text:s text:c="2"/>2SG=COM</text:p>
          </table:table-cell>
          <table:table-cell office:value-type="string" calcext:value-type="string">
            <text:p>Ahora nosotros hablaremos/charlaremos contig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aepe=tsui <text:s text:c="2"/>ts=itika-ka</text:p>
          </table:table-cell>
          <table:table-cell office:value-type="string" calcext:value-type="string">
            <text:p>ahí=ABL <text:s text:c="2"/>1SG.FS=tirar-MID</text:p>
          </table:table-cell>
          <table:table-cell office:value-type="string" calcext:value-type="string">
            <text:p>Luego de que me separ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s=itika-ka=tsuri <text:s text:c="2"/>ya=pura-muki</text:p>
          </table:table-cell>
          <table:table-cell office:value-type="string" calcext:value-type="string">
            <text:p>1SG.FS=tirar-MID=PAS3 <text:s text:c="2"/>3SG.FS=FOC-COM</text:p>
          </table:table-cell>
          <table:table-cell office:value-type="string" calcext:value-type="string">
            <text:p>Me divorcié de él (lit. Yo me separé con él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pa-pa <text:s text:c="2"/>raepe <text:s text:c="2"/>rana</text:p>
          </table:table-cell>
          <table:table-cell office:value-type="string" calcext:value-type="string">
            <text:p>crecer-CPL <text:s text:c="2"/>luego <text:s text:c="2"/>3PL.MS</text:p>
          </table:table-cell>
          <table:table-cell office:value-type="string" calcext:value-type="string">
            <text:p>Luego, ellos terminaron de crec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ɨmɨna <text:s text:c="2"/>ipirawira=tua=nu <text:s text:c="2"/>uwaka-pa <text:s text:c="2"/>ukua=tsuriai <text:s text:c="2"/>awa=ra</text:p>
          </table:table-cell>
          <table:table-cell office:value-type="string" calcext:value-type="string">
            <text:p>hace.mucho <text:s text:c="2"/>delfín=AUG=PL.FS <text:s text:c="2"/>volverse-CPL <text:s text:c="2"/>solían=PAS3 <text:s text:c="2"/>persona=PUR</text:p>
          </table:table-cell>
          <table:table-cell office:value-type="string" calcext:value-type="string">
            <text:p>Hace mucho tiempo, estos delfines gigantes solían transformarse en person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a <text:s text:c="2"/>putu-pa <text:s text:c="2"/>upi <text:s text:c="2"/>ya <text:s text:c="2"/>tseweka-muki</text:p>
          </table:table-cell>
          <table:table-cell office:value-type="string" calcext:value-type="string">
            <text:p>3SG.FS <text:s text:c="2"/>hinchar-CPL <text:s text:c="2"/>todo <text:s text:c="2"/>3SG.FS <text:s text:c="2"/>barriga-COM</text:p>
          </table:table-cell>
          <table:table-cell office:value-type="string" calcext:value-type="string">
            <text:p>Él se hincha completamente, incluyendo su panz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uela=ka <text:s text:c="2"/>raepe <text:s text:c="2"/>inu <text:s text:c="2"/>tsitsari-pa=ui</text:p>
          </table:table-cell>
          <table:table-cell office:value-type="string" calcext:value-type="string">
            <text:p>escuela=LOC <text:s text:c="2"/>ahí <text:s text:c="2"/>3PL.FS <text:s text:c="2"/>olvidar-CPL=PAS1</text:p>
          </table:table-cell>
          <table:table-cell office:value-type="string" calcext:value-type="string">
            <text:p>En la escuela, ahí ellos se olvidaron [la lengua kukama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a-pa-ka=nan <text:s text:c="2"/>n=eyu-n=pura</text:p>
          </table:table-cell>
          <table:table-cell office:value-type="string" calcext:value-type="string">
            <text:p>ser.bueno-CPL-REI=solo <text:s text:c="2"/>2SG=comer-NZR=FOC</text:p>
          </table:table-cell>
          <table:table-cell office:value-type="string" calcext:value-type="string">
            <text:p>Tu comida es muy buena, delicio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y <text:s text:c="2"/>inu <text:s text:c="2"/>akɨcha-pa</text:p>
          </table:table-cell>
          <table:table-cell office:value-type="string" calcext:value-type="string">
            <text:p>PRT <text:s text:c="2"/>3PL.FS <text:s text:c="2"/>estar.asustado-CPL</text:p>
          </table:table-cell>
          <table:table-cell office:value-type="string" calcext:value-type="string">
            <text:p>Así se asustan totalmen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y-puka <text:s text:c="2"/>epewatsu-pa-ti <text:s text:c="2"/>pe=pura=tu</text:p>
          </table:table-cell>
          <table:table-cell office:value-type="string" calcext:value-type="string">
            <text:p>ahora <text:s text:c="2"/>ser.amplio-CPL-CER <text:s text:c="2"/>camino=FOC=AUG</text:p>
          </table:table-cell>
          <table:table-cell office:value-type="string" calcext:value-type="string">
            <text:p>Hoy en día el camino es ciertamente ampli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 <text:s text:c="2"/>yatukupe <text:s text:c="2"/>tsachi</text:p>
          </table:table-cell>
          <table:table-cell office:value-type="string" calcext:value-type="string">
            <text:p>1SG.MS <text:s text:c="2"/>espalda <text:s text:c="2"/>dolor</text:p>
          </table:table-cell>
          <table:table-cell office:value-type="string" calcext:value-type="string">
            <text:p>Me duele la espalda [lit. la espalda duele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na <text:s text:c="2"/>atsɨrɨka <text:s text:c="2"/>tsapakɨrɨ</text:p>
          </table:table-cell>
          <table:table-cell office:value-type="string" calcext:value-type="string">
            <text:p>3PL.MS <text:s text:c="2"/>ir.abajo.río <text:s text:c="2"/>detrás</text:p>
          </table:table-cell>
          <table:table-cell office:value-type="string" calcext:value-type="string">
            <text:p>Ellos fueron río abajo luego [después de otros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sa <text:s text:c="2"/>mɨmɨra <text:s text:c="2"/>ukɨrɨ (=ui)</text:p>
          </table:table-cell>
          <table:table-cell office:value-type="string" calcext:value-type="string">
            <text:p>1SG.FS <text:s text:c="2"/>hijo.MUJER.EGO <text:s text:c="2"/>dormir=PAS1</text:p>
          </table:table-cell>
          <table:table-cell office:value-type="string" calcext:value-type="string">
            <text:p>Mi hijo duerme (durmió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=ami <text:s text:c="2"/>umanu (=ui) <text:s text:c="2"/>rakuna=ka</text:p>
          </table:table-cell>
          <table:table-cell office:value-type="string" calcext:value-type="string">
            <text:p>1SG=abuelo <text:s text:c="2"/>morir=PAS1 <text:s text:c="2"/>Lagunas=LOC</text:p>
          </table:table-cell>
          <table:table-cell office:value-type="string" calcext:value-type="string">
            <text:p>Mi abuelo muere / está muriendo (murió) en Lagun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sa=yamini</text:p>
          </table:table-cell>
          <table:table-cell office:value-type="string" calcext:value-type="string">
            <text:p>1SG.FS=esconder</text:p>
          </table:table-cell>
          <table:table-cell office:value-type="string" calcext:value-type="string">
            <text:p>Yo me esco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i/ra <text:s text:c="2"/>tsatsatsɨma</text:p>
          </table:table-cell>
          <table:table-cell office:value-type="string" calcext:value-type="string">
            <text:p>3SG.L.MS/3SG.MS <text:s text:c="2"/>gritar</text:p>
          </table:table-cell>
          <table:table-cell office:value-type="string" calcext:value-type="string">
            <text:p>Él/ella gri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a/ˀai <text:s text:c="2"/>tsatsatsɨma</text:p>
          </table:table-cell>
          <table:table-cell office:value-type="string" calcext:value-type="string">
            <text:p>3SG.FS <text:s text:c="2"/>gritar</text:p>
          </table:table-cell>
          <table:table-cell office:value-type="string" calcext:value-type="string">
            <text:p>Él/ella gri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2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e=muki <text:s text:c="2"/>ta=kakɨrɨ=utsu</text:p>
          </table:table-cell>
          <table:table-cell office:value-type="string" calcext:value-type="string">
            <text:p>2SG=COM <text:s text:c="2"/>1SG.MS=vivir=FUT1</text:p>
          </table:table-cell>
          <table:table-cell office:value-type="string" calcext:value-type="string">
            <text:p>Contigo yo vivir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lejos (2016): pp. 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=erura <text:s text:c="2"/>ikian <text:s text:c="2"/>eyu-n=pura</text:p>
          </table:table-cell>
          <table:table-cell office:value-type="string" calcext:value-type="string">
            <text:p>1SG.MS=traer <text:s text:c="2"/>este <text:s text:c="2"/>comer-NMZR=FOC</text:p>
          </table:table-cell>
          <table:table-cell office:value-type="string" calcext:value-type="string">
            <text:p>Yo traigo esta comid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1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epe <text:s text:c="2"/>rana <text:s text:c="2"/>umi <text:s text:c="2"/>[ikian <text:s text:c="2"/>wepe <text:s text:c="2"/>yatiri <text:s text:c="2"/>westa <text:s text:c="2"/>yauki-ari]-n <text:s text:c="2"/>kai=kana</text:p>
          </table:table-cell>
          <table:table-cell office:value-type="string" calcext:value-type="string">
            <text:p>allí <text:s text:c="2"/>3PL.MS <text:s text:c="2"/>ver <text:s text:c="2"/>este <text:s text:c="2"/>uno <text:s text:c="2"/>grupo <text:s text:c="2"/>fiesta <text:s text:c="2"/>hacer-PROG-BZR <text:s text:c="2"/>mono=PL</text:p>
          </table:table-cell>
          <table:table-cell office:value-type="string" calcext:value-type="string">
            <text:p>Allí ellos vieron un grupo de monos fiesteros (lit. que hacen fiest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na <text:s text:c="2"/>itika <text:s text:c="2"/>wija=pura=tsuri=ay <text:s text:c="2"/>uni=kuara</text:p>
          </table:table-cell>
          <table:table-cell office:value-type="string" calcext:value-type="string">
            <text:p>3PL.MS <text:s text:c="2"/>tirar <text:s text:c="2"/>mujer.vieja=FOC=PAS3=ya <text:s text:c="2"/>agua=INE</text:p>
          </table:table-cell>
          <table:table-cell office:value-type="string" calcext:value-type="string">
            <text:p>Ellos tiraron a la señora vieja al agu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=yukuka <text:s text:c="2"/>tsa=mɨmɨr=ui</text:p>
          </table:table-cell>
          <table:table-cell office:value-type="string" calcext:value-type="string">
            <text:p>3SG.FS=abrazar <text:s text:c="2"/>1SG.FS=hijo=PAS1</text:p>
          </table:table-cell>
          <table:table-cell office:value-type="string" calcext:value-type="string">
            <text:p>Ella abrazó a mi hij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epetsui <text:s text:c="2"/>tana <text:s text:c="2"/>tsatsawa-ka <text:s text:c="2"/>ikian <text:s text:c="2"/>puyo,</text:p>
          </table:table-cell>
          <table:table-cell office:value-type="string" calcext:value-type="string">
            <text:p>después <text:s text:c="2"/>1PL.MS <text:s text:c="2"/>cruzar-REI <text:s text:c="2"/>este <text:s text:c="2"/>arroyo</text:p>
          </table:table-cell>
          <table:table-cell office:value-type="string" calcext:value-type="string">
            <text:p>Después, nosotros cruzamos este arroy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u-eyu-pa <text:s text:c="2"/>ya=pura</text:p>
          </table:table-cell>
          <table:table-cell office:value-type="string" calcext:value-type="string">
            <text:p>3PL.FS-comer-CPL <text:s text:c="2"/>3SG.FS=FOC </text:p>
          </table:table-cell>
          <table:table-cell office:value-type="string" calcext:value-type="string">
            <text:p>Ellos se lo comier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pira=tu <text:s text:c="2"/>ichari-pa <text:s text:c="2"/>inu</text:p>
          </table:table-cell>
          <table:table-cell office:value-type="string" calcext:value-type="string">
            <text:p>tapir=AUG <text:s text:c="2"/>dejar-CPL <text:s text:c="2"/>3PL.FS</text:p>
          </table:table-cell>
          <table:table-cell office:value-type="string" calcext:value-type="string">
            <text:p>El tapir los abando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14</text:p>
          </table:table-cell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ta <text:s text:c="2"/>yatɨrɨta <text:s text:c="2"/>ikian <text:s text:c="2"/>kuchi <text:s text:c="2"/>tsu <text:s text:c="2"/>era-pa-ka <text:s text:c="2"/>ɨyɨ-ɨyɨ-ka-n</text:p>
          </table:table-cell>
          <table:table-cell office:value-type="string" calcext:value-type="string">
            <text:p>1SG.MS <text:s text:c="2"/>juntar <text:s text:c="2"/>este <text:s text:c="2"/>cero <text:s text:c="2"/>carne <text:s text:c="2"/>bueno-CPL-REI <text:s text:c="2"/>asar-asar-REI-NZR</text:p>
          </table:table-cell>
          <table:table-cell office:value-type="string" calcext:value-type="string">
            <text:p>Yo recogí esta carne de cerdo que ha sido asada una y otra vez (bien cocid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teru-ra-pa-n <text:s text:c="2"/>puka=tua=nu <text:s text:c="2"/>y=erura <text:s text:c="2"/>arɨwa-arɨwa-ka</text:p>
          </table:table-cell>
          <table:table-cell office:value-type="string" calcext:value-type="string">
            <text:p>entero-VZR-CPL-NZR <text:s text:c="2"/>tortuga.sp=AUG=PL.FS <text:s text:c="2"/>3SG.FS=traer <text:s text:c="2"/>encima-encima-REI</text:p>
          </table:table-cell>
          <table:table-cell office:value-type="string" calcext:value-type="string">
            <text:p>Él trae tortugas enteras una encima de ot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pɨa=tua <text:s text:c="2"/>alcanzar-shka=ai <text:s text:c="2"/>ɨwɨra=ka <text:s/></text:p>
          </table:table-cell>
          <table:table-cell office:value-type="string" calcext:value-type="string">
            <text:p>salvaje=AUG <text:s text:c="2"/>alcanzar-LIM=3SG.FS.OBJ <text:s text:c="2"/>árbol=LOC <text:s text:c="2"/></text:p>
          </table:table-cell>
          <table:table-cell office:value-type="string" calcext:value-type="string">
            <text:p>El salvaje lo alcanza en el árbol 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na <text:s text:c="2"/>yauki <text:s text:c="2"/>tawa=kana <text:s text:c="2"/>yanamatakana=pu</text:p>
          </table:table-cell>
          <table:table-cell office:value-type="string" calcext:value-type="string">
            <text:p>1PL.MS <text:s text:c="2"/>hacer <text:s text:c="2"/>color=PL <text:s text:c="2"/>vegetación=INS</text:p>
          </table:table-cell>
          <table:table-cell office:value-type="string" calcext:value-type="string">
            <text:p>Nosotros hacemos colores con las plant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 <text:s text:c="2"/>mutsana-ka <text:s text:c="2"/>na=utsu</text:p>
          </table:table-cell>
          <table:table-cell office:value-type="string" calcext:value-type="string">
            <text:p>1SG.MS <text:s text:c="2"/>curar <text:s text:c="2"/>2SG=FUT1</text:p>
          </table:table-cell>
          <table:table-cell office:value-type="string" calcext:value-type="string">
            <text:p>Yo te curaré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ta <text:s text:c="2"/>tsa <text:s text:c="2"/>mɨma-ra <text:s text:c="2"/>yukuchi <text:s text:c="2"/>iyuka-kuara <text:s text:c="2"/>yura-tsɨma=ka</text:p>
          </table:table-cell>
          <table:table-cell office:value-type="string" calcext:value-type="string">
            <text:p>menta <text:s text:c="2"/>1SG.FS <text:s text:c="2"/>descendencia-VZR <text:s text:c="2"/>maceta <text:s text:c="2"/>desgastado-INE <text:s text:c="2"/>piso.de.palma-borde=LOC</text:p>
          </table:table-cell>
          <table:table-cell office:value-type="string" calcext:value-type="string">
            <text:p>Yo cultivo menta en la vieja maceta al borde del piso de pal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916): pp. 2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 <text:s text:c="2"/>yatukupe <text:s text:c="2"/>urkuru</text:p>
          </table:table-cell>
          <table:table-cell office:value-type="string" calcext:value-type="string">
            <text:p>1SG.MS <text:s text:c="2"/>llevar.en.la.espalda <text:s text:c="2"/>canasta</text:p>
          </table:table-cell>
          <table:table-cell office:value-type="string" calcext:value-type="string">
            <text:p>Yo cargo la canasta (en mi espald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pe <text:s text:c="2"/>eruratsen <text:s text:c="2"/>karamina <text:s text:c="2"/>epe <text:s text:c="2"/>amana <text:s text:c="2"/>tsakari-tara-n</text:p>
          </table:table-cell>
          <table:table-cell office:value-type="string" calcext:value-type="string">
            <text:p>2PL <text:s text:c="2"/>traer <text:s text:c="2"/>calamina <text:s text:c="2"/>2PL <text:s text:c="2"/>luvia <text:s text:c="2"/>romper-PUR1-REL</text:p>
          </table:table-cell>
          <table:table-cell office:value-type="string" calcext:value-type="string">
            <text:p>Tú trajiste la calamina para protegerse de la lluv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sa <text:s text:c="2"/>tsukuta <text:s text:c="2"/>ipira <text:s text:c="2"/>ɨtsɨm=ui</text:p>
          </table:table-cell>
          <table:table-cell office:value-type="string" calcext:value-type="string">
            <text:p>1SG.FS <text:s text:c="2"/>limpiar <text:s text:c="2"/>pescado <text:s text:c="2"/>baba=PAS1</text:p>
          </table:table-cell>
          <table:table-cell office:value-type="string" calcext:value-type="string">
            <text:p>Yo limpio / le saco la baba del pesca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na <text:s text:c="2"/>tsapuki <text:s text:c="2"/>ikian <text:s text:c="2"/>yawara <text:s text:c="2"/>tua-n=kana</text:p>
          </table:table-cell>
          <table:table-cell office:value-type="string" calcext:value-type="string">
            <text:p>3PL.MS <text:s text:c="2"/>llamar <text:s text:c="2"/>este <text:s text:c="2"/>perro <text:s text:c="2"/>ser.grande-NZR=PL.MS</text:p>
          </table:table-cell>
          <table:table-cell office:value-type="string" calcext:value-type="string">
            <text:p>Ellos llamaron a estos perros grand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a-n <text:s text:c="2"/>amana <text:s text:c="2"/>yapichika <text:s text:c="2"/>tana <text:s text:c="2"/>iwitu=muki</text:p>
          </table:table-cell>
          <table:table-cell office:value-type="string" calcext:value-type="string">
            <text:p>ser.grande-NZR <text:s text:c="2"/>lluvia <text:s text:c="2"/>atrapar <text:s text:c="2"/>1SG.MS <text:s text:c="2"/>viento=COM</text:p>
          </table:table-cell>
          <table:table-cell office:value-type="string" calcext:value-type="string">
            <text:p>Una lluvia enorme con viento (tormenta) nos atrap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i <text:s text:c="2"/>itika <text:s text:c="2"/>ya=pura <text:s text:c="2"/>ini <text:s text:c="2"/>uchiki</text:p>
          </table:table-cell>
          <table:table-cell office:value-type="string" calcext:value-type="string">
            <text:p>1PL.IN <text:s text:c="2"/>tirar <text:s text:c="2"/>3SG.FS=FOC <text:s text:c="2"/>ahora.mismo</text:p>
          </table:table-cell>
          <table:table-cell office:value-type="string" calcext:value-type="string">
            <text:p>Nosotros lo tiramos inmediatam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epe, <text:s text:c="2"/>ikuruma <text:s text:c="2"/>ya=ti <text:s text:c="2"/>rana <text:s text:c="2"/>erutsu=ura</text:p>
          </table:table-cell>
          <table:table-cell office:value-type="string" calcext:value-type="string">
            <text:p>luego <text:s text:c="2"/>recientemente <text:s text:c="2"/>ya=CER <text:s text:c="2"/>3PL.MS <text:s text:c="2"/>traer=3SG.MS.OBJ</text:p>
          </table:table-cell>
          <table:table-cell office:value-type="string" calcext:value-type="string">
            <text:p>Luego, recientemente, ellos sí lo trajer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yati <text:s text:c="2"/>inu <text:s text:c="2"/>maynani=ai</text:p>
          </table:table-cell>
          <table:table-cell office:value-type="string" calcext:value-type="string">
            <text:p>en.vano <text:s text:c="2"/>3PL.FS <text:s text:c="2"/>cuidar=3SG.FS.OBJ</text:p>
          </table:table-cell>
          <table:table-cell office:value-type="string" calcext:value-type="string">
            <text:p>Ellos lo (al cedro) protegieron por nad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ɨyatira <text:s text:c="2"/>iu <text:s text:c="2"/>erutsu <text:s text:c="2"/>inu <text:s text:c="2"/>urkuru</text:p>
          </table:table-cell>
          <table:table-cell office:value-type="string" calcext:value-type="string">
            <text:p>adelante <text:s text:c="2"/>3PL.FS <text:s text:c="2"/>traer <text:s text:c="2"/>3PL.FS <text:s text:c="2"/>canasta</text:p>
          </table:table-cell>
          <table:table-cell office:value-type="string" calcext:value-type="string">
            <text:p>Ellos traen su canasta al fr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 <text:s text:c="2"/>inupa <text:s text:c="2"/>tsa <text:s text:c="2"/>mena (=ui) <text:s text:c="2"/>ɨwɨra=pu</text:p>
          </table:table-cell>
          <table:table-cell office:value-type="string" calcext:value-type="string">
            <text:p>3SG.FS <text:s text:c="2"/>golpear <text:s text:c="2"/>1SG.FS <text:s text:c="2"/>esposo=PAS1 <text:s text:c="2"/>palo=INS</text:p>
          </table:table-cell>
          <table:table-cell office:value-type="string" calcext:value-type="string">
            <text:p>Él golpeó a mi esposo con un pal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i <text:s text:c="2"/>karuta <text:s text:c="2"/>mijiri (=ui) <text:s text:c="2"/>ku=ka</text:p>
          </table:table-cell>
          <table:table-cell office:value-type="string" calcext:value-type="string">
            <text:p>serpiente <text:s text:c="2"/>morder <text:s text:c="2"/>Miguel=PAS1 <text:s text:c="2"/>grande=LOC</text:p>
          </table:table-cell>
          <table:table-cell office:value-type="string" calcext:value-type="string">
            <text:p>La serpiente muerde (mordió) a Manuel en la granj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ina <text:s text:c="2"/>yawiri <text:s text:c="2"/>puruka-ari</text:p>
          </table:table-cell>
          <table:table-cell office:value-type="string" calcext:value-type="string">
            <text:p>mujer <text:s text:c="2"/>yuca <text:s text:c="2"/>pelar-PROG</text:p>
          </table:table-cell>
          <table:table-cell office:value-type="string" calcext:value-type="string">
            <text:p>La mujer está pelando yu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i <text:s text:c="2"/>mixiri <text:s text:c="2"/>chikuarata-ari</text:p>
          </table:table-cell>
          <table:table-cell office:value-type="string" calcext:value-type="string">
            <text:p>serpiente <text:s text:c="2"/>Miguel <text:s text:c="2"/>seguir-PROG</text:p>
          </table:table-cell>
          <table:table-cell office:value-type="string" calcext:value-type="string">
            <text:p>La serpiente está siguiendo a Migue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i/ra <text:s text:c="2"/>chikari=ura</text:p>
          </table:table-cell>
          <table:table-cell office:value-type="string" calcext:value-type="string">
            <text:p>3SG.L.MS/3SG.MS <text:s text:c="2"/>buscar=3SG.MS.OBJ</text:p>
          </table:table-cell>
          <table:table-cell office:value-type="string" calcext:value-type="string">
            <text:p>Él/ella lo/la bus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a <text:s text:c="2"/>chikari=ai</text:p>
          </table:table-cell>
          <table:table-cell office:value-type="string" calcext:value-type="string">
            <text:p>3SG.FS <text:s text:c="2"/>buscar=3SG.FS.OBJ</text:p>
          </table:table-cell>
          <table:table-cell office:value-type="string" calcext:value-type="string">
            <text:p>Él/ella lo/la/aquí/eso bus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i <text:s text:c="2"/>r=eyu-pa</text:p>
          </table:table-cell>
          <table:table-cell office:value-type="string" calcext:value-type="string">
            <text:p>3SG.MS.L <text:s text:c="2"/>3SG.MS=comer-CPL</text:p>
          </table:table-cell>
          <table:table-cell office:value-type="string" calcext:value-type="string">
            <text:p>Él (jaguar) lo (mono) devo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1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=erura <text:s text:c="2"/>tsa=tsuriari</text:p>
          </table:table-cell>
          <table:table-cell office:value-type="string" calcext:value-type="string">
            <text:p>2SG=traer <text:s text:c="2"/>1SG.FS=PAS3</text:p>
          </table:table-cell>
          <table:table-cell office:value-type="string" calcext:value-type="string">
            <text:p>Tú me trajis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1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s=ikua=ai</text:p>
          </table:table-cell>
          <table:table-cell office:value-type="string" calcext:value-type="string">
            <text:p>1SG.FS=saber=3SG.OBJ</text:p>
          </table:table-cell>
          <table:table-cell office:value-type="string" calcext:value-type="string">
            <text:p>Yo lo sé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2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=yara <text:s text:c="2"/>umi=ura</text:p>
          </table:table-cell>
          <table:table-cell office:value-type="string" calcext:value-type="string">
            <text:p>3SG.MS=dueño <text:s text:c="2"/>ver=3SG.MS.OBJ</text:p>
          </table:table-cell>
          <table:table-cell office:value-type="string" calcext:value-type="string">
            <text:p>Su dueño lo v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3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na <text:s text:c="2"/>eyu=ura <text:s text:c="2"/>(=)uts=ui</text:p>
          </table:table-cell>
          <table:table-cell office:value-type="string" calcext:value-type="string">
            <text:p>3PL.MS <text:s text:c="2"/>comer=3SG.MS.OBJ <text:s text:c="2"/>y=PAS1</text:p>
          </table:table-cell>
          <table:table-cell office:value-type="string" calcext:value-type="string">
            <text:p>Ellos van a comerl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lejos (2016): pp. 369</text:p>
          </table:table-cell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ibo-konibo" table:style-name="ta1">
        <table:table-column table:style-name="co1" table:default-cell-style-name="ce48"/>
        <table:table-column table:style-name="co2" table:number-columns-repeated="3" table:default-cell-style-name="ce48"/>
        <table:table-column table:style-name="co3" table:default-cell-style-name="ce51"/>
        <table:table-column table:style-name="co4" table:default-cell-style-name="ce48"/>
        <table:table-column table:style-name="co5" table:number-columns-repeated="1018" table:default-cell-style-name="ce48"/>
        <table:table-row table:style-name="ro1">
          <table:table-cell table:number-columns-repeated="4"/>
          <table:table-cell table:style-name="ce48"/>
          <table:table-cell table:number-columns-repeated="1019"/>
        </table:table-row>
        <table:table-row table:style-name="ro1">
          <table:table-cell table:style-name="ce49" office:value-type="string" calcext:value-type="string">
            <text:p>N.º INTR</text:p>
          </table:table-cell>
          <table:table-cell table:style-name="ce51" office:value-type="float" office:value="27" calcext:value-type="float">
            <text:p>27</text:p>
          </table:table-cell>
          <table:table-cell table:number-columns-repeated="2"/>
          <table:table-cell table:style-name="ce48"/>
          <table:table-cell table:number-columns-repeated="1019"/>
        </table:table-row>
        <table:table-row table:style-name="ro1">
          <table:table-cell table:style-name="ce49" office:value-type="string" calcext:value-type="string">
            <text:p>N.º TRAN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2"/>
          <table:table-cell table:style-name="ce48"/>
          <table:table-cell table:number-columns-repeated="1019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65" office:value-type="float" office:value="57" calcext:value-type="float">
            <text:p>57</text:p>
          </table:table-cell>
          <table:table-cell table:number-columns-repeated="2"/>
          <table:table-cell table:style-name="ce48"/>
          <table:table-cell table:number-columns-repeated="1019"/>
        </table:table-row>
        <table:table-row table:style-name="ro1">
          <table:table-cell table:number-columns-repeated="4"/>
          <table:table-cell table:style-name="ce48"/>
          <table:table-cell table:number-columns-repeated="1019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a-ra <text:s text:c="2"/>isin-ai</text:p>
          </table:table-cell>
          <table:table-cell office:value-type="string" calcext:value-type="string">
            <text:p>1-ABS-EV <text:s text:c="2"/>estar.enfermo-INC</text:p>
          </table:table-cell>
          <table:table-cell office:value-type="string" calcext:value-type="string">
            <text:p>Yo estoy enferm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10): pp. 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a-ra <text:s text:c="2"/>kako-nko <text:s text:c="2"/>ka-iba-ke</text:p>
          </table:table-cell>
          <table:table-cell office:value-type="string" calcext:value-type="string">
            <text:p>1-ABS-EV <text:s text:c="2"/>Caco-ALL <text:s text:c="2"/>ir-PST2-COMPL</text:p>
          </table:table-cell>
          <table:table-cell office:value-type="string" calcext:value-type="string">
            <text:p>Yo fui a Caco ay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10): pp. 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a-ra <text:s text:c="2"/>jato <text:s text:c="2"/>bo-kan-ai</text:p>
          </table:table-cell>
          <table:table-cell office:value-type="string" calcext:value-type="string">
            <text:p>ya-EV <text:s text:c="2"/>3P:ABS <text:s text:c="2"/>ir.non.SG-PL-INC</text:p>
          </table:table-cell>
          <table:table-cell office:value-type="string" calcext:value-type="string">
            <text:p>Ellos/ellas ya se va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10): pp. 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-bo-ra <text:s text:c="2"/>pishiman <text:s text:c="2"/>yaká-kan-ke</text:p>
          </table:table-cell>
          <table:table-cell office:value-type="string" calcext:value-type="string">
            <text:p>3-PL:ABS-EV <text:s text:c="2"/>alfombra:LOC <text:s text:c="2"/>estar.sentado-PL-CMPL</text:p>
          </table:table-cell>
          <table:table-cell office:value-type="string" calcext:value-type="string">
            <text:p>Ellos/ellas están sentados en la alfomb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ino-a-x <text:s text:c="2"/>bo-kan-ai <text:s text:c="2"/>chiponki…</text:p>
          </table:table-cell>
          <table:table-cell office:value-type="string" calcext:value-type="string">
            <text:p>allí:LOC-ABL-S <text:s text:c="2"/>ir.PL-PL-INC <text:s text:c="2"/>río.abajo</text:p>
          </table:table-cell>
          <table:table-cell office:value-type="string" calcext:value-type="string">
            <text:p>Luego, ellos fueron río abaj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5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na-ra <text:s text:c="2"/>saiik-ai</text:p>
          </table:table-cell>
          <table:table-cell office:value-type="string" calcext:value-type="string">
            <text:p>Pena:ABS-EV <text:s text:c="2"/>gritar.por.ayudar-INC</text:p>
          </table:table-cell>
          <table:table-cell office:value-type="string" calcext:value-type="string">
            <text:p>Pena está gritando por ayud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a-ra <text:s text:c="2"/>napon-ke</text:p>
          </table:table-cell>
          <table:table-cell office:value-type="string" calcext:value-type="string">
            <text:p>1:ABS-EV <text:s text:c="2"/>(llegar).al.medio.del-CMPL</text:p>
          </table:table-cell>
          <table:table-cell office:value-type="string" calcext:value-type="string">
            <text:p>Yo alcancé el centro (del río o del lago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1997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ke-ra <text:s text:c="3"/>xobo-n <text:s text:c="3"/>tsini-ai</text:p>
          </table:table-cell>
          <table:table-cell office:value-type="string" calcext:value-type="string">
            <text:p>niño:ABS-EV <text:s text:c="2"/>casa-LOC <text:s text:c="2"/>jugar-INC</text:p>
          </table:table-cell>
          <table:table-cell office:value-type="string" calcext:value-type="string">
            <text:p>El niño está jugando en ca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1990): pp. 3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kon <text:s text:c="2"/>ochíti-ra <text:s text:c="2"/>tapo-n <text:s text:c="2"/>ransa-[a]i</text:p>
          </table:table-cell>
          <table:table-cell office:value-type="string" calcext:value-type="string">
            <text:p>POSS1 <text:s text:c="2"/>comer:ABS-EV <text:s text:c="2"/>corteza.de.palma.piso-LOC <text:s text:c="2"/>bailar-INC</text:p>
          </table:table-cell>
          <table:table-cell office:value-type="string" calcext:value-type="string">
            <text:p>Mi perro está bailando en el piso de corteza de palm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6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kon <text:s text:c="2"/>bake-ra <text:s text:c="2"/>bachi-n <text:s text:c="2"/>oxa-[a]i</text:p>
          </table:table-cell>
          <table:table-cell office:value-type="string" calcext:value-type="string">
            <text:p>POSS1 <text:s text:c="2"/>hijo:ABS-EV <text:s text:c="2"/>mosquitero-LOC <text:s text:c="2"/>dormir-INC</text:p>
          </table:table-cell>
          <table:table-cell office:value-type="string" calcext:value-type="string">
            <text:p>Mi hijo está durmiendo en el mosquite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6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kon <text:s text:c="2"/>ohcíti-ra <text:s text:c="2"/>jojo <text:s text:c="2"/>ik-ai <text:s text:c="2"/>nii <text:s text:c="2"/>meran</text:p>
          </table:table-cell>
          <table:table-cell office:value-type="string" calcext:value-type="string">
            <text:p>POSS1 <text:s text:c="2"/>perro:ABS-EV <text:s text:c="2"/>ladrar-INC <text:s text:c="2"/>bosque <text:s text:c="2"/>adentro</text:p>
          </table:table-cell>
          <table:table-cell office:value-type="string" calcext:value-type="string">
            <text:p>Mi perro está ladrando en el bosq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6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ke-ra <text:s text:c="2"/>choron-ke <text:s text:c="2"/>kimisha-i</text:p>
          </table:table-cell>
          <table:table-cell office:value-type="string" calcext:value-type="string">
            <text:p>niño:ABS-EV <text:s text:c="2"/>saltar-CMPL <text:s text:c="2"/>tres-I</text:p>
          </table:table-cell>
          <table:table-cell office:value-type="string" calcext:value-type="string">
            <text:p>El niño saltó tres vec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6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oko-res <text:s text:c="2"/>pi-ai</text:p>
          </table:table-cell>
          <table:table-cell office:value-type="string" calcext:value-type="string">
            <text:p>un.poquito-solo <text:s text:c="2"/>comer-INC</text:p>
          </table:table-cell>
          <table:table-cell office:value-type="string" calcext:value-type="string">
            <text:p>Voy a comer solo un poqui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1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a-bicho-ra <text:s text:c="2"/>ka-[a]i</text:p>
          </table:table-cell>
          <table:table-cell table:style-name="ce69" office:value-type="string" calcext:value-type="string">
            <text:p>1-ABS-solamente-EV <text:s text:c="2"/>ir-INC</text:p>
          </table:table-cell>
          <table:table-cell office:value-type="string" calcext:value-type="string">
            <text:p>Solo yo estoy y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aust (1973: pp. 24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a-ra <text:s text:c="2"/>keen-tani-ke</text:p>
          </table:table-cell>
          <table:table-cell office:value-type="string" calcext:value-type="string">
            <text:p>1-ABS-EV <text:s text:c="2"/>querer-un.poco-CMPL</text:p>
          </table:table-cell>
          <table:table-cell office:value-type="string" calcext:value-type="string">
            <text:p>Me gusta un po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aust (1973: pp. 24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ke-ra <text:s text:c="2"/>ka-res-ai</text:p>
          </table:table-cell>
          <table:table-cell office:value-type="string" calcext:value-type="string">
            <text:p>niño:ABS-EV <text:s text:c="2"/>ir-solo-INC</text:p>
          </table:table-cell>
          <table:table-cell office:value-type="string" calcext:value-type="string">
            <text:p>El niño simplemente va / El niño sigue y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aust (1973: pp. 24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to <text:s text:c="2"/>bake-ra <text:s text:c="2"/>axe-bicho-ai</text:p>
          </table:table-cell>
          <table:table-cell office:value-type="string" calcext:value-type="string">
            <text:p>este <text:s text:c="2"/>niño:ABS-EV <text:s text:c="2"/>aprender-solo-INC</text:p>
          </table:table-cell>
          <table:table-cell office:value-type="string" calcext:value-type="string">
            <text:p>Este niño solo aprende / estudia (no hace nada más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aust (1973: pp. 24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2.879cm" svg:height="1.778cm" svg:x="16.521cm" svg:y="9.694cm" draw:caption-point-x="-4.541cm" draw:caption-point-y="1.513cm">
              <dc:date>2021-02-12T00:00:00</dc:date>
              <text:p text:style-name="P1"><text:span text:style-name="T1">Vale?</text:span></text:p>
            </office:annotation>
            <text:p>sabado-nin-ra <text:s text:c="2"/>e-a <text:s text:c="2"/>paboro-nin <text:s text:c="2"/>ka-kas-ai</text:p>
          </table:table-cell>
          <table:table-cell office:value-type="string" calcext:value-type="string">
            <text:p>sábado-TEMP-EV <text:s text:c="2"/>1-ABS <text:s text:c="2"/>ensenada-ALL <text:s text:c="2"/>ir-DES-INC</text:p>
          </table:table-cell>
          <table:table-cell office:value-type="string" calcext:value-type="string">
            <text:p>El sábado, yo quiero ir a la ensenad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1997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-a-ra <text:s text:c="2"/>nomi-ai</text:p>
          </table:table-cell>
          <table:table-cell office:value-type="string" calcext:value-type="string">
            <text:p>2-ABS-EV <text:s text:c="2"/>estar.sediento</text:p>
          </table:table-cell>
          <table:table-cell office:value-type="string" calcext:value-type="string">
            <text:p>Tú estás sedien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-a-ra <text:s text:c="2"/>niskan-ai</text:p>
          </table:table-cell>
          <table:table-cell office:value-type="string" calcext:value-type="string">
            <text:p>2-ABS-EV <text:s text:c="2"/>sudar-INC</text:p>
          </table:table-cell>
          <table:table-cell office:value-type="string" calcext:value-type="string">
            <text:p>Tú estás sud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a-ra <text:s text:c="2"/>chixot-ai</text:p>
          </table:table-cell>
          <table:table-cell office:value-type="string" calcext:value-type="string">
            <text:p>1-ABS-EV <text:s text:c="2"/>tener.diarrea-INC</text:p>
          </table:table-cell>
          <table:table-cell office:value-type="string" calcext:value-type="string">
            <text:p>Yo tengo diarrea|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2.879cm" svg:height="1.926cm" svg:x="16.521cm" svg:y="11.642cm" draw:caption-point-x="-4.541cm" draw:caption-point-y="1.512cm">
              <dc:date>2021-02-12T00:00:00</dc:date>
              <text:p text:style-name="P1"><text:span text:style-name="T1">Semantically active intransitive verbs?</text:span></text:p>
            </office:annotation>
            <text:p>ea-ra <text:s text:c="2"/>jiwi <text:s text:c="2"/>bochiki <text:s text:c="2"/>nee-ke <text:s text:c="2"/>bonko <text:s text:c="2"/>meran <text:s text:c="2"/>jiki-i</text:p>
          </table:table-cell>
          <table:table-cell office:value-type="string" calcext:value-type="string">
            <text:p>1:ABS-EV <text:s text:c="2"/>árbol <text:s text:c="2"/>arriba <text:s text:c="2"/>escalar-CMPL <text:s text:c="2"/>follaje <text:s text:c="2"/>adentro <text:s text:c="2"/>entrar-SSSI</text:p>
          </table:table-cell>
          <table:table-cell office:value-type="string" calcext:value-type="string">
            <text:p>Yo escalé el árbol escondiéndome en el follaj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i-ra <text:s text:c="2"/>be-ai</text:p>
          </table:table-cell>
          <table:table-cell office:value-type="string" calcext:value-type="string">
            <text:p>lluvia:ABS-EV <text:s text:c="2"/>venir.n.SG-INC</text:p>
          </table:table-cell>
          <table:table-cell office:value-type="string" calcext:value-type="string">
            <text:p>Está lloviendo / la lluvia está vin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i-ra <text:s text:c="2"/>bo-ai</text:p>
          </table:table-cell>
          <table:table-cell office:value-type="string" calcext:value-type="string">
            <text:p>lluvia:ABS-EV <text:s text:c="2"/>ir.n.SG-INC</text:p>
          </table:table-cell>
          <table:table-cell office:value-type="string" calcext:value-type="string">
            <text:p>La lluvia se está yendo a otro lado / está par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kanawa-ronki <text:s text:c="2"/>be-ai</text:p>
          </table:table-cell>
          <table:table-cell office:value-type="string" calcext:value-type="string">
            <text:p>escuela.de.peces:ABS:HSY <text:s text:c="2"/>venir.n.SG-INC</text:p>
          </table:table-cell>
          <table:table-cell office:value-type="string" calcext:value-type="string">
            <text:p>La escuela de peces está aproximándos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a-ra <text:s text:c="2"/>matsi-n <text:s text:c="2"/>ik-ai</text:p>
          </table:table-cell>
          <table:table-cell office:value-type="string" calcext:value-type="string">
            <text:p>1-ABS-EV <text:s text:c="2"/>frío-OBL <text:s text:c="2"/>hacer.I-INC</text:p>
          </table:table-cell>
          <table:table-cell office:value-type="string" calcext:value-type="string">
            <text:p>Yo tengo frí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a-ra <text:s text:c="2"/>mapé-ke <text:s text:c="2"/>jene <text:s text:c="2"/>merano-a-x</text:p>
          </table:table-cell>
          <table:table-cell office:value-type="string" calcext:value-type="string">
            <text:p>1-ABS-EV <text:s text:c="2"/>ir.arriba-CMPL <text:s text:c="2"/>agua.que.fluye <text:s text:c="2"/>adentro:LOC-ABL-S</text:p>
          </table:table-cell>
          <table:table-cell office:value-type="string" calcext:value-type="string">
            <text:p>Yo salí del agu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alenzuela (2003): pp. 34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-a-ra <text:s text:c="2"/>nawa-n <text:s text:c="2"/>ochíti-nin <text:s text:c="2"/>natex-ke</text:p>
          </table:table-cell>
          <table:table-cell office:value-type="string" calcext:value-type="string">
            <text:p>1-ABS-EV <text:s text:c="2"/>mestizo-GEN <text:s text:c="2"/>perro-ERG <text:s text:c="2"/>morder-CMPL</text:p>
          </table:table-cell>
          <table:table-cell office:value-type="string" calcext:value-type="string">
            <text:p>El perro del mestizo me mordió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10): pp. 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n-ra <text:s text:c="2"/>nawa-n <text:s text:c="2"/>ochíti <text:s text:c="2"/>jamá-ke</text:p>
          </table:table-cell>
          <table:table-cell office:value-type="string" calcext:value-type="string">
            <text:p>1-ERG-EV <text:s text:c="2"/>mestizo-GEN <text:s text:c="2"/>perro:ABS <text:s text:c="2"/>patear-CMPL</text:p>
          </table:table-cell>
          <table:table-cell office:value-type="string" calcext:value-type="string">
            <text:p>Yo pateé al perro del mestiz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10): pp. 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-n-ra <text:s text:c="2"/>jato <text:s text:c="2"/>keyo-ke</text:p>
          </table:table-cell>
          <table:table-cell office:value-type="string" calcext:value-type="string">
            <text:p>3-ERG-EV <text:s text:c="2"/>3p:ABS <text:s text:c="2"/>terminar-CMPL</text:p>
          </table:table-cell>
          <table:table-cell office:value-type="string" calcext:value-type="string">
            <text:p>Ella/él los/las exterminó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10): pp. 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na-n-ra <text:s text:c="2"/>bake-bo <text:s text:c="2"/>esé-bo <text:s text:c="2"/>meni-ai</text:p>
          </table:table-cell>
          <table:table-cell office:value-type="string" calcext:value-type="string">
            <text:p>Pena-ERG-EV <text:s text:c="2"/>niño-PL:ABS <text:s text:c="2"/>consejo-PL:ABS <text:s text:c="2"/>dar-INC</text:p>
          </table:table-cell>
          <table:table-cell office:value-type="string" calcext:value-type="string">
            <text:p>Pena les da consejos a los niñ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5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ta <text:s text:c="2"/>betan <text:s text:c="2"/>papa-n-ra <text:s text:c="2"/>jato-n <text:s text:c="2"/>bake-bo <text:s text:c="2"/>ese-ai</text:p>
          </table:table-cell>
          <table:table-cell office:value-type="string" calcext:value-type="string">
            <text:p>madre <text:s text:c="2"/>y <text:s text:c="2"/>padre-ERG-EV <text:s text:c="2"/>3p-GEN <text:s text:c="2"/>niño-PL:ABS <text:s text:c="2"/>aconsejar-INC</text:p>
          </table:table-cell>
          <table:table-cell office:value-type="string" calcext:value-type="string">
            <text:p>La madre y el padre aconsejaron a sus hij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so <text:s text:c="2"/>ino <text:s text:c="2"/>sinakan-ronki <text:s text:c="2"/>joni <text:s text:c="2"/>rabé <text:s text:c="2"/>pi-ke</text:p>
          </table:table-cell>
          <table:table-cell office:value-type="string" calcext:value-type="string">
            <text:p>negro <text:s text:c="2"/>jaguar <text:s text:c="2"/>feroz:ERG-REP <text:s text:c="2"/>persona <text:s text:c="2"/>dos:ABS <text:s text:c="2"/>comer-CMPL</text:p>
          </table:table-cell>
          <table:table-cell office:value-type="string" calcext:value-type="string">
            <text:p>(Dicen que) el feroz puma negro se comió a los dos hombr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-n-ra <text:s text:c="2"/>ea <text:s text:c="2"/>jamá-ke</text:p>
          </table:table-cell>
          <table:table-cell office:value-type="string" calcext:value-type="string">
            <text:p>3-ERG-EV <text:s text:c="2"/>1:ABS <text:s text:c="2"/>patear-INC</text:p>
          </table:table-cell>
          <table:table-cell office:value-type="string" calcext:value-type="string">
            <text:p>Ella/él me pateó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a-ra <text:s text:c="2"/>jamá-ke</text:p>
          </table:table-cell>
          <table:table-cell office:value-type="string" calcext:value-type="string">
            <text:p>1-ABS-EV <text:s text:c="2"/>patear-CMPL</text:p>
          </table:table-cell>
          <table:table-cell office:value-type="string" calcext:value-type="string">
            <text:p>Él/Ella me pateó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n-ra <text:s text:c="2"/>ja <text:s text:c="2"/>jamá-ke</text:p>
          </table:table-cell>
          <table:table-cell office:value-type="string" calcext:value-type="string">
            <text:p>1-ERG-EV <text:s text:c="2"/>3:ABS <text:s text:c="2"/>patear-CMPL</text:p>
          </table:table-cell>
          <table:table-cell office:value-type="string" calcext:value-type="string">
            <text:p>Yo le pateé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n-ra <text:s text:c="2"/>jamá-ke</text:p>
          </table:table-cell>
          <table:table-cell office:value-type="string" calcext:value-type="string">
            <text:p>1-ERG-EV <text:s text:c="2"/>patear-CMPL</text:p>
          </table:table-cell>
          <table:table-cell office:value-type="string" calcext:value-type="string">
            <text:p>Yo le pateé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os <text:s text:c="2"/>sako-n-ra <text:s text:c="2"/>e-a <text:s text:c="2"/>ares-ke</text:p>
          </table:table-cell>
          <table:table-cell office:value-type="string" calcext:value-type="string">
            <text:p>arroz <text:s text:c="2"/>saco-ERG-EV <text:s text:c="2"/>1-ABS <text:s text:c="2"/>derrotar-CMPL</text:p>
          </table:table-cell>
          <table:table-cell office:value-type="string" calcext:value-type="string">
            <text:p>El saco de arroz me superó (con su peso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1997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o-ra <text:s text:c="2"/>kinaman <text:s text:c="2"/>rete-ke</text:p>
          </table:table-cell>
          <table:table-cell office:value-type="string" calcext:value-type="string">
            <text:p>Mano:ABS-EV <text:s text:c="2"/>vomitar:ERG <text:s text:c="2"/>matar-CMPL</text:p>
          </table:table-cell>
          <table:table-cell office:value-type="string" calcext:value-type="string">
            <text:p>El vómito mató a Ma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10): pp. 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ene-n-ronki <text:s text:c="2"/>bake-bo <text:s text:c="2"/>rete-ke</text:p>
          </table:table-cell>
          <table:table-cell office:value-type="string" calcext:value-type="string">
            <text:p>agua.que.flota-ERG-REP <text:s text:c="2"/>niño-PL:ABS <text:s text:c="2"/>matar-CMPL</text:p>
          </table:table-cell>
          <table:table-cell office:value-type="string" calcext:value-type="string">
            <text:p>(Oí que) el niño se ahogó (lit. el agua flotando mató al niño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6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esna-n-ra <text:s text:c="2"/>wame <text:s text:c="2"/>pi-ai</text:p>
          </table:table-cell>
          <table:table-cell office:value-type="string" calcext:value-type="string">
            <text:p>Wesna-ERG-EV <text:s text:c="2"/>paiche <text:s text:c="2"/>comer-INC</text:p>
          </table:table-cell>
          <table:table-cell office:value-type="string" calcext:value-type="string">
            <text:p>Wesna come/está comiendo paich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10): pp. 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esna-ra <text:s text:c="2"/>(wame) <text:s text:c="2"/>pi-i <text:s text:c="2"/>i-t-a</text:p>
          </table:table-cell>
          <table:table-cell office:value-type="string" calcext:value-type="string">
            <text:p>Wesna:ABS-EV <text:s text:c="2"/>paiche:ABS <text:s text:c="2"/>comer-SIM.SS.S <text:s text:c="2"/>hacer.I-PROGR-INC</text:p>
          </table:table-cell>
          <table:table-cell office:value-type="string" calcext:value-type="string">
            <text:p>Wesna está comiendo (paiche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10): pp. 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na-n-ra <text:s text:c="2"/>jawen <text:s text:c="2"/>bene-n <text:s text:c="2"/>koton <text:s text:c="2"/>pe-kewe <text:s text:c="2"/>ak-ai</text:p>
          </table:table-cell>
          <table:table-cell office:value-type="string" calcext:value-type="string">
            <text:p>Pena-ERG-EV <text:s text:c="2"/>POSS3 <text:s text:c="2"/>esposo-GEN <text:s text:c="2"/>polo:ABS <text:s text:c="2"/>espalda-bordar-INC</text:p>
          </table:table-cell>
          <table:table-cell office:value-type="string" calcext:value-type="string">
            <text:p>Pena está bordando el polo de su esposo (en la espald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2): pp. 4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n-ra <text:s text:c="2"/>be-a <text:s text:c="2"/>iki <text:s text:c="2"/>nocho <text:s text:c="2"/>jana <text:s text:c="2"/>rao, <text:s text:c="2"/>kachiokea</text:p>
          </table:table-cell>
          <table:table-cell office:value-type="string" calcext:value-type="string">
            <text:p>1-ERG-EV <text:s text:c="2"/>traer-PP2 <text:s text:c="2"/>AUX <text:s text:c="2"/>caracol <text:s text:c="2"/>lengua <text:s text:c="2"/>medicina:ABS <text:s text:c="2"/>en.el.bosque-ABL</text:p>
          </table:table-cell>
          <table:table-cell office:value-type="string" calcext:value-type="string">
            <text:p>Yo traje medicina de nocho jana (planta) del bosqu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2): pp. 4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-baon-ra <text:s text:c="2"/>joni <text:s text:c="2"/>osan-ai</text:p>
          </table:table-cell>
          <table:table-cell office:value-type="string" calcext:value-type="string">
            <text:p>3-PL:ERG-EV <text:s text:c="2"/>persona:ABS <text:s text:c="2"/>reír.de-INC</text:p>
          </table:table-cell>
          <table:table-cell office:value-type="string" calcext:value-type="string">
            <text:p>Ellos se están riendo del hombr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2): pp. 4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-baon-ra <text:s text:c="2"/>joni <text:s text:c="2"/>osan-kan-ai</text:p>
          </table:table-cell>
          <table:table-cell office:value-type="string" calcext:value-type="string">
            <text:p>3-PL:ERG-EV <text:s text:c="2"/>persona:ABS <text:s text:c="2"/>reír.de-PL-INC</text:p>
          </table:table-cell>
          <table:table-cell office:value-type="string" calcext:value-type="string">
            <text:p>Ellos se están riendo del hombr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2): pp. 4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ni-ra <text:s text:c="3"/>osan-kan-ai</text:p>
          </table:table-cell>
          <table:table-cell office:value-type="string" calcext:value-type="string">
            <text:p>persona:ABS-EV <text:s text:c="2"/>reír.de-PL-INC</text:p>
          </table:table-cell>
          <table:table-cell office:value-type="string" calcext:value-type="string">
            <text:p>Ellos se están riendo del hombr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2): pp. 4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wa-n-ra <text:s text:c="2"/>machíto <text:s text:c="2"/>jone-ke <text:s text:c="2"/>nonti-n</text:p>
          </table:table-cell>
          <table:table-cell office:value-type="string" calcext:value-type="string">
            <text:p>Rawa-ERG-EV <text:s text:c="2"/>machete:ABS <text:s text:c="2"/>esconder-CMPL <text:s text:c="2"/>canoa-LOC</text:p>
          </table:table-cell>
          <table:table-cell office:value-type="string" calcext:value-type="string">
            <text:p>Rawa escondió el machete en la canoa (solo el machete estaba en la cano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2): pp. 4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wa-n-ra <text:s text:c="2"/>machito <text:s text:c="2"/>jone-ke <text:s text:c="2"/>nonti-n-xon</text:p>
          </table:table-cell>
          <table:table-cell office:value-type="string" calcext:value-type="string">
            <text:p>Rawa-ERG-EV <text:s text:c="2"/>machete:ABS <text:s text:c="2"/>esconder-CMPL <text:s text:c="2"/>canoa-LOC-T</text:p>
          </table:table-cell>
          <table:table-cell office:value-type="string" calcext:value-type="string">
            <text:p>Rawa escondió el machete en la canoa (también Rawa estaba en la cano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2): pp. 4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…ani <text:s text:c="2"/>nonti-n-xon <text:s text:c="2"/>westíora <text:s text:c="2"/>atsa <text:s text:c="2"/>xeati <text:s text:c="2"/>chomo <text:s text:c="2"/>keyo-kan-ke</text:p>
          </table:table-cell>
          <table:table-cell office:value-type="string" calcext:value-type="string">
            <text:p>grande <text:s text:c="2"/>canoa-LOC-T <text:s text:c="2"/>uno <text:s text:c="2"/>yuca <text:s text:c="2"/>bebida <text:s text:c="2"/>jarra:ABS <text:s text:c="2"/>terminar-PL-CMPL</text:p>
          </table:table-cell>
          <table:table-cell office:value-type="string" calcext:value-type="string">
            <text:p>…ellos se terminaron la jarra de cerveza de yuca en la gran cano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2): pp. 4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chíti-nin-ra <text:s text:c="2"/>bake <text:s text:c="2"/>natex-ke <text:s text:c="2"/>kimisha <text:s text:c="2"/>a-kin</text:p>
          </table:table-cell>
          <table:table-cell office:value-type="string" calcext:value-type="string">
            <text:p>perro-ERG-EV <text:s text:c="2"/>niño:ABS <text:s text:c="2"/>morderCMPL <text:s text:c="2"/>tres <text:s text:c="2"/>hacer-T</text:p>
          </table:table-cell>
          <table:table-cell office:value-type="string" calcext:value-type="string">
            <text:p>El perro mordió al niño tres vec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2): pp. 47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a-ra <text:s text:c="2"/>yapa <text:s text:c="2"/>pi-kas-ai</text:p>
          </table:table-cell>
          <table:table-cell office:value-type="string" calcext:value-type="string">
            <text:p>1-ABS-EV <text:s text:c="2"/>pescado:ABS comer-DES-INC</text:p>
          </table:table-cell>
          <table:table-cell office:value-type="string" calcext:value-type="string">
            <text:p>Yo quiero comer pesca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-ˈɻa-kɨ</text:p>
          </table:table-cell>
          <table:table-cell office:value-type="string" calcext:value-type="string">
            <text:p>comer-EV-CMPL</text:p>
          </table:table-cell>
          <table:table-cell office:value-type="string" calcext:value-type="string">
            <text:p>(Ella/él, lo) comió [evidencia directa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1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nkeman-ra <text:s text:c="2"/>jawen <text:s text:c="2"/>piakan <text:s text:c="2"/>pia-n <text:s text:c="2"/>koyaparo <text:s text:c="2"/>tsake. <text:s text:c="2"/>iaman-xon</text:p>
          </table:table-cell>
          <table:table-cell office:value-type="string" calcext:value-type="string">
            <text:p>Sanken:ERG-EV <text:s text:c="2"/>POS3 <text:s text:c="2"/>sobrino:GEN <text:s text:c="2"/>flecha-INST <text:s text:c="2"/>tucunaré:ABS <text:s text:c="2"/>disparar.flecha-CMPL <text:s text:c="2"/>lago-LOC-A</text:p>
          </table:table-cell>
          <table:table-cell office:value-type="string" calcext:value-type="string">
            <text:p>Sanken mató a un pez tucunaré con la flecha de su sobrino, en el la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isis-in-ra <text:s text:c="2"/>sankeman <text:s text:c="2"/>bake <text:s text:c="2"/>natex-ke</text:p>
          </table:table-cell>
          <table:table-cell office:value-type="string" calcext:value-type="string">
            <text:p>ischimi-ERG-EV <text:s text:c="2"/>Sanken:GEN <text:s text:c="2"/>niño:ABS <text:s text:c="2"/>picar-CMPL</text:p>
          </table:table-cell>
          <table:table-cell office:value-type="string" calcext:value-type="string">
            <text:p>La serpiente ischimi picó al hijo de Sanke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iwi-n-ra <text:s text:c="2"/>sani <text:s text:c="2"/>rishki-ke</text:p>
          </table:table-cell>
          <table:table-cell office:value-type="string" calcext:value-type="string">
            <text:p>árbol-ERG-EV <text:s text:c="2"/>Sani:ABS <text:s text:c="2"/>golpear-CMPL</text:p>
          </table:table-cell>
          <table:table-cell office:value-type="string" calcext:value-type="string">
            <text:p>El árbol golpeó a San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1997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-n-ra <text:s text:c="2"/>xobo <text:s text:c="2"/>mapé-ke</text:p>
          </table:table-cell>
          <table:table-cell office:value-type="string" calcext:value-type="string">
            <text:p>1-ERG-EV <text:s text:c="2"/>casa:ABS <text:s text:c="2"/>ir.arriba-CMPL</text:p>
          </table:table-cell>
          <table:table-cell office:value-type="string" calcext:value-type="string">
            <text:p>Yo subí a la cas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enzuela (2003): pp. 348</text:p>
          </table:table-cell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arina" table:style-name="ta2">
        <table:table-column table:style-name="co1" table:default-cell-style-name="ce48"/>
        <table:table-column table:style-name="co2" table:number-columns-repeated="3" table:default-cell-style-name="ce48"/>
        <table:table-column table:style-name="co3" table:default-cell-style-name="ce51"/>
        <table:table-column table:style-name="co4" table:default-cell-style-name="ce48"/>
        <table:table-column table:style-name="co7" table:number-columns-repeated="1017" table:default-cell-style-name="ce48"/>
        <table:table-column table:style-name="co5" table:default-cell-style-name="ce48"/>
        <table:table-row table:style-name="ro1">
          <table:table-cell table:style-name="ce70" table:number-columns-repeated="5"/>
          <table:table-cell table:number-columns-repeated="1019"/>
        </table:table-row>
        <table:table-row table:style-name="ro1">
          <table:table-cell table:style-name="ce49" office:value-type="string" calcext:value-type="string">
            <text:p>N.º INTR</text:p>
          </table:table-cell>
          <table:table-cell table:style-name="ce5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N.º TRAN</text:p>
          </table:table-cell>
          <table:table-cell table:style-name="ce51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65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u-á <text:s text:c="2"/>kad͡ʒá</text:p>
          </table:table-cell>
          <table:table-cell office:value-type="string" calcext:value-type="string">
            <text:p>correr-2ps/A <text:s text:c="2"/>hombre</text:p>
          </table:table-cell>
          <table:table-cell office:value-type="string" calcext:value-type="string">
            <text:p>El hombre corre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ʉ-á <text:s text:c="2"/>kʉraanáa</text:p>
          </table:table-cell>
          <table:table-cell office:value-type="string" calcext:value-type="string">
            <text:p>regresar-3ps/A <text:s text:c="2"/>jefe</text:p>
          </table:table-cell>
          <table:table-cell office:value-type="string" calcext:value-type="string">
            <text:p>El jefe regresa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-á <text:s text:c="2"/>siniherá</text:p>
          </table:table-cell>
          <table:table-cell office:value-type="string" calcext:value-type="string">
            <text:p>morir-3ps/A <text:s text:c="2"/>esposo</text:p>
          </table:table-cell>
          <table:table-cell office:value-type="string" calcext:value-type="string">
            <text:p>El esposo murió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haarutó-a <text:s text:c="2"/>kad͡ʒá</text:p>
          </table:table-cell>
          <table:table-cell office:value-type="string" calcext:value-type="string">
            <text:p>estar.caliente-3ps/A <text:s text:c="2"/>hombre</text:p>
          </table:table-cell>
          <table:table-cell office:value-type="string" calcext:value-type="string">
            <text:p>El hombre está caliente [por el calor]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d͡ʒa=té <text:s text:c="2"/>siní</text:p>
          </table:table-cell>
          <table:table-cell office:value-type="string" calcext:value-type="string">
            <text:p>hombre=FOC <text:s text:c="2"/>dormir:3ps/E</text:p>
          </table:table-cell>
          <table:table-cell office:value-type="string" calcext:value-type="string">
            <text:p>El hombre duerme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amanáa=te <text:s text:c="2"/>siní</text:p>
          </table:table-cell>
          <table:table-cell office:value-type="string" calcext:value-type="string">
            <text:p>hombre.joven=FOC <text:s text:c="2"/>dormir:3ps/E</text:p>
          </table:table-cell>
          <table:table-cell office:value-type="string" calcext:value-type="string">
            <text:p>El hombre joven duerme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ʉ-á <text:s text:c="2"/>kʉ-á</text:p>
          </table:table-cell>
          <table:table-cell office:value-type="string" calcext:value-type="string">
            <text:p>caminar-NTR <text:s text:c="2"/>ir-3ps/A</text:p>
          </table:table-cell>
          <table:table-cell office:value-type="string" calcext:value-type="string">
            <text:p>Él se fue a cazar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uta-ʉ=ne <text:s text:c="2"/>kʉ-ʉ̃</text:p>
          </table:table-cell>
          <table:table-cell office:value-type="string" calcext:value-type="string">
            <text:p>Nauta-LOC=FOC <text:s text:c="2"/>ir-1sg/E</text:p>
          </table:table-cell>
          <table:table-cell office:value-type="string" calcext:value-type="string">
            <text:p>Yo fui a Nauta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anari <text:s text:c="2"/>asae <text:s text:c="2"/>sini <text:s text:c="2"/>raj <text:s text:c="2"/>beree-kʉrʉ <text:s text:c="2"/>ajɲa</text:p>
          </table:table-cell>
          <table:table-cell office:value-type="string" calcext:value-type="string">
            <text:p>cobertizo <text:s text:c="2"/>debajo <text:s text:c="2"/>dormir:3ps/E <text:s text:c="2"/>POSS <text:s text:c="2"/>niño-PL <text:s text:c="2"/>con</text:p>
          </table:table-cell>
          <table:table-cell office:value-type="string" calcext:value-type="string">
            <text:p>Ella durmió debajo de un cobertizo con sus niños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reto-ana-a <text:s text:c="2"/>raj <text:s text:c="2"/>n=ʉsid͡ʒue=ne <text:s text:c="2"/>hãʉ</text:p>
          </table:table-cell>
          <table:table-cell office:value-type="string" calcext:value-type="string">
            <text:p>ser.largo-SPTL-3ps/D <text:s text:c="2"/>POSS <text:s text:c="2"/>3ps=uña=SUB <text:s text:c="2"/>porque</text:p>
          </table:table-cell>
          <table:table-cell office:value-type="string" calcext:value-type="string">
            <text:p>porque sus uñas son largas…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̃aʃihi-a <text:s text:c="2"/>kaa <text:s text:c="2"/>lureri</text:p>
          </table:table-cell>
          <table:table-cell office:value-type="string" calcext:value-type="string">
            <text:p>ser.pequeño-3ps/A <text:s text:c="2"/>esta <text:s text:c="2"/>casa</text:p>
          </table:table-cell>
          <table:table-cell office:value-type="string" calcext:value-type="string">
            <text:p>Esta casa es pequeña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taĩ <text:s text:c="2"/>kauato-a <text:s text:c="2"/>hãʉ</text:p>
          </table:table-cell>
          <table:table-cell office:value-type="string" calcext:value-type="string">
            <text:p>muy <text:s text:c="2"/>ser.bueno-3ps/D <text:s text:c="2"/>porque</text:p>
          </table:table-cell>
          <table:table-cell office:value-type="string" calcext:value-type="string">
            <text:p>Porque ella era muy hermosa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ʉrʉ-a <text:s text:c="2"/>biiɲa</text:p>
          </table:table-cell>
          <table:table-cell office:value-type="string" calcext:value-type="string">
            <text:p>llegar-3ps/A <text:s text:c="2"/>viejo.hombre</text:p>
          </table:table-cell>
          <table:table-cell office:value-type="string" calcext:value-type="string">
            <text:p>El anciano ha llegado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ii <text:s text:c="2"/>saabere <text:s text:c="2"/>laauhwiri <text:s text:c="2"/>ajɲa <text:s text:c="2"/>kʉ-a <text:s text:c="2"/>hãʉ <text:s text:c="2"/>hetau</text:p>
          </table:table-cell>
          <table:table-cell office:value-type="string" calcext:value-type="string">
            <text:p>ese <text:s text:c="2"/>machete <text:s text:c="2"/>pequeño <text:s text:c="2"/>con <text:s text:c="2"/>ir-3ps/D <text:s text:c="2"/>porque <text:s text:c="2"/>HRS</text:p>
          </table:table-cell>
          <table:table-cell office:value-type="string" calcext:value-type="string">
            <text:p>Porque él estaba yendo con ese pequeño machete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ʉ <text:s text:c="2"/>ajɲa <text:s text:c="2"/>rãasa-ʉre</text:p>
          </table:table-cell>
          <table:table-cell office:value-type="string" calcext:value-type="string">
            <text:p>ahí <text:s text:c="2"/>con <text:s text:c="2"/>bnailar-3pl/E</text:p>
          </table:table-cell>
          <table:table-cell office:value-type="string" calcext:value-type="string">
            <text:p>Ellos bailaron con ella ahí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elaja <text:s text:c="2"/>naĩ <text:s text:c="2"/>ukwana <text:s text:c="2"/>hana <text:s text:c="2"/>kʉ-e <text:s text:c="2"/>lehjhĩĩ <text:s text:c="2"/>kad͡ʒa</text:p>
          </table:table-cell>
          <table:table-cell office:value-type="string" calcext:value-type="string">
            <text:p>mismo.lugar <text:s text:c="2"/>ahí <text:s text:c="2"/>campo <text:s text:c="2"/>adentro <text:s text:c="2"/>ir-3ps/E <text:s text:c="2"/>uno <text:s text:c="2"/>hombre</text:p>
          </table:table-cell>
          <table:table-cell office:value-type="string" calcext:value-type="string">
            <text:p>Un hombre fue allí mismo a su campo (que estaba muy lejos)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=ukwana <text:s text:c="2"/>hana=te <text:s text:c="2"/>kʉ-e</text:p>
          </table:table-cell>
          <table:table-cell office:value-type="string" calcext:value-type="string">
            <text:p>3sg=campo <text:s text:c="2"/>adentro=FOC <text:s text:c="2"/>ir-3ps/E</text:p>
          </table:table-cell>
          <table:table-cell office:value-type="string" calcext:value-type="string">
            <text:p>Él fue a ["dentro"] de su campo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ru-a <text:s text:c="2"/>kutʉka <text:s text:c="2"/>hana</text:p>
          </table:table-cell>
          <table:table-cell office:value-type="string" calcext:value-type="string">
            <text:p>jugar-3ps/A <text:s text:c="2"/>charco <text:s text:c="2"/>adentro</text:p>
          </table:table-cell>
          <table:table-cell office:value-type="string" calcext:value-type="string">
            <text:p>Él está jugando en el charco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jhĩĩ <text:s text:c="2"/>hid͡ʒana-ad͡ʒa <text:s text:c="2"/>kʉane=te <text:s text:c="2"/>nesarid͡ʒãete-kʉre <text:s text:c="2"/>kad͡ʒa-ʉrʉ</text:p>
          </table:table-cell>
          <table:table-cell office:value-type="string" calcext:value-type="string">
            <text:p>uno <text:s text:c="2"/>cerbatana-solo <text:s text:c="2"/>adentro=FOC <text:s text:c="2"/>cazar-3pl/E <text:s text:c="2"/>hombre-PL</text:p>
          </table:table-cell>
          <table:table-cell office:value-type="string" calcext:value-type="string">
            <text:p>La gente cazaba solo con una cerbatana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de <text:s text:c="2"/>kahe=te <text:s text:c="2"/>hwa-e</text:p>
          </table:table-cell>
          <table:table-cell office:value-type="string" calcext:value-type="string">
            <text:p>cielo <text:s text:c="2"/>de=FOC <text:s text:c="2"/>descender-3ps/E</text:p>
          </table:table-cell>
          <table:table-cell office:value-type="string" calcext:value-type="string">
            <text:p>Ella vino del cielo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ureri <text:s text:c="2"/>kahe <text:s text:c="2"/>hwa-ʉ̃</text:p>
          </table:table-cell>
          <table:table-cell office:value-type="string" calcext:value-type="string">
            <text:p>casa <text:s text:c="2"/>de <text:s text:c="2"/>descender-1sg/E</text:p>
          </table:table-cell>
          <table:table-cell office:value-type="string" calcext:value-type="string">
            <text:p>He descendido de la casa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ii <text:s text:c="2"/>kahe=ne <text:s text:c="2"/>kwitʉkʉ-ʉ̃</text:p>
          </table:table-cell>
          <table:table-cell office:value-type="string" calcext:value-type="string">
            <text:p>eso <text:s text:c="2"/>de=FOC:1sg <text:s text:c="2"/>saber-1sg/E</text:p>
          </table:table-cell>
          <table:table-cell office:value-type="string" calcext:value-type="string">
            <text:p>De eso [experiencia], yo sé [i.e. Yo he aprendido a partir de esa situación]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uki <text:s text:c="2"/>kahe=te <text:s text:c="2"/>nid͡ʒataha-ĩ <text:s text:c="2"/>setʉ-e <text:s text:c="2"/>ate</text:p>
          </table:table-cell>
          <table:table-cell office:value-type="string" calcext:value-type="string">
            <text:p>cinco <text:s text:c="2"/>de=FOC <text:s text:c="2"/>tres-PRT <text:s text:c="2"/>pudrirse-3ps/E <text:s text:c="2"/>pescado</text:p>
          </table:table-cell>
          <table:table-cell office:value-type="string" calcext:value-type="string">
            <text:p>Tres de los cinco pescados se han podrido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kaʉrʉ <text:s text:c="2"/>kaihje <text:s text:c="2"/>ini-a <text:s text:c="2"/>kʉ-a</text:p>
          </table:table-cell>
          <table:table-cell office:value-type="string" calcext:value-type="string">
            <text:p>3pl <text:s text:c="2"/>detrás <text:s text:c="2"/>ir.arriba-NTR <text:s text:c="2"/>ir-3ps/A</text:p>
          </table:table-cell>
          <table:table-cell office:value-type="string" calcext:value-type="string">
            <text:p>Ella se subió detrás de ellos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mijo <text:s text:c="2"/>bana=te <text:s text:c="2"/>nebetaka-e</text:p>
          </table:table-cell>
          <table:table-cell office:value-type="string" calcext:value-type="string">
            <text:p>domingo <text:s text:c="2"/>cuando=FOC <text:s text:c="2"/>relajar-3ps/E</text:p>
          </table:table-cell>
          <table:table-cell office:value-type="string" calcext:value-type="string">
            <text:p>Los domingos, él se relaja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na+kwaaʉn-era <text:s text:c="2"/>kurenia=ne <text:s text:c="2"/>id͡ʒau-akaanʉ</text:p>
          </table:table-cell>
          <table:table-cell office:value-type="string" calcext:value-type="string">
            <office:annotation draw:style-name="gr2" draw:text-style-name="P2" svg:width="3.556cm" svg:height="2.138cm" svg:x="26.215cm" svg:y="14.838cm" draw:caption-point-x="-4.244cm" draw:caption-point-y="0.263cm">
              <dc:creator>user</dc:creator>
              <dc:date>2021-02-12T00:00:00</dc:date>
              <text:p text:style-name="P1"><text:span text:style-name="T4">user:</text:span></text:p>
              <text:p text:style-name="P1"><text:span text:style-name="T5">y la indexación?</text:span></text:p>
              <text:p text:style-name="P1"><text:span text:style-name="T1"/></text:p>
            </office:annotation>
            <text:p>1pl/in+crear-AG <text:s text:c="2"/>para=FOC:1pl <text:s text:c="2"/>vivir-1pl/ex</text:p>
          </table:table-cell>
          <table:table-cell office:value-type="string" calcext:value-type="string">
            <text:p>Nosotros vivimos para Dios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a=te <text:s text:c="2"/>amiane <text:s text:c="2"/>kana+kwaaʉn-era <text:s text:c="2"/>raj</text:p>
          </table:table-cell>
          <table:table-cell office:value-type="string" calcext:value-type="string">
            <text:p>ahora=FOC <text:s text:c="2"/>trabajar:3ps/E <text:s text:c="2"/>nuestro.creador <text:s text:c="2"/>para</text:p>
          </table:table-cell>
          <table:table-cell office:value-type="string" calcext:value-type="string">
            <text:p>Ahora, él trabaja para Dios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te <text:s text:c="2"/>akarʉʉ <text:s text:c="2"/>ɲasi-lanaala <text:s text:c="2"/>amʉ-e <text:s text:c="2"/>nii <text:s text:c="2"/>hanulari</text:p>
          </table:table-cell>
          <table:table-cell office:value-type="string" calcext:value-type="string">
            <text:p>pero <text:s text:c="2"/>3pl <text:s text:c="2"/>daño-sin <text:s text:c="2"/>caminar-3ps/E <text:s text:c="2"/>ese <text:s text:c="2"/>jaguar</text:p>
          </table:table-cell>
          <table:table-cell office:value-type="string" calcext:value-type="string">
            <text:p>Pero sin hacerles ningún daño, eso(s) jaguar(es) (se) fueron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jaane <text:s text:c="2"/>kwara-káʉ̃</text:p>
          </table:table-cell>
          <table:table-cell office:value-type="string" calcext:value-type="string">
            <text:p>achiote <text:s text:c="2"/>ver-1SG/A</text:p>
          </table:table-cell>
          <table:table-cell office:value-type="string" calcext:value-type="string">
            <text:p>Yo vi el achiote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jaane <text:s text:c="2"/>kwara-kãʉ̃</text:p>
          </table:table-cell>
          <table:table-cell office:value-type="string" calcext:value-type="string">
            <text:p>achiote <text:s text:c="2"/>ver-1SG/A</text:p>
          </table:table-cell>
          <table:table-cell office:value-type="string" calcext:value-type="string">
            <text:p>Yo vi la orina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witʉkʉ-á <text:s text:c="2"/>kad͡ʒá</text:p>
          </table:table-cell>
          <table:table-cell office:value-type="string" calcext:value-type="string">
            <text:p>conocer-3ps/A <text:s text:c="2"/>hombre</text:p>
          </table:table-cell>
          <table:table-cell office:value-type="string" calcext:value-type="string">
            <text:p>El hombre lo conoce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-urʉ-á <text:s text:c="2"/>id͡ʒaʉena-ʉrʉ́</text:p>
          </table:table-cell>
          <table:table-cell office:value-type="string" calcext:value-type="string">
            <text:p>matar-PL-3ps/A <text:s text:c="2"/>anciano-PL</text:p>
          </table:table-cell>
          <table:table-cell office:value-type="string" calcext:value-type="string">
            <text:p>Los ancianos lo mataron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ejd͡ʒʉ <text:s text:c="2"/>kwára-a <text:s text:c="2"/>kad͡ʒá</text:p>
          </table:table-cell>
          <table:table-cell office:value-type="string" calcext:value-type="string">
            <text:p>mono <text:s text:c="2"/>ver-3ps/A <text:s text:c="2"/>hombre</text:p>
          </table:table-cell>
          <table:table-cell office:value-type="string" calcext:value-type="string">
            <text:p>El hombre vió al mon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nʉ <text:s text:c="2"/>síʉra <text:s text:c="2"/>laauhwiri <text:s text:c="2"/>basihjaʉ-á <text:s text:c="2"/>kad͡ʒa <text:s text:c="2"/>báaso</text:p>
          </table:table-cell>
          <table:table-cell office:value-type="string" calcext:value-type="string">
            <text:p>1sg <text:s text:c="2"/>bolso <text:s text:c="2"/>pequeño <text:s text:c="2"/>robar-3ps/A <text:s text:c="2"/>hombre <text:s text:c="2"/>malo</text:p>
          </table:table-cell>
          <table:table-cell office:value-type="string" calcext:value-type="string">
            <text:p>El hombre malo robó mi pequeño bols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nʉ=né <text:s text:c="2"/>kwitʉkʉ-ʉ̃</text:p>
          </table:table-cell>
          <table:table-cell office:value-type="string" calcext:value-type="string">
            <text:p>1sg=FOC:1sg <text:s text:c="2"/>conocer-1sg/E</text:p>
          </table:table-cell>
          <table:table-cell office:value-type="string" calcext:value-type="string">
            <text:p>Yo lo conozc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kano=né <text:s text:c="2"/>kwara-ʉ̃</text:p>
          </table:table-cell>
          <table:table-cell office:value-type="string" calcext:value-type="string">
            <text:p>serpiente=FOC:1sg <text:s text:c="2"/>ver-1sg/E</text:p>
          </table:table-cell>
          <table:table-cell office:value-type="string" calcext:value-type="string">
            <text:p>Yo he visto una serpiente [foco en 'serpiente']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d͡ʒa=té <text:s text:c="2"/>enejd͡ʒʉ <text:s text:c="2"/>sw-é</text:p>
          </table:table-cell>
          <table:table-cell office:value-type="string" calcext:value-type="string">
            <text:p>hombre=FOC <text:s text:c="2"/>mono <text:s text:c="2"/>matar-3ps/E</text:p>
          </table:table-cell>
          <table:table-cell office:value-type="string" calcext:value-type="string">
            <text:p>El hombre mató al mon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nʉ=né <text:s text:c="2"/>enamanáa kwara-ʉ̃</text:p>
          </table:table-cell>
          <table:table-cell office:value-type="string" calcext:value-type="string">
            <text:p>1sg=FOC:1sg <text:s text:c="2"/>hombre.joven <text:s text:c="2"/>ver-1sg/E</text:p>
          </table:table-cell>
          <table:table-cell office:value-type="string" calcext:value-type="string">
            <text:p>Yo vi al hombre joven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bana id͡ʒafwa-a <text:s text:c="2"/>kad͡ʒa</text:p>
          </table:table-cell>
          <table:table-cell office:value-type="string" calcext:value-type="string">
            <text:p>collar.pecarí <text:s text:c="2"/>disparar-3ps/A <text:s text:c="2"/>hombre</text:p>
          </table:table-cell>
          <table:table-cell office:value-type="string" calcext:value-type="string">
            <text:p>El hombre disparó el collar de pecarí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te <text:s text:c="2"/>sẽohwa <text:s text:c="2"/>id͡ʒa-e</text:p>
          </table:table-cell>
          <table:table-cell office:value-type="string" calcext:value-type="string">
            <text:p>bote <text:s text:c="2"/>grande <text:s text:c="2"/>hacer-3ps/E</text:p>
          </table:table-cell>
          <table:table-cell office:value-type="string" calcext:value-type="string">
            <text:p>Él hizo un gran bote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od͡ʒa <text:s text:c="2"/>raj=ɲa <text:s text:c="2"/>te-ʉ̃</text:p>
          </table:table-cell>
          <table:table-cell office:value-type="string" calcext:value-type="string">
            <text:p>otro <text:s text:c="2"/>para=FOC:1sg <text:s text:c="2"/>dar-1sg/E</text:p>
          </table:table-cell>
          <table:table-cell office:value-type="string" calcext:value-type="string">
            <text:p>Se lo he pasado a otra persona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od͡ʒa <text:s text:c="2"/>id͡ʒau-naa <text:s text:c="2"/>ke <text:s text:c="2"/>id͡ʒau-rʉ-a</text:p>
          </table:table-cell>
          <table:table-cell office:value-type="string" calcext:value-type="string">
            <text:p>otro <text:s text:c="2"/>vivir-NOM <text:s text:c="2"/>VLI <text:s text:c="2"/>vivir-PL-3ps/A</text:p>
          </table:table-cell>
          <table:table-cell office:value-type="string" calcext:value-type="string">
            <text:p>Ellos viven una vida diferente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i=te <text:s text:c="2"/>baaso <text:s text:c="2"/>id͡ʒa-i</text:p>
          </table:table-cell>
          <table:table-cell office:value-type="string" calcext:value-type="string">
            <text:p>2sg=FOC <text:s text:c="2"/>malo <text:s text:c="2"/>hacer-2ps</text:p>
          </table:table-cell>
          <table:table-cell office:value-type="string" calcext:value-type="string">
            <text:p>Tú hiciste malas cosas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ʉa <text:s text:c="2"/>laauiɲaa-kʉrʉ <text:s text:c="2"/>fwi-ʉrʉ-a</text:p>
          </table:table-cell>
          <table:table-cell office:value-type="string" calcext:value-type="string">
            <text:p>árbol <text:s text:c="2"/>pequeño.PL-PL <text:s text:c="2"/>caer-PL-3ps/A</text:p>
          </table:table-cell>
          <table:table-cell office:value-type="string" calcext:value-type="string">
            <text:p>Ellos derribaron pequeños árboles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d͡ʒasiɲe <text:s text:c="2"/>kwara-kãʉ</text:p>
          </table:table-cell>
          <table:table-cell office:value-type="string" calcext:value-type="string">
            <text:p>nuevo <text:s text:c="2"/>ver-1sg/A</text:p>
          </table:table-cell>
          <table:table-cell office:value-type="string" calcext:value-type="string">
            <text:p>Yo he visto algo nuev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ree <text:s text:c="2"/>amaema-he <text:s text:c="2"/>hetau <text:s text:c="2"/>ʉnee <text:s text:c="2"/>bʉa <text:s text:c="2"/>kʉane</text:p>
          </table:table-cell>
          <table:table-cell office:value-type="string" calcext:value-type="string">
            <text:p>niño <text:s text:c="2"/>deambular-CNT:3ps/E <text:s text:c="2"/>HRS <text:s text:c="2"/>kinkajú <text:s text:c="2"/>bolsa <text:s text:c="2"/>adentro</text:p>
          </table:table-cell>
          <table:table-cell office:value-type="string" calcext:value-type="string">
            <text:p>El kinkajú lleva a su cría en una bolsa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rasihje <text:s text:c="2"/>siiri <text:s text:c="2"/>bihi <text:s text:c="2"/>kʉane</text:p>
          </table:table-cell>
          <table:table-cell office:value-type="string" calcext:value-type="string">
            <text:p>estrella <text:s text:c="2"/>tener:3ps/E <text:s text:c="2"/>mano <text:s text:c="2"/>adentro</text:p>
          </table:table-cell>
          <table:table-cell office:value-type="string" calcext:value-type="string">
            <text:p>Él tiene las estrellas en su man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hjune <text:s text:c="2"/>kaja-hakwa-ʉrʉ-a <text:s text:c="2"/>kad͡ʒa-ʉrʉ <text:s text:c="2"/>kahe</text:p>
          </table:table-cell>
          <table:table-cell office:value-type="string" calcext:value-type="string">
            <text:p>ropas <text:s text:c="2"/>confiscar-DSTR-PL-3ps/A <text:s text:c="2"/>hombre-PL <text:s text:c="2"/>de</text:p>
          </table:table-cell>
          <table:table-cell office:value-type="string" calcext:value-type="string">
            <text:p>Ellos le quitaron la ropa a la gente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ihje <text:s text:c="2"/>tʉrʉ-ĩ <text:s text:c="2"/>fwanara <text:s text:c="2"/>basihjaʉ-a</text:p>
          </table:table-cell>
          <table:table-cell office:value-type="string" calcext:value-type="string">
            <text:p>detrás <text:s text:c="2"/>llegar-PRT <text:s text:c="2"/>plátano <text:s text:c="2"/>robar-3ps/A</text:p>
          </table:table-cell>
          <table:table-cell office:value-type="string" calcext:value-type="string">
            <text:p>Él se robó plátanos detrás [a espaldas de alguien]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d͡ʒa-kʉrʉ-a <text:s text:c="2"/>leod͡ʒa-ʉrʉ</text:p>
          </table:table-cell>
          <table:table-cell office:value-type="string" calcext:value-type="string">
            <text:p>hacer-PL-3ps/A <text:s text:c="2"/>otro-PL</text:p>
          </table:table-cell>
          <table:table-cell office:value-type="string" calcext:value-type="string">
            <text:p>Los otros lo hicieron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ulere <text:s text:c="2"/>rʉkʉele <text:s text:c="2"/>ke=te <text:s text:c="2"/>ne-kurete-ʉre <text:s text:c="2"/>akaʉrʉ</text:p>
          </table:table-cell>
          <table:table-cell office:value-type="string" calcext:value-type="string">
            <text:p>todo.tipo <text:s text:c="2"/>cosas <text:s text:c="2"/>VLI=FOC <text:s text:c="2"/>ITR-comprar-3pl/E <text:s text:c="2"/>3pl</text:p>
          </table:table-cell>
          <table:table-cell office:value-type="string" calcext:value-type="string">
            <text:p>Ellos venden todo tipo de cosas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3.556cm" svg:height="2.138cm" svg:x="16.203cm" svg:y="27.517cm" draw:caption-point-x="-4.223cm" draw:caption-point-y="0.242cm">
              <dc:creator>user</dc:creator>
              <dc:date>2021-02-12T00:00:00</dc:date>
              <text:p text:style-name="P1"><text:span text:style-name="T4">user:</text:span></text:p>
              <text:p text:style-name="P1"><text:span text:style-name="T5">Vale?</text:span></text:p>
              <text:p text:style-name="P1"><text:span text:style-name="T1"/></text:p>
            </office:annotation>
            <text:p>iɲoaelʉ <text:s text:c="2"/>ne-nakaʉrʉ <text:s text:c="2"/>kad͡ʒa-ʉrʉ <text:s text:c="2"/>hetau=te <text:s text:c="2"/>erʉ-rehete</text:p>
          </table:table-cell>
          <table:table-cell office:value-type="string" calcext:value-type="string">
            <text:p>antes <text:s text:c="2"/>ser-aquellos.que <text:s text:c="2"/>hombre-PL <text:s text:c="2"/>HRS=FOC <text:s text:c="2"/>encontrar-HAB1:3ps/E</text:p>
          </table:table-cell>
          <table:table-cell office:value-type="string" calcext:value-type="string">
            <text:p>Se dice que los antiguos los encontraron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a <text:s text:c="2"/>netohewĩ=te <text:s text:c="2"/>ate <text:s text:c="2"/>mʉkʉ-ʉre <text:s text:c="2"/>katai <text:s text:c="2"/>ke</text:p>
          </table:table-cell>
          <table:table-cell office:value-type="string" calcext:value-type="string">
            <text:p>ahora <text:s text:c="2"/>hasta=FOC <text:s text:c="2"/>pez <text:s text:c="2"/>atrapar-3pl/E <text:s text:c="2"/>gancho <text:s text:c="2"/>INST</text:p>
          </table:table-cell>
          <table:table-cell office:value-type="string" calcext:value-type="string">
            <text:p>Hasta ahora, ellos atrapan peces con un ganch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ɲoaelʉ <text:s text:c="2"/>kahe <text:s text:c="2"/>kwaaʉne-ĩ <text:s text:c="2"/>fwanara <text:s text:c="2"/>ki-akaanʉ</text:p>
          </table:table-cell>
          <table:table-cell office:value-type="string" calcext:value-type="string">
            <text:p>antes <text:s text:c="2"/>de <text:s text:c="2"/>crear-PRT <text:s text:c="2"/>plátano <text:s text:c="2"/>comer-1pl/ex</text:p>
          </table:table-cell>
          <table:table-cell office:value-type="string" calcext:value-type="string">
            <text:p>Desde siempre, nosotros hemos comido plátanos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rʉari-ʉrʉ <text:s text:c="2"/>ahaiɲe <text:s text:c="2"/>ne-ĩ <text:s text:c="2"/>kʉ-e</text:p>
          </table:table-cell>
          <table:table-cell office:value-type="string" calcext:value-type="string">
            <text:p>mosquitero-PL <text:s text:c="2"/>paiche.pez <text:s text:c="2"/>ser-PRT <text:s text:c="2"/>ir-3ps/E</text:p>
          </table:table-cell>
          <table:table-cell office:value-type="string" calcext:value-type="string">
            <text:p>El mosquitero se convierte en un pez paiche</text:p>
          </table:table-cell>
          <table:table-cell>
            <office:annotation draw:style-name="gr2" draw:text-style-name="P2" svg:width="3.556cm" svg:height="2.138cm" svg:x="38.174cm" svg:y="28.956cm" draw:caption-point-x="-4.223cm" draw:caption-point-y="0.264cm">
              <dc:creator>user</dc:creator>
              <dc:date>2021-02-12T00:00:00</dc:date>
              <text:p text:style-name="P1"><text:span text:style-name="T4">user:</text:span></text:p>
              <text:p text:style-name="P1"><text:span text:style-name="T5">I o T?</text:span></text:p>
              <text:p text:style-name="P1"><text:span text:style-name="T1"/></text:p>
            </office:annotation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ejd͡ʒʉ <text:s text:c="2"/>su-a=ne <text:s text:c="2"/>hãʉ</text:p>
          </table:table-cell>
          <table:table-cell office:value-type="string" calcext:value-type="string">
            <text:p>mono <text:s text:c="2"/>matar-3ps/D=SUB <text:s text:c="2"/>porque</text:p>
          </table:table-cell>
          <table:table-cell office:value-type="string" calcext:value-type="string">
            <text:p>Porque él mató al mon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ka=te <text:s text:c="2"/>enejd͡ʒʉ <text:s text:c="2"/>sw-e</text:p>
          </table:table-cell>
          <table:table-cell office:value-type="string" calcext:value-type="string">
            <text:p>3sg=FOC <text:s text:c="2"/>mono <text:s text:c="2"/>matar-3ps/E</text:p>
          </table:table-cell>
          <table:table-cell office:value-type="string" calcext:value-type="string">
            <text:p>Él [foco] mató al mon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ejd͡ʒʉ <text:s text:c="2"/>su-a</text:p>
          </table:table-cell>
          <table:table-cell office:value-type="string" calcext:value-type="string">
            <text:p>mono <text:s text:c="2"/>matar-3ps/A</text:p>
          </table:table-cell>
          <table:table-cell office:value-type="string" calcext:value-type="string">
            <text:p>Él mató al mono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mpís" table:style-name="ta1">
        <table:table-column table:style-name="co1" table:default-cell-style-name="ce48"/>
        <table:table-column table:style-name="co2" table:number-columns-repeated="3" table:default-cell-style-name="ce48"/>
        <table:table-column table:style-name="co3" table:default-cell-style-name="ce51"/>
        <table:table-column table:style-name="co4" table:default-cell-style-name="ce48"/>
        <table:table-column table:style-name="co5" table:number-columns-repeated="1018" table:default-cell-style-name="ce48"/>
        <table:table-row table:style-name="ro1">
          <table:table-cell table:number-columns-repeated="4"/>
          <table:table-cell table:style-name="ce48"/>
          <table:table-cell table:number-columns-repeated="1019"/>
        </table:table-row>
        <table:table-row table:style-name="ro1">
          <table:table-cell table:style-name="ce49" office:value-type="string" calcext:value-type="string">
            <text:p>N.º INTR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2"/>
          <table:table-cell table:style-name="ce48"/>
          <table:table-cell table:number-columns-repeated="1019"/>
        </table:table-row>
        <table:table-row table:style-name="ro1">
          <table:table-cell table:style-name="ce49" office:value-type="string" calcext:value-type="string">
            <text:p>N.º LOC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/>
          <table:table-cell table:style-name="ce48"/>
          <table:table-cell table:number-columns-repeated="1019"/>
        </table:table-row>
        <table:table-row table:style-name="ro1">
          <table:table-cell table:style-name="ce49" office:value-type="string" calcext:value-type="string">
            <text:p>N.º DIR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/>
          <table:table-cell table:style-name="ce48"/>
          <table:table-cell table:number-columns-repeated="1019"/>
        </table:table-row>
        <table:table-row table:style-name="ro1">
          <table:table-cell table:style-name="ce49" office:value-type="string" calcext:value-type="string">
            <text:p>N.º INV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/>
          <table:table-cell table:style-name="ce48"/>
          <table:table-cell table:number-columns-repeated="1019"/>
        </table:table-row>
        <table:table-row table:style-name="ro1">
          <table:table-cell table:style-name="ce49" office:value-type="string" calcext:value-type="string">
            <text:p>N.º NLOC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/>
          <table:table-cell table:style-name="ce48"/>
          <table:table-cell table:number-columns-repeated="1019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65" office:value-type="float" office:value="57" calcext:value-type="float">
            <text:p>57</text:p>
          </table:table-cell>
          <table:table-cell table:number-columns-repeated="2"/>
          <table:table-cell table:style-name="ce48"/>
          <table:table-cell table:number-columns-repeated="1019"/>
        </table:table-row>
        <table:table-row table:style-name="ro1">
          <table:table-cell table:number-columns-repeated="4"/>
          <table:table-cell table:style-name="ce48"/>
          <table:table-cell table:number-columns-repeated="1019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ɨ-a-ha-i</text:p>
          </table:table-cell>
          <table:table-cell office:value-type="string" calcext:value-type="string">
            <text:p>ir-IPFV-1SG.SUJ-DECL</text:p>
          </table:table-cell>
          <table:table-cell office:value-type="string" calcext:value-type="string">
            <text:p>Yo estoy yend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na-ra-ma-ha-i</text:p>
          </table:table-cell>
          <table:table-cell office:value-type="string" calcext:value-type="string">
            <text:p>dormir.PFV-DISTR-IMM.PT-1SG.SUJ-DECL</text:p>
          </table:table-cell>
          <table:table-cell office:value-type="string" calcext:value-type="string">
            <text:p>Yo dormí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ɨ <text:s text:c="2"/>uɨka-sa-mɨ</text:p>
          </table:table-cell>
          <table:table-cell office:value-type="string" calcext:value-type="string">
            <text:p>2sg <text:s text:c="2"/>caminar-ATT-2SG.SUJ+DECL</text:p>
          </table:table-cell>
          <table:table-cell office:value-type="string" calcext:value-type="string">
            <text:p>Tú caminaste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ásɨ ampúawai [...]</text:p>
          </table:table-cell>
          <table:table-cell office:value-type="string" calcext:value-type="string">
            <text:p>násɨ <text:s text:c="2"/>ampu-a-ua-i</text:p>
          </table:table-cell>
          <table:table-cell office:value-type="string" calcext:value-type="string">
            <text:p>viento <text:s text:c="2"/>soplar-IPFV-3.SUJ-DECL</text:p>
          </table:table-cell>
          <table:table-cell office:value-type="string" calcext:value-type="string">
            <text:p>El viento está soplando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áwarãĩ</text:p>
          </table:table-cell>
          <table:table-cell office:value-type="string" calcext:value-type="string">
            <text:p>iu-áu-ara-ĩ</text:p>
          </table:table-cell>
          <table:table-cell office:value-type="string" calcext:value-type="string">
            <text:p>comer-HIAF-PL-3.PFV+DECL</text:p>
          </table:table-cell>
          <table:table-cell office:value-type="string" calcext:value-type="string">
            <text:p>Ellos acaban de comer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káji</text:p>
          </table:table-cell>
          <table:table-cell office:value-type="string" calcext:value-type="string">
            <text:p>ha-ka-ji</text:p>
          </table:table-cell>
          <table:table-cell office:value-type="string" calcext:value-type="string">
            <text:p>morir-INTENS-3.PT+DECL</text:p>
          </table:table-cell>
          <table:table-cell office:value-type="string" calcext:value-type="string">
            <text:p>Él acaba de morir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6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hupata <text:s text:c="2"/>uiʃi-ra-ma-ji</text:p>
          </table:table-cell>
          <table:table-cell office:value-type="string" calcext:value-type="string">
            <text:p>Puhupata <text:s text:c="2"/>reír-DISTR-REC.PT-3.PT</text:p>
          </table:table-cell>
          <table:table-cell office:value-type="string" calcext:value-type="string">
            <text:p>Puhupata rió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ílio wɨ́maji</text:p>
          </table:table-cell>
          <table:table-cell office:value-type="string" calcext:value-type="string">
            <text:p>Atilio <text:s text:c="2"/>uɨ-ma-ji</text:p>
          </table:table-cell>
          <table:table-cell office:value-type="string" calcext:value-type="string">
            <text:p>Atilio <text:s text:c="2"/>ir-REC.PT-3.P+DECL</text:p>
          </table:table-cell>
          <table:table-cell office:value-type="string" calcext:value-type="string">
            <text:p>Atilio fue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úmi ʃíir jutúkti</text:p>
          </table:table-cell>
          <table:table-cell office:value-type="string" calcext:value-type="string">
            <text:p>iumi <text:s text:c="2"/>ʃiira <text:s text:c="2"/>iutu-ka-ti</text:p>
          </table:table-cell>
          <table:table-cell office:value-type="string" calcext:value-type="string">
            <text:p>lluvia <text:s text:c="2"/>muy <text:s text:c="2"/>llover-INTENS-JUSS</text:p>
          </table:table-cell>
          <table:table-cell office:value-type="string" calcext:value-type="string">
            <text:p>¡Que la lluvia llueva fuert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hupata <text:s text:c="2"/>uiʃi-a-ua-i</text:p>
          </table:table-cell>
          <table:table-cell office:value-type="string" calcext:value-type="string">
            <text:p>Puhupata <text:s text:c="2"/>reir-IPFV-3SG.SUJ-DECL</text:p>
          </table:table-cell>
          <table:table-cell office:value-type="string" calcext:value-type="string">
            <text:p>Puhupata ríe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ðína úutɨawɛɛ</text:p>
          </table:table-cell>
          <table:table-cell office:value-type="string" calcext:value-type="string">
            <text:p>Dina <text:s text:c="2"/>uutɨ-a-ua-i</text:p>
          </table:table-cell>
          <table:table-cell office:value-type="string" calcext:value-type="string">
            <text:p>Dina <text:s text:c="2"/>llorar-IPFV-3SUJ-DECL</text:p>
          </table:table-cell>
          <table:table-cell office:value-type="string" calcext:value-type="string">
            <text:p>Dina está llorand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ɨnt͡sánam jukúmaji</text:p>
          </table:table-cell>
          <table:table-cell office:value-type="string" calcext:value-type="string">
            <text:p>ɨnt͡sa=nama <text:s text:c="2"/>jukuma-ji</text:p>
          </table:table-cell>
          <table:table-cell office:value-type="string" calcext:value-type="string">
            <text:p>río=LOC <text:s text:c="2"/>nada+IPFV-3.PT+DECL</text:p>
          </table:table-cell>
          <table:table-cell office:value-type="string" calcext:value-type="string">
            <text:p>Voy a nadar al rí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úawɛɛ</text:p>
          </table:table-cell>
          <table:table-cell office:value-type="string" calcext:value-type="string">
            <text:p>iu-a-ua-i</text:p>
          </table:table-cell>
          <table:table-cell office:value-type="string" calcext:value-type="string">
            <text:p>comer-IPFV-3,SUJ-DECL</text:p>
          </table:table-cell>
          <table:table-cell office:value-type="string" calcext:value-type="string">
            <text:p>Él está com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̃áji</text:p>
          </table:table-cell>
          <table:table-cell office:value-type="string" calcext:value-type="string">
            <text:p>hɨ̃á-ji</text:p>
          </table:table-cell>
          <table:table-cell office:value-type="string" calcext:value-type="string">
            <text:p>llegar+HIAF-3.PT+DECL</text:p>
          </table:table-cell>
          <table:table-cell office:value-type="string" calcext:value-type="string">
            <text:p>Él acaba de lleg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ʃiíkmimɨ</text:p>
          </table:table-cell>
          <table:table-cell office:value-type="string" calcext:value-type="string">
            <text:p>ʃiikima-i-mɨ</text:p>
          </table:table-cell>
          <table:table-cell office:value-type="string" calcext:value-type="string">
            <text:p>sonarse.la.nariz-LOAF-3.SUJ+DECL</text:p>
          </table:table-cell>
          <table:table-cell office:value-type="string" calcext:value-type="string">
            <text:p>Él se acaba de sonar la nari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ʲahɛɛ</text:p>
          </table:table-cell>
          <table:table-cell office:value-type="string" calcext:value-type="string">
            <text:p>ti-ta-ha-i</text:p>
          </table:table-cell>
          <table:table-cell office:value-type="string" calcext:value-type="string">
            <text:p>decir+LOAF-IMM.FUT-1SG.SUJ-DECL</text:p>
          </table:table-cell>
          <table:table-cell office:value-type="string" calcext:value-type="string">
            <text:p>Yo dir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206</text:p>
          </table:table-cell>
          <table:table-cell table:number-columns-repeated="1018"/>
        </table:table-row>
        <table:table-row table:style-name="ro1">
          <table:table-cell table:style-name="ce71" office:value-type="string" calcext:value-type="string">
            <text:p>amúawɛi</text:p>
          </table:table-cell>
          <table:table-cell office:value-type="string" calcext:value-type="string">
            <text:p>amu-a-ua-i</text:p>
          </table:table-cell>
          <table:table-cell office:value-type="string" calcext:value-type="string">
            <text:p>terminar-IPFV-3.SUJ-DECL</text:p>
          </table:table-cell>
          <table:table-cell office:value-type="string" calcext:value-type="string">
            <text:p>Ella/él está terminando</text:p>
          </table:table-cell>
          <table:table-cell table:style-name="ce72" office:value-type="string" calcext:value-type="string">
            <text:p>I</text:p>
          </table:table-cell>
          <table:table-cell office:value-type="string" calcext:value-type="string">
            <text:p>Peña (2015): pp. 209</text:p>
          </table:table-cell>
          <table:table-cell table:number-columns-repeated="2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</table:table-row>
        <table:table-row table:style-name="ro1">
          <table:table-cell table:style-name="ce71" office:value-type="string" calcext:value-type="string">
            <text:p>táhi</text:p>
          </table:table-cell>
          <table:table-cell office:value-type="string" calcext:value-type="string">
            <text:p>ta-hi</text:p>
          </table:table-cell>
          <table:table-cell office:value-type="string" calcext:value-type="string">
            <text:p>decir+IPFV-1PL.SUJ+DECL</text:p>
          </table:table-cell>
          <table:table-cell office:value-type="string" calcext:value-type="string">
            <text:p>Nosotros estamos diciendo</text:p>
          </table:table-cell>
          <table:table-cell table:style-name="ce72" office:value-type="string" calcext:value-type="string">
            <text:p>I</text:p>
          </table:table-cell>
          <table:table-cell office:value-type="string" calcext:value-type="string">
            <text:p>Peña (2015): pp. 214</text:p>
          </table:table-cell>
          <table:table-cell table:number-columns-repeated="2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  <table:table-cell table:style-name="ce71"/>
          <table:table-cell table:number-columns-repeated="3"/>
        </table:table-row>
        <table:table-row table:style-name="ro2">
          <table:table-cell table:style-name="ce61" office:value-type="string" calcext:value-type="string">
            <text:p>átum wɨkásrumɨ </text:p>
          </table:table-cell>
          <table:table-cell table:style-name="ce61" office:value-type="string" calcext:value-type="string">
            <text:p>atumɨ   wɨka-sa-rumɨ </text:p>
          </table:table-cell>
          <table:table-cell office:value-type="string" calcext:value-type="string">
            <text:p>2PL <text:s text:c="2"/>caminar-ATT-2PL.SBJ+DECL</text:p>
          </table:table-cell>
          <table:table-cell office:value-type="string" calcext:value-type="string">
            <text:p>Ustedes acaban de camina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ña (2015): pp. 66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áhamɨ</text:p>
          </table:table-cell>
          <table:table-cell office:value-type="string" calcext:value-type="string">
            <text:p>ta-hamɨ</text:p>
          </table:table-cell>
          <table:table-cell office:value-type="string" calcext:value-type="string">
            <text:p>decir+IPFV-1SG&gt;2SG+DECL</text:p>
          </table:table-cell>
          <table:table-cell office:value-type="string" calcext:value-type="string">
            <text:p>Yo te estoy diciendo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i <text:s text:c="2"/>ami=na <text:s text:c="2"/>uaina-ka-ma-hamɨ</text:p>
          </table:table-cell>
          <table:table-cell office:value-type="string" calcext:value-type="string">
            <text:p>1SG <text:s text:c="2"/>2SG=ACC <text:s text:c="2"/>ver-INTENS-REC.PT-1SG&gt;2SG+DECL</text:p>
          </table:table-cell>
          <table:table-cell office:value-type="string" calcext:value-type="string">
            <text:p>Yo te vi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áharmɨ</text:p>
          </table:table-cell>
          <table:table-cell office:value-type="string" calcext:value-type="string">
            <text:p>ta-harumɨ</text:p>
          </table:table-cell>
          <table:table-cell office:value-type="string" calcext:value-type="string">
            <text:p>decir+IPFV-1SG&gt;2SG+DECL</text:p>
          </table:table-cell>
          <table:table-cell office:value-type="string" calcext:value-type="string">
            <text:p>Yo les estoy diciendo (a ustedes)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áhimɨ</text:p>
          </table:table-cell>
          <table:table-cell office:value-type="string" calcext:value-type="string">
            <text:p>ta-himɨ</text:p>
          </table:table-cell>
          <table:table-cell office:value-type="string" calcext:value-type="string">
            <text:p>decir+IPFV-1PL&gt;2SG+DECL</text:p>
          </table:table-cell>
          <table:table-cell office:value-type="string" calcext:value-type="string">
            <text:p>Nosotros te estamos diciendo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i <text:s text:c="2"/>atumi=na <text:s text:c="2"/>uaina-ka-ma-hirumɨ</text:p>
          </table:table-cell>
          <table:table-cell office:value-type="string" calcext:value-type="string">
            <text:p>1PL <text:s text:c="2"/>2PL=ACC <text:s text:c="2"/>ver-INTENS-REC.PT-1PL&gt;2PL+DECL</text:p>
          </table:table-cell>
          <table:table-cell office:value-type="string" calcext:value-type="string">
            <text:p>Nosotros los vimos (a ustedes)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áhirmɨ</text:p>
          </table:table-cell>
          <table:table-cell office:value-type="string" calcext:value-type="string">
            <text:p>ta-hi-rumɨ</text:p>
          </table:table-cell>
          <table:table-cell office:value-type="string" calcext:value-type="string">
            <text:p>decir+IPFV-1PL&gt;2PL+DECL</text:p>
          </table:table-cell>
          <table:table-cell office:value-type="string" calcext:value-type="string">
            <text:p>Nosotros les estamos diciendo (a ustedes)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ɨ <text:s text:c="2"/>mi=na <text:s text:c="2"/>uaina-a-ua-mɨ</text:p>
          </table:table-cell>
          <table:table-cell office:value-type="string" calcext:value-type="string">
            <text:p>2SG <text:s text:c="2"/>1SG=ACC <text:s text:c="2"/>ver-IPFC-2SG.SU+DECL</text:p>
          </table:table-cell>
          <table:table-cell office:value-type="string" calcext:value-type="string">
            <text:p>Tú me estás viendo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ɨ <text:s text:c="2"/>mi=na <text:s text:c="2"/>uaina-ka-ma-mɨ</text:p>
          </table:table-cell>
          <table:table-cell office:value-type="string" calcext:value-type="string">
            <text:p>2SG <text:s text:c="2"/>1SG=ACC <text:s text:c="2"/>ver-INTENS-REC.PT-2SG.SUJ+DECL</text:p>
          </table:table-cell>
          <table:table-cell office:value-type="string" calcext:value-type="string">
            <text:p>Tú me viste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mɨ t͡sanúrɨamɨ</text:p>
          </table:table-cell>
          <table:table-cell office:value-type="string" calcext:value-type="string">
            <text:p>amɨ <text:s text:c="2"/>t͡sanu-ru-a-mɨ</text:p>
          </table:table-cell>
          <table:table-cell office:value-type="string" calcext:value-type="string">
            <text:p>2SG <text:s text:c="2"/>mentir-1SG.OBJ-IPFV-2SG.SUJ+DECL</text:p>
          </table:table-cell>
          <table:table-cell office:value-type="string" calcext:value-type="string">
            <text:p>Tú me estás mintiendo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mɨka t͡sanúrkartamɨ</text:p>
          </table:table-cell>
          <table:table-cell office:value-type="string" calcext:value-type="string">
            <text:p>amɨ=ka <text:s text:c="2"/>t͡sanu-ru-karatu-a-mɨ</text:p>
          </table:table-cell>
          <table:table-cell office:value-type="string" calcext:value-type="string">
            <text:p>2SG=FOC <text:s text:c="2"/>mentir-APPL-1PL.OBJ-IPFV-2SG.SBJ+DECL</text:p>
          </table:table-cell>
          <table:table-cell office:value-type="string" calcext:value-type="string">
            <text:p>Tú nos estás mintiendo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5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umi <text:s text:c="2"/>ii=na <text:s text:c="2"/>uaina-tama-ka-ma-rumɨ</text:p>
          </table:table-cell>
          <table:table-cell office:value-type="string" calcext:value-type="string">
            <text:p>2PL <text:s text:c="2"/>1PL=ACC <text:s text:c="2"/>ver-1PL/2.OBJ-INTENS-REC.PT-2PL.SUJ+DECL</text:p>
          </table:table-cell>
          <table:table-cell office:value-type="string" calcext:value-type="string">
            <text:p>Ustedes nos vieron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ɨkásan táhamɨ</text:p>
          </table:table-cell>
          <table:table-cell office:value-type="string" calcext:value-type="string">
            <text:p>nɨkasa-nu <text:s text:c="2"/>ta-hamɨ</text:p>
          </table:table-cell>
          <table:table-cell office:value-type="string" calcext:value-type="string">
            <text:p>verdaderamente-1SG.SS <text:s text:c="2"/>decir+IPFV-1SG&gt;2SG+DECL</text:p>
          </table:table-cell>
          <table:table-cell office:value-type="string" calcext:value-type="string">
            <text:p>Yo te estoy diciendo verdaderam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3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íi t͡sanúahai</text:p>
          </table:table-cell>
          <table:table-cell office:value-type="string" calcext:value-type="string">
            <text:p>ui <text:s text:c="2"/>t͡sanu-a-ha-i</text:p>
          </table:table-cell>
          <table:table-cell office:value-type="string" calcext:value-type="string">
            <text:p>1SG <text:s text:c="2"/>mentir-IPFV-1SG.SUJ+DECL</text:p>
          </table:table-cell>
          <table:table-cell office:value-type="string" calcext:value-type="string">
            <text:p>Yo le estoy mintiendo (a ella/él)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auãa=na <text:s text:c="2"/>mã-á-ma-ha-i</text:p>
          </table:table-cell>
          <table:table-cell office:value-type="string" calcext:value-type="string">
            <text:p>jaguar=ACC <text:s text:c="2"/>matar-HIAF-REC.PT-1SG.SUJ-DECL</text:p>
          </table:table-cell>
          <table:table-cell office:value-type="string" calcext:value-type="string">
            <text:p>Yo maté un jaguar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auãa=na <text:s text:c="2"/>mã-á-ma-hi</text:p>
          </table:table-cell>
          <table:table-cell office:value-type="string" calcext:value-type="string">
            <text:p>jaguar <text:s text:c="2"/>matar-HIAF-REC.PT-1PL.SUJ+DECL</text:p>
          </table:table-cell>
          <table:table-cell office:value-type="string" calcext:value-type="string">
            <text:p>Nosotros matamos un jaguar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mɨ t͡sanúamɨ</text:p>
          </table:table-cell>
          <table:table-cell office:value-type="string" calcext:value-type="string">
            <text:p>amɨ <text:s text:c="2"/>t͡sanu-a-mɨ</text:p>
          </table:table-cell>
          <table:table-cell office:value-type="string" calcext:value-type="string">
            <text:p>2SG <text:s text:c="2"/>mentir-IPFV-2SG.SUJ+DECL</text:p>
          </table:table-cell>
          <table:table-cell office:value-type="string" calcext:value-type="string">
            <text:p>Tú le estás mintiendo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ɨ <text:s text:c="2"/>iauãa <text:s text:c="2"/>mã-á-ma-mɨ</text:p>
          </table:table-cell>
          <table:table-cell office:value-type="string" calcext:value-type="string">
            <text:p>2SG <text:s text:c="2"/>jaguar <text:s text:c="2"/>matar-HIAF-REC.PT-2SG.SUJ+DECL</text:p>
          </table:table-cell>
          <table:table-cell office:value-type="string" calcext:value-type="string">
            <text:p>Tú mataste un jaguar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ɛímkʲamhɛɛ</text:p>
          </table:table-cell>
          <table:table-cell office:value-type="string" calcext:value-type="string">
            <text:p>aima-ka-ma-ha-i</text:p>
          </table:table-cell>
          <table:table-cell office:value-type="string" calcext:value-type="string">
            <text:p>llenar-INTENS-REC.PT-1SG.SUJ-DECL</text:p>
          </table:table-cell>
          <table:table-cell office:value-type="string" calcext:value-type="string">
            <text:p>Yo llené [la canasta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ʃuár pɨ́ŋkɨran wɛíŋkʲamhɛɛ</text:p>
          </table:table-cell>
          <table:table-cell office:value-type="string" calcext:value-type="string">
            <text:p>[ʃuara <text:s text:c="2"/>pɨ́nkɨra]=na <text:s text:c="2"/>uaina-ka-ma-ha-i</text:p>
          </table:table-cell>
          <table:table-cell office:value-type="string" calcext:value-type="string">
            <text:p>persona <text:s text:c="2"/>buena=ACC <text:s text:c="2"/>ver-INTENS-REC.PT-1SG.SUJ-DECL</text:p>
          </table:table-cell>
          <table:table-cell office:value-type="string" calcext:value-type="string">
            <text:p>Yo vi a una buena perso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kít͡ʃin óuhumatsathɛɛ</text:p>
          </table:table-cell>
          <table:table-cell office:value-type="string" calcext:value-type="string">
            <text:p>tikit͡ʃi=na <text:s text:c="2"/>auhumatu-sa-ta-ha-i</text:p>
          </table:table-cell>
          <table:table-cell office:value-type="string" calcext:value-type="string">
            <text:p>otro=ACC <text:s text:c="2"/>contar-ATT-IMM.FUT-1SG.SUJ-DECL</text:p>
          </table:table-cell>
          <table:table-cell office:value-type="string" calcext:value-type="string">
            <text:p>Yo voy a contar otra (histori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íi napín wakɨ́rahɛɛ</text:p>
          </table:table-cell>
          <table:table-cell office:value-type="string" calcext:value-type="string">
            <text:p>ui <text:s text:c="2"/>napi=na <text:s text:c="2"/>uakɨra-ha-i</text:p>
          </table:table-cell>
          <table:table-cell office:value-type="string" calcext:value-type="string">
            <text:p>1SG <text:s text:c="2"/>serpiente=ACC <text:s text:c="2"/>querer+IPFV-1SG.SUJ-DECL</text:p>
          </table:table-cell>
          <table:table-cell office:value-type="string" calcext:value-type="string">
            <text:p>A mí me gustan las serpient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3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íɲa ɛíʃru ukúrɨawɛɛ</text:p>
          </table:table-cell>
          <table:table-cell office:value-type="string" calcext:value-type="string">
            <text:p>mina <text:s text:c="2"/>aiʃi-ru <text:s text:c="2"/>uku-ru-a-ua-i</text:p>
          </table:table-cell>
          <table:table-cell office:value-type="string" calcext:value-type="string">
            <text:p>1SG.GEN <text:s text:c="2"/>esposo-1SG <text:s text:c="2"/>dejar-1SG.OBJ-IPFV-3.PT-DECL</text:p>
          </table:table-cell>
          <table:table-cell office:value-type="string" calcext:value-type="string">
            <text:p>My husband is leaving me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óó uhátkamaji</text:p>
          </table:table-cell>
          <table:table-cell office:value-type="string" calcext:value-type="string">
            <text:p>au <text:s text:c="2"/>uha-tu-ka-ma-ji</text:p>
          </table:table-cell>
          <table:table-cell office:value-type="string" calcext:value-type="string">
            <text:p>DIST <text:s text:c="2"/>informar-1SG.OBJ-INTENS-REC.PT-3.PT+DECL</text:p>
          </table:table-cell>
          <table:table-cell office:value-type="string" calcext:value-type="string">
            <text:p>Él me informó a mí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5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̃ <text:s text:c="2"/>mi=na <text:s text:c="2"/>uaina-tu-ka-ma-ji</text:p>
          </table:table-cell>
          <table:table-cell office:value-type="string" calcext:value-type="string">
            <text:p>3SG <text:s text:c="2"/>1SG=ACC <text:s text:c="2"/>ver-1SG.OBJ-INTENS-REC.PT-3.PT+DECL</text:p>
          </table:table-cell>
          <table:table-cell office:value-type="string" calcext:value-type="string">
            <text:p>Él me vió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óó uhátmakmahi</text:p>
          </table:table-cell>
          <table:table-cell office:value-type="string" calcext:value-type="string">
            <text:p>au <text:s text:c="2"/>uha-tama-ka-ara-ma-hi</text:p>
          </table:table-cell>
          <table:table-cell office:value-type="string" calcext:value-type="string">
            <text:p>DIST <text:s text:c="2"/>informar-1PL/2.OBJ-INTENS-PL-REC.PT-1PL+DECL</text:p>
          </table:table-cell>
          <table:table-cell office:value-type="string" calcext:value-type="string">
            <text:p>Él/Ella nos informó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5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ʲá ɛ́iɲa ámiɲa unt͡súrmakmarji</text:p>
          </table:table-cell>
          <table:table-cell office:value-type="string" calcext:value-type="string">
            <text:p>nita <text:s text:c="2"/>a-ina <text:s text:c="2"/>unt͡su-rama-ka-ma-ji</text:p>
          </table:table-cell>
          <table:table-cell office:value-type="string" calcext:value-type="string">
            <text:p>3PL <text:s text:c="2"/>COP-PL.IPFV <text:s text:c="2"/>llamar-1PL/2.OBJ-INTENS-REC.PT-3.PT+DECL</text:p>
          </table:table-cell>
          <table:table-cell office:value-type="string" calcext:value-type="string">
            <text:p>Ellos te llamaron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̃ <text:s text:c="2"/>ami=na <text:s text:c="2"/>uaina-tama-ka-ma-ji</text:p>
          </table:table-cell>
          <table:table-cell office:value-type="string" calcext:value-type="string">
            <text:p>3SG <text:s text:c="2"/>2SG=ACC <text:s text:c="2"/>ver-1PL/2.OBJ-INTENS-REC.PT-3PT+DECL</text:p>
          </table:table-cell>
          <table:table-cell office:value-type="string" calcext:value-type="string">
            <text:p>Él te vio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ʲá ɛ́iɲa unt͡súrmakmarmɨ</text:p>
          </table:table-cell>
          <table:table-cell office:value-type="string" calcext:value-type="string">
            <text:p>nita <text:s text:c="2"/>a-ina <text:s text:c="2"/>unt͡su-rama-ka-ma-rumɨ</text:p>
          </table:table-cell>
          <table:table-cell office:value-type="string" calcext:value-type="string">
            <text:p>3PL <text:s text:c="2"/>COP-PL.IPFV <text:s text:c="2"/>llamar-1PL/2.OBJ-INTENS-REC.PT-2PL+DECL</text:p>
          </table:table-cell>
          <table:table-cell office:value-type="string" calcext:value-type="string">
            <text:p>Ellos los llamaron (a ustedes)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6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hupata <text:s text:c="2"/>nua=na <text:s text:c="2"/>tukuma-a-ua-i</text:p>
          </table:table-cell>
          <table:table-cell office:value-type="string" calcext:value-type="string">
            <text:p>Puhupata <text:s text:c="2"/>mujer=ACC <text:s text:c="2"/>patear-IPFV-3.SUJ+DECL</text:p>
          </table:table-cell>
          <table:table-cell office:value-type="string" calcext:value-type="string">
            <text:p>Puhupata está pateando a la mujer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a <text:s text:c="2"/>puhupata=na <text:s text:c="2"/>tukuma-ka-ma-ji</text:p>
          </table:table-cell>
          <table:table-cell office:value-type="string" calcext:value-type="string">
            <text:p>mujer <text:s text:c="2"/>Puhupata=ACC <text:s text:c="2"/>patear-INTENS-REC.PT3.PT+DECL</text:p>
          </table:table-cell>
          <table:table-cell office:value-type="string" calcext:value-type="string">
            <text:p>La mujer pateó a Puhupat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auãa=na <text:s text:c="2"/>mã-á-ma-ji</text:p>
          </table:table-cell>
          <table:table-cell office:value-type="string" calcext:value-type="string">
            <text:p>jaguar=ACC <text:s text:c="2"/>matar-HIAF-REC.PT-3.PT+DECL</text:p>
          </table:table-cell>
          <table:table-cell office:value-type="string" calcext:value-type="string">
            <text:p>Él mató al jaguar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7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íntawai</text:p>
          </table:table-cell>
          <table:table-cell office:value-type="string" calcext:value-type="string">
            <text:p>hintina-tu-a-ua-i</text:p>
          </table:table-cell>
          <table:table-cell office:value-type="string" calcext:value-type="string">
            <office:annotation draw:style-name="gr2" draw:text-style-name="P2" svg:width="2.879cm" svg:height="1.926cm" svg:x="26.511cm" svg:y="29.574cm" draw:caption-point-x="-4.54cm" draw:caption-point-y="1.512cm">
              <dc:date>2021-02-12T00:00:00</dc:date>
              <text:p text:style-name="P1"><text:span text:style-name="T1">Aplicativo</text:span></text:p>
              <text:p text:style-name="P1"><text:span text:style-name="T1">No se marca 3OBJ</text:span></text:p>
              <text:p text:style-name="P1"><text:span text:style-name="T1">Vale? </text:span></text:p>
            </office:annotation>
            <text:p>enseñar-APPL-IPFV-3.SUJ-DECL</text:p>
          </table:table-cell>
          <table:table-cell office:value-type="string" calcext:value-type="string">
            <text:p>Él [le(s)] enseñ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͡ʃíkʲarɛĩ</text:p>
          </table:table-cell>
          <table:table-cell office:value-type="string" calcext:value-type="string">
            <text:p>at͡ʃi-ka-ara-ĩ</text:p>
          </table:table-cell>
          <table:table-cell office:value-type="string" calcext:value-type="string">
            <text:p>agarrar-INTENS-PL-3.PFV</text:p>
          </table:table-cell>
          <table:table-cell office:value-type="string" calcext:value-type="string">
            <text:p>Ellos solo lo agarrar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kit͡ʃ númi pɨ́ŋkɨr átiɲun arákmakmiaji</text:p>
          </table:table-cell>
          <table:table-cell office:value-type="string" calcext:value-type="string">
            <text:p>tikit͡ʃi <text:s text:c="2"/>numi <text:s text:c="2"/>pɨnkɨraa-tinu=na <text:s text:c="2"/>araka-ma-ka-mia-ji|</text:p>
          </table:table-cell>
          <table:table-cell office:value-type="string" calcext:value-type="string">
            <text:p>otros <text:s text:c="2"/>árbol <text:s text:c="2"/>bueno <text:s text:c="2"/>COP-FUT.NMLZ=ACC <text:s text:c="2"/>planta-VBZ-INTENS-DIST.PT-3.SUJ+DECL</text:p>
          </table:table-cell>
          <table:table-cell office:value-type="string" calcext:value-type="string">
            <text:p>Ella plantó otros árboles que serán buen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͡ʃinkánnum iɲít ɨɲɨáwar</text:p>
          </table:table-cell>
          <table:table-cell office:value-type="string" calcext:value-type="string">
            <text:p>t͡ʃinkana=numa <text:s text:c="2"/>inita <text:s text:c="2"/>ɨnkɨ-áu-ara</text:p>
          </table:table-cell>
          <table:table-cell office:value-type="string" calcext:value-type="string">
            <text:p>bambú=LOC <text:s text:c="2"/>adentro <text:s text:c="2"/>poner.adentro-HIAF-3PL.SS</text:p>
          </table:table-cell>
          <table:table-cell office:value-type="string" calcext:value-type="string">
            <text:p>En el bambú, [ellos] habiéndolo puesto adentro…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3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t͡ʃi ʃikápt͡ʃit͡ʃin súsaru</text:p>
          </table:table-cell>
          <table:table-cell office:value-type="string" calcext:value-type="string">
            <text:p>[ut͡ʃi <text:s text:c="2"/>ʃikapit͡ʃi-t͡ʃi]=na <text:s text:c="2"/>su-sa-ara-u</text:p>
          </table:table-cell>
          <table:table-cell office:value-type="string" calcext:value-type="string">
            <office:annotation draw:style-name="gr2" draw:text-style-name="P2" svg:width="2.879cm" svg:height="1.778cm" svg:x="26.511cm" svg:y="31.52cm" draw:caption-point-x="-4.54cm" draw:caption-point-y="1.513cm">
              <dc:date>2021-02-12T00:00:00</dc:date>
              <text:p text:style-name="P1"><text:span text:style-name="T1">NMLZ</text:span></text:p>
              <text:p text:style-name="P1"><text:span text:style-name="T1">vale?</text:span></text:p>
              <text:p text:style-name="P1"><text:span text:style-name="T1"/></text:p>
            </office:annotation>
            <text:p>niño <text:s text:c="2"/>pequeño-DIM=ACC <text:s text:c="2"/>dar-ATT-PL-NMLZ</text:p>
          </table:table-cell>
          <table:table-cell office:value-type="string" calcext:value-type="string">
            <text:p>Ellos [le] dieron al pequeño niñ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íkam t͡sunkaŋkán tukúmajio</text:p>
          </table:table-cell>
          <table:table-cell office:value-type="string" calcext:value-type="string">
            <text:p>Ikama <text:s text:c="2"/>t͡sukanká=na <text:s text:c="2"/>tuku-ma-ji</text:p>
          </table:table-cell>
          <table:table-cell office:value-type="string" calcext:value-type="string">
            <text:p>Ikama <text:s text:c="2"/>tucán=ACC <text:s text:c="2"/>disparar-REC.PT-3.PT+DECL</text:p>
          </table:table-cell>
          <table:table-cell office:value-type="string" calcext:value-type="string">
            <text:p>Ikama mató al tucá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ʃuár sutarán wɛínmiaji</text:p>
          </table:table-cell>
          <table:table-cell office:value-type="string" calcext:value-type="string">
            <text:p>ʃuara <text:s text:c="2"/>sutara=na <text:s text:c="2"/>waina-mia-ji</text:p>
          </table:table-cell>
          <table:table-cell office:value-type="string" calcext:value-type="string">
            <text:p>persona <text:s text:c="2"/>corto=ACC <text:s text:c="2"/>ver-DIST.PT-3.PT+DECL</text:p>
          </table:table-cell>
          <table:table-cell office:value-type="string" calcext:value-type="string">
            <text:p>Él vio a una persona pequeñ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ña (2015): pp. 485</text:p>
          </table:table-cell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gua" table:style-name="ta1">
        <table:table-column table:style-name="co1" table:default-cell-style-name="ce69"/>
        <table:table-column table:style-name="co2" table:number-columns-repeated="3" table:default-cell-style-name="ce69"/>
        <table:table-column table:style-name="co3" table:default-cell-style-name="ce51"/>
        <table:table-column table:style-name="co4" table:default-cell-style-name="ce48"/>
        <table:table-column table:style-name="co5" table:number-columns-repeated="1018" table:default-cell-style-name="ce48"/>
        <table:table-row table:style-name="ro1">
          <table:table-cell/>
          <table:table-cell table:style-name="ce51"/>
          <table:table-cell table:number-columns-repeated="1022"/>
        </table:table-row>
        <table:table-row table:style-name="ro1">
          <table:table-cell table:style-name="ce73" office:value-type="string" calcext:value-type="string">
            <text:p>N.º INTR</text:p>
          </table:table-cell>
          <table:table-cell table:style-name="ce5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N.º TRAN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OTAL</text:p>
          </table:table-cell>
          <table:table-cell table:style-name="ce65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ORA</text:p>
          </table:table-cell>
          <table:table-cell table:style-name="ce50" office:value-type="string" calcext:value-type="string">
            <text:p>SEGMENT</text:p>
          </table:table-cell>
          <table:table-cell table:style-name="ce50" office:value-type="string" calcext:value-type="string">
            <text:p>GLOSA</text:p>
          </table:table-cell>
          <table:table-cell table:style-name="ce50" office:value-type="string" calcext:value-type="string">
            <text:p>TRAD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ití̜ hí̜í̜ta núpoorá rumuntiy</text:p>
          </table:table-cell>
          <table:table-cell office:value-type="string" calcext:value-type="string">
            <text:p>sa=hití <text:s text:c="2"/>hí̜í̜ta <text:s text:c="2"/>núpoo-rá <text:s text:c="2"/>rumu=ntíy</text:p>
          </table:table-cell>
          <table:table-cell office:value-type="string" calcext:value-type="string">
            <text:p>3SG.AN.I=volver <text:s text:c="2"/>MEL <text:s text:c="2"/>oscuro-CLF:GENERAL <text:s text:c="2"/>allí=REPETIR</text:p>
          </table:table-cell>
          <table:table-cell office:value-type="string" calcext:value-type="string">
            <text:p>Él volvió allí por la noche otra vez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eña (2019): pp. 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úy rɑ̠́ɑ̠tyéeníí munuñú</text:p>
          </table:table-cell>
          <table:table-cell office:value-type="string" calcext:value-type="string">
            <text:p>múy <text:s text:c="2"/>rɑ̠́ɑ̠y=tée=níí <text:s text:c="2"/>munuñú</text:p>
          </table:table-cell>
          <table:table-cell office:value-type="string" calcext:value-type="string">
            <text:p>there <text:s text:c="2"/>fall.down=EMPH=3SG.AN.II <text:s text:c="2"/>enemy</text:p>
          </table:table-cell>
          <table:table-cell office:value-type="string" calcext:value-type="string">
            <text:p>Ahí cayó (muerto) el enemig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eña (2019): pp. 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átchiy hí̜í̜ta saradéésubenu sííwantidyéy</text:p>
          </table:table-cell>
          <table:table-cell office:value-type="string" calcext:value-type="string">
            <text:p>hátiy=siy <text:s text:c="2"/>hí̜í̜ta <text:s text:c="2"/>sa=radéésubenu <text:s text:c="2"/>sa=íwa=ntiy=náy</text:p>
          </table:table-cell>
          <table:table-cell office:value-type="string" calcext:value-type="string">
            <text:p>ahí=ABL <text:s text:c="2"/>MEL <text:s text:c="2"/>3SG.AN.I=levantarse.repentinamente <text:s text:c="2"/>3SG.AN.I=DAT=REPET=DECL</text:p>
          </table:table-cell>
          <table:table-cell office:value-type="string" calcext:value-type="string">
            <text:p>De ahí se levantó contra él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úúdyimú hí̜í̜tara riiwátya̜ rara̜a̜chaho</text:p>
          </table:table-cell>
          <table:table-cell office:value-type="string" calcext:value-type="string">
            <text:p>núúdyi=mú <text:s text:c="2"/>hí̜í̜ta=rà <text:s text:c="2"/>ra=hiwáay-ta̜ <text:s text:c="2"/>ra=ra̜a̜chá-ho</text:p>
          </table:table-cell>
          <table:table-cell office:value-type="string" calcext:value-type="string">
            <text:p>1PL.I=LOC <text:s text:c="2"/>FOC=INAN.II <text:s text:c="2"/>INAN.I=hacer-NMZ.INS <text:s text:c="2"/>INAN.I=picar-CLF.HERRAMIENTAS</text:p>
          </table:table-cell>
          <table:table-cell office:value-type="string" calcext:value-type="string">
            <text:p>Con nosotros (hay) herramientas para hacer/cortar cosas (para la casa)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eña (2019): pp. 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ihéhéñuweehá̜á̜siy mokáyu sú̜ta̜hyariñaadá</text:p>
          </table:table-cell>
          <table:table-cell office:value-type="string" calcext:value-type="string">
            <text:p>siiy-hááy-nueww-há-hásiy <text:s text:c="2"/>mokáyu <text:s text:c="2"/>sú̜ta̜y=hariy=naadá</text:p>
          </table:table-cell>
          <table:table-cell office:value-type="string" calcext:value-type="string">
            <text:p>correr-entrar-LLEGAR&amp;HACER.AQUÍ-POR.TIERRA-PROX.TEMP1 <text:s text:c="2"/>Mokáyu <text:s text:c="2"/>refugio=dentro=3DU.II</text:p>
          </table:table-cell>
          <table:table-cell office:value-type="string" calcext:value-type="string">
            <text:p>Ellos (dos) corrieron al refugio de Mokayu al llegar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eña (2019): pp. 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ᵗsawiʃa</text:p>
          </table:table-cell>
          <table:table-cell office:value-type="string" calcext:value-type="string">
            <text:p>sa=wicha</text:p>
          </table:table-cell>
          <table:table-cell office:value-type="string" calcext:value-type="string">
            <office:annotation draw:style-name="gr2" draw:text-style-name="P2" svg:width="2.879cm" svg:height="1.778cm" svg:x="22.511cm" svg:y="3.852cm" draw:caption-point-x="-0.54cm" draw:caption-point-y="1.513cm">
              <dc:date>2021-02-12T00:00:00</dc:date>
              <text:p text:style-name="P1"><text:span text:style-name="T1">cópula?</text:span></text:p>
            </office:annotation>
            <text:p>3SG.AN.I=ser/existir</text:p>
          </table:table-cell>
          <table:table-cell office:value-type="string" calcext:value-type="string">
            <text:p>Él/ella existe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eña (2019): pp. 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βitʃa</text:p>
          </table:table-cell>
          <table:table-cell office:value-type="string" calcext:value-type="string">
            <text:p>ray=wicha</text:p>
          </table:table-cell>
          <table:table-cell office:value-type="string" calcext:value-type="string">
            <office:annotation draw:style-name="gr2" draw:text-style-name="P2" svg:width="2.879cm" svg:height="1.778cm" svg:x="22.511cm" svg:y="4.339cm" draw:caption-point-x="-0.54cm" draw:caption-point-y="1.513cm">
              <dc:date>2021-02-12T00:00:00</dc:date>
              <text:p text:style-name="P1"><text:span text:style-name="T1">cópula?</text:span></text:p>
            </office:annotation>
            <text:p>1SG.I=ser/existir</text:p>
          </table:table-cell>
          <table:table-cell office:value-type="string" calcext:value-type="string">
            <text:p>Yo exist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eña (2019): pp. 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tye̜e̜ya̜a̜nú</text:p>
          </table:table-cell>
          <table:table-cell office:value-type="string" calcext:value-type="string">
            <text:p>riy=ta̜a̜ryá-hanú</text:p>
          </table:table-cell>
          <table:table-cell office:value-type="string" calcext:value-type="string">
            <text:p>3PL.I=volver-PST3</text:p>
          </table:table-cell>
          <table:table-cell office:value-type="string" calcext:value-type="string">
            <text:p>Ellos/Ellas volvieron hace tiemp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eña (2019): pp. 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áada-jú̜ú̜ri̜i̜ <text:s text:c="2"/>ru-nu-ju̜y</text:p>
          </table:table-cell>
          <table:table-cell office:value-type="string" calcext:value-type="string">
            <text:p>3DL-levantarse:temprano <text:s text:c="2"/>DEMO-CL:HUMANO-DL</text:p>
          </table:table-cell>
          <table:table-cell office:value-type="string" calcext:value-type="string">
            <text:p>Estas dos (personas) se levantaron tempran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ñikyéé</text:p>
          </table:table-cell>
          <table:table-cell office:value-type="string" calcext:value-type="string">
            <text:p>ray-nikyee</text:p>
          </table:table-cell>
          <table:table-cell office:value-type="string" calcext:value-type="string">
            <text:p>1SG-hablar</text:p>
          </table:table-cell>
          <table:table-cell office:value-type="string" calcext:value-type="string">
            <text:p>Yo habl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ryiimíy</text:p>
          </table:table-cell>
          <table:table-cell office:value-type="string" calcext:value-type="string">
            <text:p>vurya-jimyiy</text:p>
          </table:table-cell>
          <table:table-cell office:value-type="string" calcext:value-type="string">
            <text:p>1PLINC-comer</text:p>
          </table:table-cell>
          <table:table-cell office:value-type="string" calcext:value-type="string">
            <text:p>Nosotros comemos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-munaa-dee <text:s text:c="2"/>kúútya</text:p>
          </table:table-cell>
          <table:table-cell office:value-type="string" calcext:value-type="string">
            <text:p>3SG-placenta-DIM <text:s text:c="2"/>susurro</text:p>
          </table:table-cell>
          <table:table-cell office:value-type="string" calcext:value-type="string">
            <text:p>Su placenta susurra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-suvú̜ú̜y <text:s text:c="2"/>anita</text:p>
          </table:table-cell>
          <table:table-cell office:value-type="string" calcext:value-type="string">
            <text:p>3SG-temer <text:s text:c="2"/>Aníta</text:p>
          </table:table-cell>
          <table:table-cell office:value-type="string" calcext:value-type="string">
            <text:p>Anita tem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áriy <text:s text:c="2"/>sa-duu <text:s text:c="2"/>vári-dyéy</text:p>
          </table:table-cell>
          <table:table-cell office:value-type="string" calcext:value-type="string">
            <text:p>luego <text:s text:c="2"/>3SG-disparar <text:s text:c="2"/>luego-DAY</text:p>
          </table:table-cell>
          <table:table-cell office:value-type="string" calcext:value-type="string">
            <text:p>Luego, él (Abuelo) dispara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ché naada-siimyaasíy rávïïmusíy</text:p>
          </table:table-cell>
          <table:table-cell office:value-type="string" calcext:value-type="string">
            <text:p>pariche naada-siiy-maasiy rá-vïïmu-siy</text:p>
          </table:table-cell>
          <table:table-cell office:value-type="string" calcext:value-type="string">
            <text:p>finalmente <text:s text:c="2"/>3DL-correr-salida <text:s text:c="2"/>INAN-adentro-de</text:p>
          </table:table-cell>
          <table:table-cell office:value-type="string" calcext:value-type="string">
            <text:p>Finalmente, ellos (dos) salieron corriendo desde adentr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iryi̜i̜dañíí koodidyéé</text:p>
          </table:table-cell>
          <table:table-cell office:value-type="string" calcext:value-type="string">
            <text:p>siiy-ri̜i̜-day-níí koodiy-dee</text:p>
          </table:table-cell>
          <table:table-cell office:value-type="string" calcext:value-type="string">
            <text:p>correr-adentro:pasar-inmediatamente-3COL <text:s text:c="2"/>serpiente-DIM</text:p>
          </table:table-cell>
          <table:table-cell office:value-type="string" calcext:value-type="string">
            <text:p>Inmediatamente, la pequeña serpiente se escabulló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úúy kinchunuveejásiryíy</text:p>
          </table:table-cell>
          <table:table-cell office:value-type="string" calcext:value-type="string">
            <text:p>múúy kinchu-nuvee-jásiy-ríy</text:p>
          </table:table-cell>
          <table:table-cell office:value-type="string" calcext:value-type="string">
            <text:p>allí <text:s text:c="2"/>encender:fuego-ARR2-PROX1-3PL</text:p>
          </table:table-cell>
          <table:table-cell office:value-type="string" calcext:value-type="string">
            <text:p>Allí, al llegar, encienden un fuego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utya-nuvaa-níí...</text:p>
          </table:table-cell>
          <table:table-cell office:value-type="string" calcext:value-type="string">
            <text:p>susurrar-ARR2-3SG</text:p>
          </table:table-cell>
          <table:table-cell office:value-type="string" calcext:value-type="string">
            <text:p>Él susurra al llegar..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(1993): pp. 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díímyáá rííwa máki̜dya</text:p>
          </table:table-cell>
          <table:table-cell office:value-type="string" calcext:value-type="string">
            <text:p>sa=dííy=máá ra=íwa máki̜dya</text:p>
          </table:table-cell>
          <table:table-cell office:value-type="string" calcext:value-type="string">
            <text:p>3SG.AN.I=ver=PRF <text:s text:c="2"/>INAN.I=DAT <text:s text:c="2"/>máquina</text:p>
          </table:table-cell>
          <table:table-cell office:value-type="string" calcext:value-type="string">
            <text:p>Él ha visto la máquina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eña (2019): pp. 31 [adaptado de Powlison 1995: pp. 162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-murá̜á̜y</text:p>
          </table:table-cell>
          <table:table-cell office:value-type="string" calcext:value-type="string">
            <text:p>3SGI-cantar.para.llamar.a.los.espíritus</text:p>
          </table:table-cell>
          <table:table-cell office:value-type="string" calcext:value-type="string">
            <text:p>Él está cantando para llamar a los espíri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54</text:p>
          </table:table-cell>
          <table:table-cell table:number-columns-repeated="1018"/>
        </table:table-row>
        <table:table-row table:style-name="ro1">
          <table:table-cell/>
          <table:table-cell table:style-name="ce75" office:value-type="string" calcext:value-type="string">
            <text:p>sa-murá̜á̜y   manúngo</text:p>
          </table:table-cell>
          <table:table-cell office:value-type="string" calcext:value-type="string">
            <text:p>3SGI-cantar.para.llamar.a.los.espíritus <text:s text:c="2"/>Manungo</text:p>
          </table:table-cell>
          <table:table-cell office:value-type="string" calcext:value-type="string">
            <text:p>Manungo está cantando para llamar a los espíri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úngo <text:s text:c="2"/>murá̜á̜y</text:p>
          </table:table-cell>
          <table:table-cell office:value-type="string" calcext:value-type="string">
            <text:p>Manungo <text:s text:c="2"/>cantar.para.llamar.a.los.espíritus</text:p>
          </table:table-cell>
          <table:table-cell office:value-type="string" calcext:value-type="string">
            <text:p>Manungo está cantando para llamar a los espírit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úúy <text:s text:c="2"/>jú̜u̜ñíí</text:p>
          </table:table-cell>
          <table:table-cell office:value-type="string" calcext:value-type="string">
            <text:p>múúy <text:s text:c="2"/>jú̜u̜y-níí</text:p>
          </table:table-cell>
          <table:table-cell office:value-type="string" calcext:value-type="string">
            <text:p>ahí <text:s text:c="2"/>caer-3SGII</text:p>
          </table:table-cell>
          <table:table-cell office:value-type="string" calcext:value-type="string">
            <text:p>Ahí él se c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imyaasiñíí <text:s text:c="2"/>Moquɨɨ <text:s text:c="2"/>su̜u̜síjyu̜</text:p>
          </table:table-cell>
          <table:table-cell office:value-type="string" calcext:value-type="string">
            <text:p>siiy-maasiy-níí <text:s text:c="2"/>Moquɨɨ <text:s text:c="2"/>sa-ju̜siy-jù</text:p>
          </table:table-cell>
          <table:table-cell office:value-type="string" calcext:value-type="string">
            <text:p>correr-ir.afuera-3SGII <text:s text:c="2"/>Moquɨɨ <text:s text:c="2"/>3SGI-detrás-ADLAT</text:p>
          </table:table-cell>
          <table:table-cell office:value-type="string" calcext:value-type="string">
            <text:p>Moquɨɨ corre (hacia afuera) detrás de é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imyaasiy su̜u̜s´jyu̜níí</text:p>
          </table:table-cell>
          <table:table-cell office:value-type="string" calcext:value-type="string">
            <text:p>siiy-maasiy-níí <text:s text:c="2"/>sa-ju̜siy-jù-níí</text:p>
          </table:table-cell>
          <table:table-cell office:value-type="string" calcext:value-type="string">
            <text:p>correr-ir.afuera <text:s text:c="2"/>3SGI-detrás-ADLT-3SGII</text:p>
          </table:table-cell>
          <table:table-cell office:value-type="string" calcext:value-type="string">
            <text:p>Él corre (hacia afuera) detrás de é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siimyaasiy Pedro</text:p>
          </table:table-cell>
          <table:table-cell office:value-type="string" calcext:value-type="string">
            <text:p>sa-siiy-maasiy <text:s text:c="2"/>Pedro</text:p>
          </table:table-cell>
          <table:table-cell office:value-type="string" calcext:value-type="string">
            <text:p>3SGI-correr-ir:afuera <text:s text:c="2"/>Pedro</text:p>
          </table:table-cell>
          <table:table-cell office:value-type="string" calcext:value-type="string">
            <text:p>Pedro corre (hacia afue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dííyada <text:s text:c="2"/>jí̜í̜ta <text:s text:c="2"/>váriy</text:p>
          </table:table-cell>
          <table:table-cell table:style-name="ce71" office:value-type="string" calcext:value-type="string">
            <text:p>sa-díí-jada   jí̜í̜ta   váriy</text:p>
          </table:table-cell>
          <table:table-cell office:value-type="string" calcext:value-type="string">
            <text:p>3SG-morir-PAST3 <text:s text:c="2"/>JIITA <text:s text:c="2"/>luego</text:p>
          </table:table-cell>
          <table:table-cell office:value-type="string" calcext:value-type="string">
            <text:p>Luego, él muri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ya jí̜í̜tantiy múúy</text:p>
          </table:table-cell>
          <table:table-cell table:style-name="ce71" office:value-type="string" calcext:value-type="string">
            <text:p>sa-jiya <text:s text:c="2"/>jí̜í̜ta-ntiy <text:s text:c="2"/>múúy</text:p>
          </table:table-cell>
          <table:table-cell office:value-type="string" calcext:value-type="string">
            <text:p>3SG-ir <text:s text:c="2"/>JIITA-REPET <text:s text:c="2"/>ahí</text:p>
          </table:table-cell>
          <table:table-cell office:value-type="string" calcext:value-type="string">
            <text:p>Nuevamente, él va allí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ryúpa̜a̜maa tánuvu̜dajovɨɨmusidyey</text:p>
          </table:table-cell>
          <table:table-cell table:style-name="ce71" office:value-type="string" calcext:value-type="string">
            <text:p>ray-rúpa̜a̜-maa <text:s text:c="2"/>tánuvu̜dajo-vɨɨmu-siy-day</text:p>
          </table:table-cell>
          <table:table-cell office:value-type="string" calcext:value-type="string">
            <text:p>1SG-escapar-PERF <text:s text:c="2"/>prisión-adentro-ABLT-DAY</text:p>
          </table:table-cell>
          <table:table-cell office:value-type="string" calcext:value-type="string">
            <text:p>Yo he escapado de la prisió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ááy Aníta</text:p>
          </table:table-cell>
          <table:table-cell table:style-name="ce71" office:value-type="string" calcext:value-type="string">
            <text:p>sa-mááy <text:s text:c="2"/>Aníta</text:p>
          </table:table-cell>
          <table:table-cell office:value-type="string" calcext:value-type="string">
            <text:p>3SG-dormir <text:s text:c="2"/>Anita</text:p>
          </table:table-cell>
          <table:table-cell office:value-type="string" calcext:value-type="string">
            <text:p>Anita está durm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2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ápoo jí̜í̜ta sasú̜ú̜jyo</text:p>
          </table:table-cell>
          <table:table-cell office:value-type="string" calcext:value-type="string">
            <text:p>rá-poo <text:s text:c="2"/>jí̜í̜ta <text:s text:c="2"/>sa-sú̜ú̜y-jo</text:p>
          </table:table-cell>
          <table:table-cell office:value-type="string" calcext:value-type="string">
            <text:p>INAN-hinchar <text:s text:c="2"/>JIITA <text:s text:c="2"/>3SG-picar-NOMLZR</text:p>
          </table:table-cell>
          <table:table-cell office:value-type="string" calcext:value-type="string">
            <text:p>La picadura se hinch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yne y Payne (1990): pp. 3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sihetya̜a̜nú hí̜í̜ta sidyawú̜ wáriryiy</text:p>
          </table:table-cell>
          <table:table-cell office:value-type="string" calcext:value-type="string">
            <text:p>sa=sihetya-hanú hí̜í̜ta sidyawú wáriy=riy</text:p>
          </table:table-cell>
          <table:table-cell office:value-type="string" calcext:value-type="string">
            <text:p>3SG.AN.I=atacar-PAS3 <text:s text:c="2"/>MEL <text:s text:c="2"/>desnudo <text:s text:c="2"/>luego=3PL.II</text:p>
          </table:table-cell>
          <table:table-cell office:value-type="string" calcext:value-type="string">
            <text:p>Luego el desnudo los atacó (i.e. la gente del héroe)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eña (2019): pp. 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ásiñi richihetyaha̜a̜ ti̜tá̜hu̜níí dawyibeey</text:p>
          </table:table-cell>
          <table:table-cell office:value-type="string" calcext:value-type="string">
            <text:p>hásiy=ni riy=sihetya-ha̜a̜ ti̜tá̜hu̜=níí dawyiy-baay</text:p>
          </table:table-cell>
          <table:table-cell office:value-type="string" calcext:value-type="string">
            <text:p>ahí=en <text:s text:c="2"/>3PL.I-atacar-ITER.MOV <text:s text:c="2"/>todo=3SG.AN.II <text:s text:c="2"/>David-muerto</text:p>
          </table:table-cell>
          <table:table-cell office:value-type="string" calcext:value-type="string">
            <text:p>Allí todos ellos atacaron a David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eña (2019): pp. 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̜a̜tu buyá̜á̜</text:p>
          </table:table-cell>
          <table:table-cell office:value-type="string" calcext:value-type="string">
            <text:p>sa-jatu <text:s text:c="2"/>buyá̜á̜</text:p>
          </table:table-cell>
          <table:table-cell office:value-type="string" calcext:value-type="string">
            <text:p>3SG-beber <text:s text:c="2"/>yuca:cerveza</text:p>
          </table:table-cell>
          <table:table-cell office:value-type="string" calcext:value-type="string">
            <text:p>Él/Ella bebe cerveza de yuc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(1993): pp. 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̜u̜túra</text:p>
          </table:table-cell>
          <table:table-cell office:value-type="string" calcext:value-type="string">
            <text:p>sa-ju̜ttú-rà</text:p>
          </table:table-cell>
          <table:table-cell office:value-type="string" calcext:value-type="string">
            <text:p>3SG-llevar-INAN</text:p>
          </table:table-cell>
          <table:table-cell office:value-type="string" calcext:value-type="string">
            <text:p>Ella/Él lo llev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(1993): pp. 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íryoonú sú̜ú̜yanníí</text:p>
          </table:table-cell>
          <table:table-cell office:value-type="string" calcext:value-type="string">
            <text:p>jíryoonú sú̜ú̜y-janu-níí</text:p>
          </table:table-cell>
          <table:table-cell office:value-type="string" calcext:value-type="string">
            <text:p>serpiente <text:s text:c="2"/>morder-PAST3-3SG</text:p>
          </table:table-cell>
          <table:table-cell office:value-type="string" calcext:value-type="string">
            <text:p>Una serpiente lo mordió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(1993): pp.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-nááyi alchíco-rà</text:p>
          </table:table-cell>
          <table:table-cell office:value-type="string" calcext:value-type="string">
            <text:p>3SG-presionar <text:s text:c="2"/>Alchico-INAN</text:p>
          </table:table-cell>
          <table:table-cell office:value-type="string" calcext:value-type="string">
            <text:p>Alchico lo presion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(1993): pp.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yyá̜á̜ta-jíy</text:p>
          </table:table-cell>
          <table:table-cell office:value-type="string" calcext:value-type="string">
            <text:p>1SG:querer-2SG</text:p>
          </table:table-cell>
          <table:table-cell office:value-type="string" calcext:value-type="string">
            <text:p>Yo te quiero/amo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(1993): pp. 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-suutá-ra sújay</text:p>
          </table:table-cell>
          <table:table-cell office:value-type="string" calcext:value-type="string">
            <text:p>3SG-lavar-INAN <text:s text:c="2"/>ropa</text:p>
          </table:table-cell>
          <table:table-cell office:value-type="string" calcext:value-type="string">
            <text:p>Él/Ella lava la rop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(1993): pp. 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-ruuy-ye̜e̜y-rà japatíy</text:p>
          </table:table-cell>
          <table:table-cell office:value-type="string" calcext:value-type="string">
            <text:p>3SG-asar-DIST-INAN <text:s text:c="2"/>coca</text:p>
          </table:table-cell>
          <table:table-cell office:value-type="string" calcext:value-type="string">
            <text:p>Ella/Él está asando coca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(1993): pp. 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áte, saruvemaantiñíí</text:p>
          </table:table-cell>
          <table:table-cell office:value-type="string" calcext:value-type="string">
            <text:p>váte sa-ruve-maa-ntiy-níí</text:p>
          </table:table-cell>
          <table:table-cell office:value-type="string" calcext:value-type="string">
            <text:p>codorniz <text:s text:c="2"/>3SG-reducir.a.la.mitad-PERF-REP-3SG</text:p>
          </table:table-cell>
          <table:table-cell office:value-type="string" calcext:value-type="string">
            <text:p>Otra codorniz, él la redujo a la mita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(1993): pp. 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imyiñíí</text:p>
          </table:table-cell>
          <table:table-cell office:value-type="string" calcext:value-type="string">
            <text:p>sa-jimyiy-níí</text:p>
          </table:table-cell>
          <table:table-cell office:value-type="string" calcext:value-type="string">
            <text:p>3SGI-comer-3SGII</text:p>
          </table:table-cell>
          <table:table-cell office:value-type="string" calcext:value-type="string">
            <text:p>Él lo comió (un animal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imyírya</text:p>
          </table:table-cell>
          <table:table-cell office:value-type="string" calcext:value-type="string">
            <text:p>sa-jimyiy-rà</text:p>
          </table:table-cell>
          <table:table-cell office:value-type="string" calcext:value-type="string">
            <text:p>3SGI-comer-INAN:II</text:p>
          </table:table-cell>
          <table:table-cell office:value-type="string" calcext:value-type="string">
            <text:p>Él lo comió (una cosa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55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siimyiñíí quiiva̜</text:p>
          </table:table-cell>
          <table:table-cell office:value-type="string" calcext:value-type="string">
            <text:p>sa-jimyiy-ñíí <text:s text:c="2"/>quiiva̜</text:p>
          </table:table-cell>
          <table:table-cell office:value-type="string" calcext:value-type="string">
            <text:p>3SGI-comer-3SGII <text:s text:c="2"/>pescado</text:p>
          </table:table-cell>
          <table:table-cell office:value-type="string" calcext:value-type="string">
            <text:p>Él está comiendo el pesca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imyiy alchíconíí quiiva̜</text:p>
          </table:table-cell>
          <table:table-cell office:value-type="string" calcext:value-type="string">
            <text:p>sa-jimyiy <text:s text:c="2"/>Alchíco-níí <text:s text:c="2"/>quiiva̜</text:p>
          </table:table-cell>
          <table:table-cell office:value-type="string" calcext:value-type="string">
            <text:p>3SGI-comer <text:s text:c="2"/>Alchico-3SGII <text:s text:c="2"/>pescado</text:p>
          </table:table-cell>
          <table:table-cell office:value-type="string" calcext:value-type="string">
            <text:p>Alchico está comiendo el pesca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imyiy sinumuníí quiiva̜</text:p>
          </table:table-cell>
          <table:table-cell office:value-type="string" calcext:value-type="string">
            <text:p>sa-jimyiy <text:s text:c="2"/>sinu-mu-níí <text:s text:c="2"/>quiiva̜</text:p>
          </table:table-cell>
          <table:table-cell office:value-type="string" calcext:value-type="string">
            <text:p>3SGI-comer <text:s text:c="2"/>tierra-LOC-3SGII <text:s text:c="2"/>pescado</text:p>
          </table:table-cell>
          <table:table-cell office:value-type="string" calcext:value-type="string">
            <text:p>Él está comiendo el pescado en tier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iva̜ siimyiy alchíco</text:p>
          </table:table-cell>
          <table:table-cell office:value-type="string" calcext:value-type="string">
            <text:p>quiiva̜ <text:s text:c="2"/>sa-jimyiy <text:s text:c="2"/>Alchíco</text:p>
          </table:table-cell>
          <table:table-cell office:value-type="string" calcext:value-type="string">
            <text:p>pescado <text:s text:c="2"/>3SGI-comer <text:s text:c="2"/>Alchico</text:p>
          </table:table-cell>
          <table:table-cell office:value-type="string" calcext:value-type="string">
            <text:p>Alchico está comiendo (el) pesca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ityeejásiy ra̜a̜naa su̜u̜toomu sajaada júnro̜o̜</text:p>
          </table:table-cell>
          <table:table-cell office:value-type="string" calcext:value-type="string">
            <text:p>ray-jityee-jásiy <text:s text:c="2"/>ray-janaa <text:s text:c="2"/>sa-jutoo-mu <text:s text:c="2"/>sa-jaada <text:s text:c="2"/>júnro̜o̜</text:p>
          </table:table-cell>
          <table:table-cell office:value-type="string" calcext:value-type="string">
            <text:p>1SG-insertar-PROX1 <text:s text:c="2"/>1SG-dedo <text:s text:c="2"/>3SG-boca-LOC <text:s text:c="2"/>3SG-diente <text:s text:c="2"/>alrededor</text:p>
          </table:table-cell>
          <table:table-cell office:value-type="string" calcext:value-type="string">
            <text:p>Yo pongo mi dedo en su boca alrededor de su di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úparya</text:p>
          </table:table-cell>
          <table:table-cell office:value-type="string" calcext:value-type="string">
            <text:p>sa-rupày-rà</text:p>
          </table:table-cell>
          <table:table-cell office:value-type="string" calcext:value-type="string">
            <text:p>3SG-quemar-INAN</text:p>
          </table:table-cell>
          <table:table-cell office:value-type="string" calcext:value-type="string">
            <text:p>Él lo que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tamaa Hiláriora roorijyú̜</text:p>
          </table:table-cell>
          <table:table-cell office:value-type="string" calcext:value-type="string">
            <text:p>sa-muta-maa <text:s text:c="2"/>Hilario-rà <text:s text:c="2"/>rooriy-jú̜</text:p>
          </table:table-cell>
          <table:table-cell office:value-type="string" calcext:value-type="string">
            <text:p>3SG-abrir-PERF <text:s text:c="2"/>Hilario-INAN <text:s text:c="2"/>casa-apertura</text:p>
          </table:table-cell>
          <table:table-cell office:value-type="string" calcext:value-type="string">
            <text:p>Hilario ha abierto la puer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̜i̜patyára</text:p>
          </table:table-cell>
          <table:table-cell office:value-type="string" calcext:value-type="string">
            <text:p>ray-ji̜pátya-rà</text:p>
          </table:table-cell>
          <table:table-cell office:value-type="string" calcext:value-type="string">
            <text:p>1SG-derribar-INAN</text:p>
          </table:table-cell>
          <table:table-cell office:value-type="string" calcext:value-type="string">
            <text:p>Yo lo derrib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ryúpa̜a̜maaníí</text:p>
          </table:table-cell>
          <table:table-cell office:value-type="string" calcext:value-type="string">
            <text:p>ray-rúpa̜a̜-maa-níí</text:p>
          </table:table-cell>
          <table:table-cell office:value-type="string" calcext:value-type="string">
            <text:p>1SG-perder-PERF-3SG</text:p>
          </table:table-cell>
          <table:table-cell office:value-type="string" calcext:value-type="string">
            <text:p>Yo lo dejé escapa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ya̜a̜tu jí̜í̜ta já̜á̜vyerya buya̜a̜</text:p>
          </table:table-cell>
          <table:table-cell office:value-type="string" calcext:value-type="string">
            <text:p>rirya-jatu <text:s text:c="2"/>jí̜í̜ta <text:s text:c="2"/>já̜á̜y-vay-rà <text:s text:c="2"/>buya̜a̜</text:p>
          </table:table-cell>
          <table:table-cell office:value-type="string" calcext:value-type="string">
            <text:p>3PL-beber <text:s text:c="2"/>JIITA <text:s text:c="2"/>uno.grande-CLASS.ANIM.PL-INAN <text:s text:c="2"/>yuca.cerveza</text:p>
          </table:table-cell>
          <table:table-cell office:value-type="string" calcext:value-type="string">
            <text:p>Los adultos (estaban) bebiendo cerveza de yuca,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tuja̜a̜ rirya̜a̜tu</text:p>
          </table:table-cell>
          <table:table-cell office:value-type="string" calcext:value-type="string">
            <text:p>jatu-ja̜a̜ <text:s text:c="2"/>rirya-jatu</text:p>
          </table:table-cell>
          <table:table-cell office:value-type="string" calcext:value-type="string">
            <text:p>beber-CLASS.líquido <text:s text:c="2"/>3PL-beber</text:p>
          </table:table-cell>
          <table:table-cell office:value-type="string" calcext:value-type="string">
            <text:p>La bebida que ellos (estaban) bebien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̜i̜cánurya sa̜a̜ñá, dantyamúy rája̜a̜vya jiyu</text:p>
          </table:table-cell>
          <table:table-cell office:value-type="string" calcext:value-type="string">
            <text:p>ray-ju̜cánuy-rà <text:s text:c="2"/>sa̜a̜ñá <text:s text:c="2"/>dantya-múy <text:s text:c="2"/>rá-ja̜a̜vya <text:s text:c="2"/>jiyu</text:p>
          </table:table-cell>
          <table:table-cell office:value-type="string" calcext:value-type="string">
            <text:p>1SG-gustar-INAN <text:s text:c="2"/>papaya <text:s text:c="2"/>a.pesar.de.que-NEG <text:s text:c="2"/>INAN-crecer <text:s text:c="2"/>aquí</text:p>
          </table:table-cell>
          <table:table-cell office:value-type="string" calcext:value-type="string">
            <text:p>A mí me gusta la papaya, a pesar de que no crece aqu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iváay ruujyovɨɨmúra nííra rá̜á̜jɨ́ɨ́jʉ, ráñumaa rúpa rávɨɨmu rúújyo</text:p>
          </table:table-cell>
          <table:table-cell office:value-type="string" calcext:value-type="string">
            <text:p>ray-juváay <text:s text:c="2"/>ruuy-jo-vɨɨmu-rà <text:s text:c="2"/>nííra <text:s text:c="2"/>rá-jajɨ́ɨ́-jù̜, <text:s text:c="2"/>rá-y-numaa <text:s text:c="2"/>rúpa <text:s text:c="2"/>rá-vɨɨmu <text:s text:c="2"/>rúúy-jo</text:p>
          </table:table-cell>
          <table:table-cell office:value-type="string" calcext:value-type="string">
            <text:p>1SG-hacer/tocar <text:s text:c="2"/>freír-NOMLZR-adentro-INAN <text:s text:c="2"/>grasa <text:s text:c="2"/>INAN-preceder-ADLAT <text:s text:c="2"/>INAN-AUX.NEG-ahora <text:s text:c="2"/>pegar <text:s text:c="2"/>INAN-adentro <text:s text:c="2"/>freír-NOMLZR</text:p>
          </table:table-cell>
          <table:table-cell office:value-type="string" calcext:value-type="string">
            <text:p>Yo froto la grasa dentro de la sartén primero, para que no se pegue al interior de la sarté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yne y Payne (1990): pp. 324-325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iquito.A7:iquito.AMJ66" table:contains-header="false">
          <table:sort>
            <table:sort-by table:field-number="4" table:data-type="automatic"/>
          </table:sort>
        </table:database-range>
        <table:database-range table:name="__Anonymous_Sheet_DB__5" table:target-range-address="murui.A6:murui.F64">
          <table:sort>
            <table:sort-by table:field-number="4" table:data-type="automatic"/>
          </table:sort>
        </table:database-range>
        <table:database-range table:name="__Anonymous_Sheet_DB__6" table:target-range-address="'kukama-kukamiria'.B42:'kukama-kukamiria'.F67" table:contains-header="false">
          <table:sort>
            <table:sort-by table:field-number="3" table:data-type="automatic"/>
          </table:sort>
        </table:database-range>
        <table:database-range table:name="__Anonymous_Sheet_DB__8" table:target-range-address="urarina.A6:urarina.E61">
          <table:sort>
            <table:sort-by table:field-number="4" table:data-type="automatic"/>
          </table:sort>
        </table:database-range>
        <table:database-range table:name="__Anonymous_Sheet_DB__10" table:target-range-address="yagua.A7:yagua.E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2" svg:font-family="'Liberation Sans'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6:06:09.0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21-02-05T22:35:30Z</meta:creation-date>
    <dc:date>2021-06-28T19:53:01.823000000</dc:date>
    <meta:editing-cycles>60</meta:editing-cycles>
    <meta:editing-duration>PT19H7M19S</meta:editing-duration>
    <meta:document-statistic meta:table-count="11" meta:cell-count="2571" meta:object-count="0"/>
  </office:meta>
</office:document-meta>
</file>